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Tahoma2" svg:font-family="Tahoma"/>
    <style:font-face style:name="Times New Roman3" svg:font-family="'Times New Roman'"/>
    <style:font-face style:name="Courier New" svg:font-family="'Courier New'" style:font-family-generic="modern"/>
    <style:font-face style:name="Courier New1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2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1" svg:font-family="Arial" style:font-family-generic="swiss" style:font-pitch="variable"/>
    <style:font-face style:name="Calibri" svg:font-family="Calibri, 'Trebuchet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8" style:family="table">
      <style:table-properties style:width="17.27cm" fo:margin-left="0cm" table:align="left" style:writing-mode="lr-tb"/>
    </style:style>
    <style:style style:name="Таблица8.A" style:family="table-column">
      <style:table-column-properties style:column-width="1.73cm"/>
    </style:style>
    <style:style style:name="Таблица8.B" style:family="table-column">
      <style:table-column-properties style:column-width="15.54cm"/>
    </style:style>
    <style:style style:name="Таблица8.1" style:family="table-row">
      <style:table-row-properties style:min-row-height="0.609cm" style:use-optimal-row-height="false"/>
    </style:style>
    <style:style style:name="Таблица8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5" style:family="table">
      <style:table-properties style:width="16.499cm" table:align="left" style:writing-mode="lr-tb"/>
    </style:style>
    <style:style style:name="Таблица5.A" style:family="table-column">
      <style:table-column-properties style:column-width="2.05cm"/>
    </style:style>
    <style:style style:name="Таблица5.B" style:family="table-column">
      <style:table-column-properties style:column-width="2.087cm"/>
    </style:style>
    <style:style style:name="Таблица5.C" style:family="table-column">
      <style:table-column-properties style:column-width="2.023cm"/>
    </style:style>
    <style:style style:name="Таблица5.H" style:family="table-column">
      <style:table-column-properties style:column-width="2.12cm"/>
    </style:style>
    <style:style style:name="Таблица5.A1" style:family="table-cell">
      <style:table-cell-properties style:vertical-align="middle" fo:padding="0cm" fo:border-left="0.75pt solid #000000" fo:border-right="none" fo:border-top="0.75pt solid #000000" fo:border-bottom="0.75pt solid #000000"/>
    </style:style>
    <style:style style:name="Таблица5.H1" style:family="table-cell">
      <style:table-cell-properties style:vertical-align="middle" fo:padding="0cm" fo:border="0.75pt solid #000000"/>
    </style:style>
    <style:style style:name="Таблица5.A2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Таблица5.H2" style:family="table-cell">
      <style:table-cell-properties style:vertical-align="middle" fo:padding="0cm" fo:border-left="0.75pt solid #000000" fo:border-right="0.75pt solid #000000" fo:border-top="none" fo:border-bottom="0.75pt solid #000000"/>
    </style:style>
    <style:style style:name="Таблица5.D3" style:family="table-cell">
      <style:table-cell-properties style:vertical-align="middle" fo:background-color="transparent" fo:padding="0cm" fo:border-left="0.75pt solid #000000" fo:border-right="none" fo:border-top="none" fo:border-bottom="0.75pt solid #000000">
        <style:background-image/>
      </style:table-cell-properties>
    </style:style>
    <style:style style:name="Таблица6" style:family="table">
      <style:table-properties style:width="16.499cm" table:align="left" style:writing-mode="lr-tb"/>
    </style:style>
    <style:style style:name="Таблица6.A" style:family="table-column">
      <style:table-column-properties style:column-width="1.736cm"/>
    </style:style>
    <style:style style:name="Таблица6.B" style:family="table-column">
      <style:table-column-properties style:column-width="1.637cm"/>
    </style:style>
    <style:style style:name="Таблица6.J" style:family="table-column">
      <style:table-column-properties style:column-width="1.669cm"/>
    </style:style>
    <style:style style:name="Таблица6.A1" style:family="table-cell">
      <style:table-cell-properties style:vertical-align="middle" fo:padding-left="0.191cm" fo:padding-right="0.191cm" fo:padding-top="0.049cm" fo:padding-bottom="0.049cm" fo:border="1pt solid #000000"/>
    </style:style>
    <style:style style:name="Таблица6.B1" style:family="table-cell">
      <style:table-cell-properties style:vertical-align="middle"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Таблица6.A2" style:family="table-cell">
      <style:table-cell-properties style:vertical-align="middle"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Таблица6.B2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Таблица7" style:family="table">
      <style:table-properties style:width="16.51cm" fo:margin-left="0cm" table:align="left" style:writing-mode="lr-tb"/>
    </style:style>
    <style:style style:name="Таблица7.A" style:family="table-column">
      <style:table-column-properties style:column-width="1.499cm"/>
    </style:style>
    <style:style style:name="Таблица7.B" style:family="table-column">
      <style:table-column-properties style:column-width="2.499cm"/>
    </style:style>
    <style:style style:name="Таблица7.H" style:family="table-column">
      <style:table-column-properties style:column-width="3.014cm"/>
    </style:style>
    <style:style style:name="Таблица7.A1" style:family="table-cell">
      <style:table-cell-properties style:vertical-align="middle" fo:padding-left="0.191cm" fo:padding-right="0.191cm" fo:padding-top="0.049cm" fo:padding-bottom="0.049cm" fo:border="1pt solid #000000"/>
    </style:style>
    <style:style style:name="Таблица7.B1" style:family="table-cell">
      <style:table-cell-properties style:vertical-align="middle"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Таблица7.A2" style:family="table-cell">
      <style:table-cell-properties style:vertical-align="middle"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Таблица7.B2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Таблица1" style:family="table">
      <style:table-properties style:width="13.317cm" fo:margin-left="0cm" table:align="left" style:writing-mode="lr-tb"/>
    </style:style>
    <style:style style:name="Таблица1.A" style:family="table-column">
      <style:table-column-properties style:column-width="1.231cm"/>
    </style:style>
    <style:style style:name="Таблица1.B" style:family="table-column">
      <style:table-column-properties style:column-width="1.212cm"/>
    </style:style>
    <style:style style:name="Таблица1.C" style:family="table-column">
      <style:table-column-properties style:column-width="1.201cm"/>
    </style:style>
    <style:style style:name="Таблица1.D" style:family="table-column">
      <style:table-column-properties style:column-width="1.21cm"/>
    </style:style>
    <style:style style:name="Таблица1.F" style:family="table-column">
      <style:table-column-properties style:column-width="1.215cm"/>
    </style:style>
    <style:style style:name="Таблица1.G" style:family="table-column">
      <style:table-column-properties style:column-width="1.205cm"/>
    </style:style>
    <style:style style:name="Таблица1.H" style:family="table-column">
      <style:table-column-properties style:column-width="1.224cm"/>
    </style:style>
    <style:style style:name="Таблица1.I" style:family="table-column">
      <style:table-column-properties style:column-width="1.169cm"/>
    </style:style>
    <style:style style:name="Таблица1.J" style:family="table-column">
      <style:table-column-properties style:column-width="1.233cm"/>
    </style:style>
    <style:style style:name="Таблица1.K" style:family="table-column">
      <style:table-column-properties style:column-width="1.207cm"/>
    </style:style>
    <style:style style:name="Таблица1.A1" style:family="table-cell">
      <style:table-cell-properties fo:padding-left="0.191cm" fo:padding-right="0.191cm" fo:padding-top="0cm" fo:padding-bottom="0cm" fo:border="0.5pt solid #000000"/>
    </style:style>
    <style:style style:name="Таблица2" style:family="table">
      <style:table-properties style:width="16.88cm" fo:margin-left="0cm" table:align="left" style:writing-mode="lr-tb"/>
    </style:style>
    <style:style style:name="Таблица2.A" style:family="table-column">
      <style:table-column-properties style:column-width="8.438cm"/>
    </style:style>
    <style:style style:name="Таблица2.B" style:family="table-column">
      <style:table-column-properties style:column-width="8.442cm"/>
    </style:style>
    <style:style style:name="Таблица2.A1" style:family="table-cell">
      <style:table-cell-properties fo:padding-left="0.191cm" fo:padding-right="0.191cm" fo:padding-top="0cm" fo:padding-bottom="0cm" fo:border="0.5pt solid #000000"/>
    </style:style>
    <style:style style:name="Таблица3" style:family="table">
      <style:table-properties style:width="16.88cm" fo:margin-left="0cm" table:align="left" style:writing-mode="lr-tb"/>
    </style:style>
    <style:style style:name="Таблица3.A" style:family="table-column">
      <style:table-column-properties style:column-width="1.124cm"/>
    </style:style>
    <style:style style:name="Таблица3.B" style:family="table-column">
      <style:table-column-properties style:column-width="1.125cm"/>
    </style:style>
    <style:style style:name="Таблица3.O" style:family="table-column">
      <style:table-column-properties style:column-width="1.127cm"/>
    </style:style>
    <style:style style:name="Таблица3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Drawing">
      <style:text-properties officeooo:paragraph-rsid="0015b0a3"/>
    </style:style>
    <style:style style:name="P2" style:family="paragraph" style:parent-style-name="Drawing">
      <style:text-properties officeooo:paragraph-rsid="00164154"/>
    </style:style>
    <style:style style:name="P3" style:family="paragraph" style:parent-style-name="Drawing">
      <style:text-properties officeooo:paragraph-rsid="00193ab6"/>
    </style:style>
    <style:style style:name="P4" style:family="paragraph" style:parent-style-name="Preformatted_20_Text">
      <style:text-properties officeooo:rsid="002c562b" officeooo:paragraph-rsid="001d25b9"/>
    </style:style>
    <style:style style:name="P5" style:family="paragraph" style:parent-style-name="Preformatted_20_Text">
      <style:text-properties officeooo:paragraph-rsid="0034832b"/>
    </style:style>
    <style:style style:name="P6" style:family="paragraph" style:parent-style-name="Text_20_body">
      <style:text-properties officeooo:paragraph-rsid="000d82c1"/>
    </style:style>
    <style:style style:name="P7" style:family="paragraph" style:parent-style-name="Text_20_body">
      <style:text-properties officeooo:rsid="0013bfd8" officeooo:paragraph-rsid="000d82c1"/>
    </style:style>
    <style:style style:name="P8" style:family="paragraph" style:parent-style-name="Text_20_body">
      <style:text-properties officeooo:rsid="0015b0a3" officeooo:paragraph-rsid="0015b0a3"/>
    </style:style>
    <style:style style:name="P9" style:family="paragraph" style:parent-style-name="Text_20_body">
      <style:text-properties officeooo:paragraph-rsid="0015b0a3"/>
    </style:style>
    <style:style style:name="P10" style:family="paragraph" style:parent-style-name="Text_20_body">
      <style:text-properties officeooo:paragraph-rsid="00164154"/>
    </style:style>
    <style:style style:name="P11" style:family="paragraph" style:parent-style-name="Text_20_body">
      <style:text-properties officeooo:paragraph-rsid="0017dbef"/>
    </style:style>
    <style:style style:name="P12" style:family="paragraph" style:parent-style-name="Text_20_body">
      <style:text-properties officeooo:paragraph-rsid="0017f48c"/>
    </style:style>
    <style:style style:name="P13" style:family="paragraph" style:parent-style-name="Text_20_body">
      <style:text-properties officeooo:rsid="0017f48c" officeooo:paragraph-rsid="0017fbd5"/>
    </style:style>
    <style:style style:name="P14" style:family="paragraph" style:parent-style-name="Text_20_body">
      <style:text-properties officeooo:rsid="0017f48c" officeooo:paragraph-rsid="0017f48c"/>
    </style:style>
    <style:style style:name="P15" style:family="paragraph" style:parent-style-name="Text_20_body">
      <style:text-properties officeooo:rsid="0017dbef" officeooo:paragraph-rsid="0017dbef"/>
    </style:style>
    <style:style style:name="P16" style:family="paragraph" style:parent-style-name="Text_20_body">
      <style:text-properties officeooo:paragraph-rsid="001d25b9"/>
    </style:style>
    <style:style style:name="P17" style:family="paragraph" style:parent-style-name="Text_20_body">
      <style:text-properties officeooo:rsid="001d25b9" officeooo:paragraph-rsid="001d25b9"/>
    </style:style>
    <style:style style:name="P18" style:family="paragraph" style:parent-style-name="Text_20_body">
      <style:text-properties officeooo:rsid="002cbec3" officeooo:paragraph-rsid="002cbec3"/>
    </style:style>
    <style:style style:name="P19" style:family="paragraph" style:parent-style-name="Text_20_body">
      <style:text-properties officeooo:rsid="002e4fc2" officeooo:paragraph-rsid="0030dbcb"/>
    </style:style>
    <style:style style:name="P20" style:family="paragraph" style:parent-style-name="Text_20_body">
      <style:text-properties officeooo:rsid="002e4fc2" officeooo:paragraph-rsid="002e4fc2"/>
    </style:style>
    <style:style style:name="P21" style:family="paragraph" style:parent-style-name="Text_20_body">
      <style:text-properties officeooo:rsid="0023f624" officeooo:paragraph-rsid="0023f624"/>
    </style:style>
    <style:style style:name="P22" style:family="paragraph" style:parent-style-name="Text_20_body">
      <style:text-properties officeooo:paragraph-rsid="00259ec1"/>
    </style:style>
    <style:style style:name="P23" style:family="paragraph" style:parent-style-name="Text_20_body">
      <style:text-properties officeooo:paragraph-rsid="002e579a"/>
    </style:style>
    <style:style style:name="P24" style:family="paragraph" style:parent-style-name="Text_20_body">
      <style:text-properties officeooo:rsid="002e579a" officeooo:paragraph-rsid="002e579a"/>
    </style:style>
    <style:style style:name="P25" style:family="paragraph" style:parent-style-name="Text_20_body">
      <style:text-properties officeooo:paragraph-rsid="0034832b"/>
    </style:style>
    <style:style style:name="P26" style:family="paragraph" style:parent-style-name="Text_20_body">
      <style:text-properties officeooo:paragraph-rsid="0037ad01"/>
    </style:style>
    <style:style style:name="P27" style:family="paragraph" style:parent-style-name="Text_20_body">
      <style:text-properties officeooo:rsid="003b0ccf" officeooo:paragraph-rsid="0045aac6"/>
    </style:style>
    <style:style style:name="P28" style:family="paragraph" style:parent-style-name="Text_20_body">
      <style:text-properties officeooo:rsid="003b0ccf" officeooo:paragraph-rsid="0047f6b7"/>
    </style:style>
    <style:style style:name="P29" style:family="paragraph" style:parent-style-name="Text_20_body">
      <style:text-properties officeooo:paragraph-rsid="003bdbc8"/>
    </style:style>
    <style:style style:name="P30" style:family="paragraph" style:parent-style-name="Text_20_body">
      <style:text-properties officeooo:paragraph-rsid="0042b590"/>
    </style:style>
    <style:style style:name="P31" style:family="paragraph" style:parent-style-name="Text_20_body">
      <style:text-properties officeooo:rsid="0043ad7e" officeooo:paragraph-rsid="0047f6b7"/>
    </style:style>
    <style:style style:name="P32" style:family="paragraph" style:parent-style-name="Text_20_body">
      <style:text-properties officeooo:paragraph-rsid="0045aac6"/>
    </style:style>
    <style:style style:name="P33" style:family="paragraph" style:parent-style-name="Text_20_body">
      <style:text-properties officeooo:paragraph-rsid="00471f51"/>
    </style:style>
    <style:style style:name="P34" style:family="paragraph" style:parent-style-name="Text_20_body">
      <style:text-properties officeooo:paragraph-rsid="0047f6b7"/>
    </style:style>
    <style:style style:name="P35" style:family="paragraph" style:parent-style-name="Text_20_body">
      <style:text-properties officeooo:rsid="0047f6b7" officeooo:paragraph-rsid="0047f6b7"/>
    </style:style>
    <style:style style:name="P36" style:family="paragraph" style:parent-style-name="Text_20_body">
      <style:text-properties fo:font-style="italic" officeooo:rsid="0047f6b7" officeooo:paragraph-rsid="0047f6b7" style:font-style-asian="italic" style:font-style-complex="italic"/>
    </style:style>
    <style:style style:name="P37" style:family="paragraph" style:parent-style-name="Text_20_body">
      <style:text-properties officeooo:rsid="003bdbc8" officeooo:paragraph-rsid="003bdbc8"/>
    </style:style>
    <style:style style:name="P38" style:family="paragraph" style:parent-style-name="Text_20_body">
      <style:text-properties officeooo:rsid="003cc416" officeooo:paragraph-rsid="004ea0b4"/>
    </style:style>
    <style:style style:name="P39" style:family="paragraph" style:parent-style-name="Основной_20_текст_20_без_20_отступа">
      <style:text-properties officeooo:paragraph-rsid="001d25b9"/>
    </style:style>
    <style:style style:name="P40" style:family="paragraph" style:parent-style-name="Основной_20_текст_20_без_20_отступа">
      <style:text-properties officeooo:rsid="001d25b9" officeooo:paragraph-rsid="001d25b9"/>
    </style:style>
    <style:style style:name="P41" style:family="paragraph" style:parent-style-name="Основной_20_текст_20_без_20_отступа">
      <style:text-properties officeooo:paragraph-rsid="0034832b"/>
    </style:style>
    <style:style style:name="P42" style:family="paragraph" style:parent-style-name="Текст_20_в_20_заданном_20_формате_20_без_20_отступа_20_мелкий">
      <style:text-properties officeooo:rsid="0034938a" officeooo:paragraph-rsid="001d25b9"/>
    </style:style>
    <style:style style:name="P43" style:family="paragraph" style:parent-style-name="Текст_20_в_20_заданном_20_формате_20_без_20_отступа_20_мелкий">
      <style:text-properties officeooo:paragraph-rsid="001d25b9"/>
    </style:style>
    <style:style style:name="P44" style:family="paragraph" style:parent-style-name="Текст_20_в_20_заданном_20_формате_20_без_20_отступа_20_мелкий">
      <style:text-properties officeooo:rsid="001d25b9" officeooo:paragraph-rsid="001d25b9"/>
    </style:style>
    <style:style style:name="P45" style:family="paragraph" style:parent-style-name="Standard">
      <style:text-properties officeooo:rsid="001d25b9" officeooo:paragraph-rsid="001d25b9"/>
    </style:style>
    <style:style style:name="P46" style:family="paragraph" style:parent-style-name="Table_20_Heading">
      <style:text-properties officeooo:rsid="001d5c59" officeooo:paragraph-rsid="0015b0a3"/>
    </style:style>
    <style:style style:name="P47" style:family="paragraph" style:parent-style-name="Table_20_Heading">
      <style:text-properties officeooo:rsid="001d5c59" officeooo:paragraph-rsid="0017dbef"/>
    </style:style>
    <style:style style:name="P48" style:family="paragraph" style:parent-style-name="Table_20_Heading">
      <style:text-properties officeooo:paragraph-rsid="002e579a"/>
    </style:style>
    <style:style style:name="P49" style:family="paragraph" style:parent-style-name="Table_20_Contents">
      <style:text-properties officeooo:paragraph-rsid="002e579a"/>
    </style:style>
    <style:style style:name="P50" style:family="paragraph" style:parent-style-name="Table_20_Contents">
      <style:text-properties officeooo:paragraph-rsid="0034832b"/>
    </style:style>
    <style:style style:name="P51" style:family="paragraph" style:parent-style-name="Table_20_Contents">
      <style:text-properties officeooo:rsid="003bdbc8" officeooo:paragraph-rsid="003bdbc8"/>
    </style:style>
    <style:style style:name="P52" style:family="paragraph" style:parent-style-name="Heading_20_1">
      <style:text-properties officeooo:rsid="000d5e81" officeooo:paragraph-rsid="0032b8aa"/>
    </style:style>
    <style:style style:name="P53" style:family="paragraph" style:parent-style-name="Footnote">
      <style:text-properties officeooo:paragraph-rsid="0039c5d1"/>
    </style:style>
    <style:style style:name="P54" style:family="paragraph" style:parent-style-name="Текст_20_сноски">
      <style:paragraph-properties fo:text-align="justify" style:justify-single-word="false"/>
    </style:style>
    <style:style style:name="P55" style:family="paragraph" style:parent-style-name="Heading_20_1" style:master-page-name="Standard">
      <style:paragraph-properties style:page-number="auto"/>
    </style:style>
    <style:style style:name="P56" style:family="paragraph" style:parent-style-name="Heading_20_4">
      <style:text-properties officeooo:paragraph-rsid="001d25b9"/>
    </style:style>
    <style:style style:name="P57" style:family="paragraph" style:parent-style-name="Heading_20_4">
      <style:text-properties officeooo:rsid="002b321e" officeooo:paragraph-rsid="001d25b9"/>
    </style:style>
    <style:style style:name="P58" style:family="paragraph" style:parent-style-name="Heading_20_2">
      <style:text-properties officeooo:paragraph-rsid="0034832b"/>
    </style:style>
    <style:style style:name="P59" style:family="paragraph" style:parent-style-name="Heading_20_2">
      <style:text-properties officeooo:paragraph-rsid="0034832b" style:font-name-asian="Times New Roman2" style:font-name-complex="Times New Roman2" style:font-size-complex="3pt"/>
    </style:style>
    <style:style style:name="P60" style:family="paragraph" style:parent-style-name="Heading_20_3">
      <style:text-properties officeooo:rsid="002e579a" officeooo:paragraph-rsid="002e579a"/>
    </style:style>
    <style:style style:name="P61" style:family="paragraph" style:parent-style-name="Heading_20_3">
      <style:text-properties officeooo:paragraph-rsid="001d25b9"/>
    </style:style>
    <style:style style:name="P62" style:family="paragraph" style:parent-style-name="Text_20_body">
      <style:text-properties officeooo:rsid="0042b590" officeooo:paragraph-rsid="003bdbc8"/>
    </style:style>
    <style:style style:name="P63" style:family="paragraph">
      <style:paragraph-properties style:writing-mode="lr-tb"/>
    </style:style>
    <style:style style:name="P64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P65" style:family="paragraph">
      <loext:graphic-properties draw:fill="none"/>
    </style:style>
    <style:style style:name="T1" style:family="text">
      <style:text-properties officeooo:rsid="000d82c1"/>
    </style:style>
    <style:style style:name="T2" style:family="text">
      <style:text-properties officeooo:rsid="0015b0a3"/>
    </style:style>
    <style:style style:name="T3" style:family="text">
      <style:text-properties officeooo:rsid="001d5c59"/>
    </style:style>
    <style:style style:name="T4" style:family="text">
      <style:text-properties officeooo:rsid="00164154"/>
    </style:style>
    <style:style style:name="T5" style:family="text">
      <style:text-properties officeooo:rsid="0017dbef"/>
    </style:style>
    <style:style style:name="T6" style:family="text">
      <style:text-properties officeooo:rsid="0017f48c"/>
    </style:style>
    <style:style style:name="T7" style:family="text">
      <style:text-properties officeooo:rsid="0017fbd5"/>
    </style:style>
    <style:style style:name="T8" style:family="text">
      <style:text-properties officeooo:rsid="002b321e"/>
    </style:style>
    <style:style style:name="T9" style:family="text">
      <style:text-properties fo:font-weight="bold"/>
    </style:style>
    <style:style style:name="T10" style:family="text">
      <style:text-properties officeooo:rsid="002e1849"/>
    </style:style>
    <style:style style:name="T11" style:family="text">
      <style:text-properties officeooo:rsid="003460ea"/>
    </style:style>
    <style:style style:name="T12" style:family="text">
      <style:text-properties style:text-position="sub 58%" officeooo:rsid="003460ea"/>
    </style:style>
    <style:style style:name="T13" style:family="text">
      <style:text-properties officeooo:rsid="001d25b9"/>
    </style:style>
    <style:style style:name="T14" style:family="text">
      <style:text-properties officeooo:rsid="002fcfdf"/>
    </style:style>
    <style:style style:name="T15" style:family="text">
      <style:text-properties officeooo:rsid="002e4fc2"/>
    </style:style>
    <style:style style:name="T16" style:family="text">
      <style:text-properties officeooo:rsid="0032ce06"/>
    </style:style>
    <style:style style:name="T17" style:family="text">
      <style:text-properties officeooo:rsid="00128baf"/>
    </style:style>
    <style:style style:name="T18" style:family="text">
      <style:text-properties fo:language="ru" fo:country="RU"/>
    </style:style>
    <style:style style:name="T19" style:family="text">
      <style:text-properties fo:language="ru" fo:country="RU" officeooo:rsid="003bdbc8"/>
    </style:style>
    <style:style style:name="T20" style:family="text">
      <style:text-properties officeooo:rsid="002edc67"/>
    </style:style>
    <style:style style:name="T21" style:family="text">
      <style:text-properties officeooo:rsid="0032b8aa"/>
    </style:style>
    <style:style style:name="T22" style:family="text">
      <style:text-properties style:font-name="Times New Roman2" style:font-name-complex="Times New Roman2"/>
    </style:style>
    <style:style style:name="T23" style:family="text">
      <style:text-properties style:font-name="Times New Roman2" officeooo:rsid="003bdbc8" style:font-name-complex="Times New Roman2"/>
    </style:style>
    <style:style style:name="T24" style:family="text">
      <style:text-properties style:font-name="Times New Roman2" officeooo:rsid="003dc56f" style:font-name-complex="Times New Roman2"/>
    </style:style>
    <style:style style:name="T25" style:family="text">
      <style:text-properties style:font-name="Times New Roman2" officeooo:rsid="0042b590" style:font-name-complex="Times New Roman2"/>
    </style:style>
    <style:style style:name="T26" style:family="text">
      <style:text-properties style:font-name="Times New Roman2" style:font-name-asian="Times New Roman2" style:font-name-complex="Times New Roman2"/>
    </style:style>
    <style:style style:name="T27" style:family="text">
      <style:text-properties style:font-name="Times New Roman2" officeooo:rsid="0047f6b7" style:font-name-asian="Times New Roman2" style:font-name-complex="Times New Roman2"/>
    </style:style>
    <style:style style:name="T28" style:family="text">
      <style:text-properties style:font-name="Times New Roman2" fo:language="ru" fo:country="RU" officeooo:rsid="003bdbc8" style:font-name-complex="Times New Roman2"/>
    </style:style>
    <style:style style:name="T29" style:family="text">
      <style:text-properties style:font-name="Times New Roman2" fo:font-style="italic" style:font-style-asian="italic" style:font-name-complex="Times New Roman2" style:font-style-complex="italic"/>
    </style:style>
    <style:style style:name="T30" style:family="text">
      <style:text-properties style:font-name="Times New Roman2" fo:font-style="italic" style:font-name-asian="Times New Roman2" style:font-style-asian="italic" style:font-name-complex="Times New Roman2" style:font-style-complex="italic"/>
    </style:style>
    <style:style style:name="T31" style:family="text">
      <style:text-properties style:font-name="Times New Roman2" fo:font-style="italic" officeooo:rsid="0050115f" style:font-name-asian="Times New Roman2" style:font-style-asian="italic" style:font-name-complex="Times New Roman2" style:font-style-complex="italic"/>
    </style:style>
    <style:style style:name="T32" style:family="text">
      <style:text-properties fo:language="en" fo:country="US"/>
    </style:style>
    <style:style style:name="T33" style:family="text">
      <style:text-properties style:text-position="super 64%"/>
    </style:style>
    <style:style style:name="T34" style:family="text">
      <style:text-properties fo:font-size="12pt" fo:language="en" fo:country="US" style:font-size-asian="12pt" style:font-size-complex="12pt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font-size="12pt" officeooo:rsid="0041393a" style:font-size-asian="12pt" style:font-size-complex="12pt"/>
    </style:style>
    <style:style style:name="T37" style:family="text">
      <style:text-properties fo:font-size="12pt" officeooo:rsid="0047f6b7" style:font-size-asian="12pt" style:font-size-complex="12pt"/>
    </style:style>
    <style:style style:name="T38" style:family="text">
      <style:text-properties fo:font-style="italic" style:font-style-asian="italic"/>
    </style:style>
    <style:style style:name="T39" style:family="text">
      <style:text-properties officeooo:rsid="0037ad01"/>
    </style:style>
    <style:style style:name="T40" style:family="text">
      <style:text-properties officeooo:rsid="0018a42b"/>
    </style:style>
    <style:style style:name="T41" style:family="text">
      <style:text-properties officeooo:rsid="0039c5d1"/>
    </style:style>
    <style:style style:name="T42" style:family="text">
      <style:text-properties officeooo:rsid="003b0ccf"/>
    </style:style>
    <style:style style:name="T43" style:family="text">
      <style:text-properties officeooo:rsid="003bdbc8"/>
    </style:style>
    <style:style style:name="T44" style:family="text">
      <style:text-properties officeooo:rsid="003fab0c"/>
    </style:style>
    <style:style style:name="T45" style:family="text">
      <style:text-properties officeooo:rsid="0042b590"/>
    </style:style>
    <style:style style:name="T46" style:family="text">
      <style:text-properties officeooo:rsid="0043fc5a"/>
    </style:style>
    <style:style style:name="T47" style:family="text">
      <style:text-properties officeooo:rsid="0045aac6"/>
    </style:style>
    <style:style style:name="T48" style:family="text">
      <style:text-properties officeooo:rsid="0047f6b7"/>
    </style:style>
    <style:style style:name="T49" style:family="text">
      <style:text-properties officeooo:rsid="004a56fc"/>
    </style:style>
    <style:style style:name="T50" style:family="text">
      <style:text-properties officeooo:rsid="004c48f8"/>
    </style:style>
    <style:style style:name="T51" style:family="text">
      <style:text-properties officeooo:rsid="004dad68"/>
    </style:style>
    <style:style style:name="T52" style:family="text">
      <style:text-properties officeooo:rsid="004ea0b4"/>
    </style:style>
    <style:style style:name="T53" style:family="text">
      <style:text-properties fo:language="en" fo:country="GB"/>
    </style:style>
    <style:style style:name="T54" style:family="text">
      <style:text-properties fo:font-size="7pt" style:font-size-asian="7pt" style:font-size-complex="7pt"/>
    </style:style>
    <style:style style:name="T55" style:family="text">
      <style:text-properties fo:font-size="8pt" style:font-size-asian="8pt" style:font-size-complex="8pt"/>
    </style:style>
    <style:style style:name="gr1" style:family="graphic">
      <style:graphic-properties style:run-through="background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svg:stroke-opacity="100%" draw:stroke-linejoin="miter" draw:fill="solid" draw:fill-color="#ffffff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 style:run-through="background"/>
    </style:style>
    <style:style style:name="gr3" style:family="graphic">
      <style:graphic-properties draw:stroke="solid" svg:stroke-width="0.026cm" svg:stroke-color="#000000" svg:stroke-opacity="100%" draw:stroke-linejoin="round" draw:fill="none" fo:padding-top="0cm" fo:padding-bottom="0cm" fo:padding-left="0cm" fo:padding-right="0cm" style:run-through="background"/>
    </style:style>
    <style:style style:name="gr4" style:family="graphic">
      <style:graphic-properties draw:stroke="solid" svg:stroke-width="0.026cm" svg:stroke-color="#000000" svg:stroke-opacity="100%" draw:stroke-linejoin="round" draw:fill="solid" draw:fill-color="#ffffff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Лабораторная работа № <text:span text:style-name="T42">4</text:span></text:p>
      <text:p text:style-name="P52">Алгоритмы сжатия данных без учёта контекста <text:span text:style-name="T20">(энтропийного сжатия), формирующие разделимые коды</text:span><text:span text:style-name="T20"><text:note text:id="ftn1" text:note-class="footnote"><text:note-citation>1</text:note-citation><text:note-body><text:p text:style-name="P53"><text:span text:style-name="T40">Особая благодарность Татьяне Владимировне Жертуновой за помощь в разработке и Даниилу </text:span>Вадимович<text:span text:style-name="T41">у</text:span> <text:span text:style-name="T21">Денисенко за уточнение формулировок задания и порядка выполнения</text:span></text:p></text:note-body></text:note></text:span></text:p>
      <text:p text:style-name="P6"><text:span text:style-name="Strong_20_Emphasis">Цель работы:</text:span> <text:span text:style-name="T1">провести экспериментальное исследование эффективности методов сжатия Хаффмана и Шеннона—Фано на примере сжатия текстовой информации.</text:span></text:p>
      <text:h text:style-name="P58" text:outline-level="2">Задание на лабораторную работу</text:h>
      <text:p text:style-name="P36">Внимание! У задания на данную лабораторную работу возможны два уровня сложности — «а» и «б». Требуется выполнить только один из них, выбор осуществляется командой-разработчиком.</text:p>
      <text:p text:style-name="P35"><text:span text:style-name="Основной_20_шрифт_20_абзаца"><text:span text:style-name="T29">При выполнении</text:span></text:span><text:span text:style-name="Основной_20_шрифт_20_абзаца"><text:span text:style-name="T30"> заданий уровня «а» максимальная оценка за л/р будет составлять </text:span></text:span><text:span text:style-name="Основной_20_шрифт_20_абзаца"><text:span text:style-name="T31">9</text:span></text:span><text:span text:style-name="Основной_20_шрифт_20_абзаца"><text:span text:style-name="T30"> баллов, при выполнения уровня «б» — </text:span></text:span><text:span text:style-name="Основной_20_шрифт_20_абзаца"><text:span text:style-name="T31">5</text:span></text:span><text:span text:style-name="Основной_20_шрифт_20_абзаца"><text:span text:style-name="T30"> балл</text:span></text:span><text:span text:style-name="Основной_20_шрифт_20_абзаца"><text:span text:style-name="T31">ов</text:span></text:span><text:span text:style-name="Основной_20_шрифт_20_абзаца"><text:span text:style-name="T30">. </text:span></text:span></text:p>
      <text:p text:style-name="P25">1. Изучить сжатие информации, используя алгоритмы кодирования методами Шеннона—Фано <text:span text:style-name="T42">и</text:span> Хаффмана.</text:p>
      <text:p text:style-name="P25">2. Изучить свободные библиотеки, реализующие данные алгоритмы.</text:p>
      <text:p text:style-name="P25">3. Разработать формат файла-архива, хранящего <text:span text:style-name="T45">заголовок, данные, необходимые для декодирования</text:span> <text:span text:style-name="T45">и закодированные</text:span> данные. Заголовок должен содержать сигнатуру (<text:span text:style-name="T42">постоянную для команды</text:span> и уникальную в пределах группы), <text:span text:style-name="T42">а также иные</text:span> данные, необходимые для различения формата и декодирования файла-архива. </text:p>
      <text:p text:style-name="P28">Выбранные в данной лабораторной работе сигнатуру и формат файла необходимо использовать во всех позднейших программах кодирования/декодирования, соответственно, некоторые элементы формата будут зависеть от алгоритма кодирования.</text:p>
      <text:p text:style-name="P34">Описать структуру файла-архива в отчёте.</text:p>
      <text:p text:style-name="P31"><text:span text:style-name="T48">4. </text:span>Разработать дополнение к формату, подробно описывающее хранение данных, необходимых для используемого в данной лабораторной работе <text:span text:style-name="T46">алгоритма сжатия</text:span> (в соответствии с вариантом).</text:p>
      <text:p text:style-name="P30"><text:soft-page-break/><text:span text:style-name="T45">5а. Н</text:span>аписать программу кодирования/декодирования (с использованием существующих библиотек или с нуля), использующую разработанный формат для кодирования/декодирования в соответствии с вариантом.</text:p>
      <text:p text:style-name="P37">В простейшем случае программа, подобно gzip, должна уменьшать размер одного файла (не только текстового, но и любого бинарного) и восстанавливать его в исходном виде.</text:p>
      <text:p text:style-name="Text_20_body"><text:span text:style-name="T49">Ф</text:span>ункционал <text:span text:style-name="T49">программы:</text:span></text:p>
      <text:p text:style-name="P32">— на вход программы поступает либо файл, содержащий исходный текст, либо файл-архив, содержащий заголовок (разработанная сигнатура файла и, при необходимости, дополнительная информация для распаковки) и сжатые данные. Режим работы (сжатие, распаковка, тестирование<text:span text:style-name="Знак_20_сноски"><text:note text:id="ftn2" text:note-class="footnote"><text:note-citation>2</text:note-citation><text:note-body><text:p text:style-name="P54"><text:span text:style-name="Основной_20_шрифт_20_абзаца"><text:span text:style-name="T22"><text:s/></text:span></text:span><text:span text:style-name="Основной_20_шрифт_20_абзаца"><text:span text:style-name="T26">В простейшем случае предполагается проверка целостности заголовка файла.</text:span></text:span></text:p></text:note-body></text:note></text:span> архива, просмотр содержимого архива<text:span text:style-name="Знак_20_сноски"><text:note text:id="ftn3" text:note-class="footnote"><text:note-citation>3</text:note-citation><text:note-body><text:p text:style-name="P54"><text:span text:style-name="Основной_20_шрифт_20_абзаца"><text:span text:style-name="T22"><text:s/>Достаточно вывести названия файлов, хранящихся в архиве, и их формат.</text:span></text:span></text:p></text:note-body></text:note></text:span>) задаётся с помощью параметров командной строки, с помощью <text:span text:style-name="Основной_20_шрифт_20_абзаца"><text:span text:style-name="T32">GUI</text:span></text:span>, либо выбирается исходя из анализа заголовка входного файла;</text:p>
      <text:p text:style-name="P32">— в режиме сжатия программа в результате обработки исходного файла формирует файл-архив, содержащий сжатые данные и необходимую для их распаковки информацию (дерево или таблица кодов, частоты и т. п.);</text:p>
      <text:p text:style-name="P32">— в режиме распаковки программа анализирует файл-архив и восстанавливает исходный файл (если формат архива соответствует разработанному ранее).</text:p>
      <text:p text:style-name="P27">Если сигнатура и формат архива соответствует разработанным данной командой, <text:span text:style-name="T44">но архив создан программой из другой лабораторной работы, в режимах распаковки и тестирования необходимо вывести сообщение об этом.</text:span></text:p>
      <text:p text:style-name="P32"><text:span text:style-name="T48">5б</text:span> (<text:span text:style-name="Основной_20_шрифт_20_абзаца"><text:span text:style-name="T34">max</text:span></text:span><text:span text:style-name="Основной_20_шрифт_20_абзаца"><text:span text:style-name="T35"> за </text:span></text:span><text:span text:style-name="Основной_20_шрифт_20_абзаца"><text:span text:style-name="T37">л/р</text:span></text:span><text:span text:style-name="Основной_20_шрифт_20_абзаца"><text:span text:style-name="T35"> </text:span></text:span><text:span text:style-name="Основной_20_шрифт_20_абзаца"><text:span text:style-name="T36">—</text:span></text:span><text:span text:style-name="Основной_20_шрифт_20_абзаца"><text:span text:style-name="T35"> 4 балла</text:span></text:span>)<text:span text:style-name="Знак_20_сноски"><text:note text:id="ftn4" text:note-class="footnote"><text:note-citation>4</text:note-citation><text:note-body><text:p text:style-name="P54"><text:span text:style-name="Основной_20_шрифт_20_абзаца"><text:span text:style-name="T22"><text:s/></text:span></text:span><text:span text:style-name="Основной_20_шрифт_20_абзаца"><text:span text:style-name="T26">Задание </text:span></text:span><text:span text:style-name="Основной_20_шрифт_20_абзаца"><text:span text:style-name="T27">«б»</text:span></text:span><text:span text:style-name="Основной_20_шрифт_20_абзаца"><text:span text:style-name="T26"> выполняется вместо задания </text:span></text:span><text:span text:style-name="Основной_20_шрифт_20_абзаца"><text:span text:style-name="T27">«а»</text:span></text:span><text:span text:style-name="Основной_20_шрифт_20_абзаца"><text:span text:style-name="T26">, но в этом случае максимум за ЛР будет составлять 4 балла.</text:span></text:span></text:p></text:note-body></text:note></text:span>. Изучите демонстрационную программу выбранной библиотеки или аналогичную утилиту для кодирования/декодирования в соответствии со своим вариантом и опишите используемый ими формат в отчёте.</text:p>
      <text:p text:style-name="P29"><text:span text:style-name="T45">6</text:span> <text:span text:style-name="Emphasis"><text:s/></text:span><text:span text:style-name="Emphasis"><text:span text:style-name="T18">(необязательное задание, +</text:span></text:span><text:span text:style-name="Emphasis"><text:span text:style-name="T19">2</text:span></text:span><text:span text:style-name="Emphasis"><text:span text:style-name="T18"> балл</text:span></text:span><text:span text:style-name="Emphasis"><text:span text:style-name="T19">а</text:span></text:span><text:span text:style-name="Emphasis"><text:span text:style-name="T18">).</text:span></text:span> <text:span text:style-name="T43">Предусмотреть в программе </text:span><text:span text:style-name="Основной_20_шрифт_20_абзаца"><text:span text:style-name="T23">возможность сжать в один архив несколько файлов </text:span></text:span><text:span text:style-name="Основной_20_шрифт_20_абзаца"><text:span text:style-name="T24">и восстановить их с прежними именами</text:span></text:span><text:span text:style-name="Основной_20_шрифт_20_абзаца"><text:span text:style-name="T23">, причём эта возможность должна быть учтена при разработке заголовка архива. При этом нет необходимости сжимать папки.</text:span></text:span></text:p>
      <text:p text:style-name="P29"><text:soft-page-break/><text:span text:style-name="Основной_20_шрифт_20_абзаца"><text:span text:style-name="T25">7</text:span></text:span><text:span text:style-name="Основной_20_шрифт_20_абзаца"><text:span text:style-name="T23"> </text:span></text:span><text:span text:style-name="Emphasis"><text:span text:style-name="T23"><text:s/></text:span></text:span><text:span text:style-name="Emphasis"><text:span text:style-name="T28">(необязательное задание, +2 балла).</text:span></text:span><text:span text:style-name="Основной_20_шрифт_20_абзаца"><text:span text:style-name="T23"> Предусмотреть в программе возможность сжать не только несколько файлов, но и иерархическую структуру папок.</text:span></text:span></text:p>
      <text:p text:style-name="P62">8. Сравнить размеры сжатых файлов с теоретически возможным пределом сжатия (количеством информации), а также с исходными размерами.</text:p>
      <text:p text:style-name="P33">7 <text:span text:style-name="Основной_20_шрифт_20_абзаца"><text:span text:style-name="T38">(необязательное задание, +1 балл)</text:span></text:span>. <text:span text:style-name="T50">С</text:span>равнить длину файлов в случае адаптивного сжатия и сжатия с добавлением информации о частотах в файл. Объяснить различия в полученных в результате сжатия файлах, а также в способах кодирования/декодирования между адаптивным и неадаптивным алгоритмами.</text:p>
      <text:h text:style-name="P59" text:outline-level="2">Варианты заданий</text:h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51">1</text:p>
          </table:table-cell>
          <table:table-cell table:style-name="Таблица8.A1" office:value-type="string">
            <text:p text:style-name="P50">Метод Шеннона—Фано</text:p>
          </table:table-cell>
        </table:table-row>
        <table:table-row table:style-name="Таблица8.1">
          <table:table-cell table:style-name="Таблица8.A1" office:value-type="string">
            <text:p text:style-name="P51">2</text:p>
          </table:table-cell>
          <table:table-cell table:style-name="Таблица8.A1" office:value-type="string">
            <text:p text:style-name="P50">Метод Хаффмана</text:p>
          </table:table-cell>
        </table:table-row>
      </table:table>
      <text:h text:style-name="P58" text:outline-level="2">Порядок выполнения работы</text:h>
      <text:p text:style-name="P25">1. В таблице заданий выберите свой вариант, определив его по формуле</text:p>
      <text:p text:style-name="P5">(№ <text:span text:style-name="T42">команды</text:span> — 1) % (Количество вариантов) <text:span text:style-name="T43">+1</text:span><text:tab/><text:tab/>(1)</text:p>
      <text:p text:style-name="P41">где % — оператор получения остатка от деления. В частности, если варианта <text:span text:style-name="T43">2</text:span>, то у студента с номером компьютера 5 будет <text:span text:style-name="T43">1</text:span>-й вариант, т. к. (5-1)%<text:span text:style-name="T43">2+1</text:span>=<text:span text:style-name="T43">1</text:span>.</text:p>
      <text:p text:style-name="P25">2<text:span text:style-name="T52">а</text:span>. В произвольной программной оболочке создайте <text:span text:style-name="T47">программу в соответствии с заданием.</text:span></text:p>
      <text:p text:style-name="P38"><text:span text:style-name="T52">2</text:span>б. Изучите документацию к демонстрационной программе библиотеки.</text:p>
      <text:p text:style-name="P25">3. В папке «Тексты» находятся текстовые файлы для демонстрации сжатия. Выберите один короткий текст, один текст средней длины и один длинный текст.</text:p>
      <text:p text:style-name="P25">4. Упакуйте выбранные тексты с помощью разработанной/используемой<text:span text:style-name="Основной_20_шрифт_20_абзаца"><text:span text:style-name="T33">*</text:span></text:span> во 2 пункте программы. Для каждого из выбранных текстов сравните размеры исходного текста и архива. Выгодно ли использование данного алгоритма для этого текста? Объясните, почему.</text:p>
      <text:p text:style-name="P25">5. Восстановите сжатый текст из архивов и сравните с исходными файлами <text:span text:style-name="T47">с помощью соответствующей утилиты</text:span>. Всё ли совпало?</text:p>
      <text:p text:style-name="P25">6. Для каждого текста рассчитайте частоты появления символов (количество появлений данного символа в тексте, нормированное к 1, то есть делённое на общее количество символов) и количество информации для каждого символа. Рассчитайте общее количество информации в тексте и сравните с длиной архива без учёта заголовка.</text:p>
      <text:p text:style-name="P26"><text:soft-page-break/>В отчёт необходимо поместить описание реализации алгоритма (или приложить к отчёту исходный код используемой программы, с комментариями, <text:span text:style-name="T39">содержащими краткое описание реализации алгоритма и формата архива</text:span>) и формата файла-архива, <text:span text:style-name="T51">фрагменты</text:span> hex-дамп<text:span text:style-name="T51">а</text:span> архива с закодированным коротким текстом и пояснения к нему (обязательно указание на расположение и структуру дерева/таблицы кодов и собственно сжатых данных).</text:p>
      <text:p text:style-name="P7"/>
      <text:h text:style-name="Heading_20_2" text:outline-level="2">Требования к отчёту</text:h>
      <text:p text:style-name="P22">Отчёт по проделанной работе готовится в текстовом <text:span text:style-name="T17">процессоре</text:span> OpenOffice.org/LibreOffice Writer и предоставляется для проверки в электронном виде в формате электронных документов PDF.</text:p>
      <text:p text:style-name="Text_20_body">Отчёт должен состоять из следующих частей:</text:p>
      <text:p text:style-name="Text_20_body">— заголовок (№ группы, ФИО, название лабораторной работы, дата выполнения);</text:p>
      <text:p text:style-name="Text_20_body">— введение и постановка задачи (цель и задачи работы, исходные данные);</text:p>
      <text:p text:style-name="Text_20_body">— методика и инструменты решения;</text:p>
      <text:p text:style-name="Text_20_body">— результаты и выводы;</text:p>
      <text:p text:style-name="Text_20_body">— приложение.</text:p>
      <text:p text:style-name="Text_20_body">В приложении приводится исходный код программы.</text:p>
      <text:h text:style-name="Heading_20_2" text:outline-level="2">Теоретические сведения</text:h>
      <text:p text:style-name="P24">Основа оптимального кодирования — требование, чтобы элементарные символы 0 и 1 в закодированном тексте встречались в среднем одинаково часто.</text:p>
      <text:p text:style-name="P24">При оптимальном кодировании любая ошибка при кодировании или передаче (случайное перепутывание знаков 0 и 1) делает невозможным декодирование всего следующего за ошибкой текста.</text:p>
      <text:h text:style-name="P60" text:outline-level="3">Метод Шеннона—Фано</text:h>
      <text:p text:style-name="Text_20_body">Кодируемые символы (буквы или комбинации букв) разделяются на две приблизительно равновероятные группы: для первой группы символов на первом месте комбинации ставится 0 (первый знак двоичного числа, изображающего символ); для второй группы — 1. Далее каждая группа снова делится на две приблизительно равновероятные подгруппы; для символов первой подгруппы на втором месте ставится нуль; для второй подгруппы — единица и т. д.</text:p>
      <text:p text:style-name="P23"><text:soft-page-break/>Продемонстрируем принцип построения кода Шеннона—Фано на материале части русского алфавита (табл. 1). Отсчитаем первые шесть букв (от «-» до «т»); суммируя их вероятности (частоты), получим 0,498; на все остальные буквы (от «н» до «сф») придется приблизительно такая же вероятность 0,502. Первые шесть букв (от «-» до «т») будут иметь на первом месте двоичный знак 0. Остальные буквы (от «н» до «ф») будут иметь на первом месте единицу. Далее снова разделим первую группу на две приблизительно равновероятные подгруппы: от «-» до «о» и от «е» до «т»; для всех букв первой подгруппы на втором месте поставим нуль, а второй подгруппы — единицу. Процесс будем продолжать до тех пор, пока в каждом подразделении не останется ровно одна буква, которая и будет закодирована определённым двоичным числом. Механизм построения кода показан на таблице 2, а сам код приведен в таблице 3.</text:p>
      <text:p text:style-name="P48">Таблица 1. Частоты символов в кодируемом сообщении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B"/>
        <table:table-column table:style-name="Таблица5.C"/>
        <table:table-column table:style-name="Таблица5.B"/>
        <table:table-column table:style-name="Таблица5.C"/>
        <table:table-column table:style-name="Таблица5.H"/>
        <table:table-row>
          <table:table-cell table:style-name="Таблица5.A1" office:value-type="string">
            <text:p text:style-name="P49">Буква</text:p>
          </table:table-cell>
          <table:table-cell table:style-name="Таблица5.A1" office:value-type="string">
            <text:p text:style-name="P49">Частота</text:p>
          </table:table-cell>
          <table:table-cell table:style-name="Таблица5.A1" office:value-type="string">
            <text:p text:style-name="P49">Буква</text:p>
          </table:table-cell>
          <table:table-cell table:style-name="Таблица5.A1" office:value-type="string">
            <text:p text:style-name="P49">Частота</text:p>
          </table:table-cell>
          <table:table-cell table:style-name="Таблица5.A1" office:value-type="string">
            <text:p text:style-name="P49">Буква</text:p>
          </table:table-cell>
          <table:table-cell table:style-name="Таблица5.A1" office:value-type="string">
            <text:p text:style-name="P49">Частота</text:p>
          </table:table-cell>
          <table:table-cell table:style-name="Таблица5.A1" office:value-type="string">
            <text:p text:style-name="P49">Буква</text:p>
          </table:table-cell>
          <table:table-cell table:style-name="Таблица5.H1" office:value-type="string">
            <text:p text:style-name="P49">Частота</text:p>
          </table:table-cell>
        </table:table-row>
        <table:table-row>
          <table:table-cell table:style-name="Таблица5.A2" office:value-type="string">
            <text:p text:style-name="P49">«-»</text:p>
          </table:table-cell>
          <table:table-cell table:style-name="Таблица5.A2" office:value-type="string">
            <text:p text:style-name="P49">0,145</text:p>
          </table:table-cell>
          <table:table-cell table:style-name="Таблица5.A2" office:value-type="string">
            <text:p text:style-name="P49">р</text:p>
          </table:table-cell>
          <table:table-cell table:style-name="Таблица5.A2" office:value-type="string">
            <text:p text:style-name="P49">0,041</text:p>
          </table:table-cell>
          <table:table-cell table:style-name="Таблица5.A2" office:value-type="string">
            <text:p text:style-name="P49">я</text:p>
          </table:table-cell>
          <table:table-cell table:style-name="Таблица5.A2" office:value-type="string">
            <text:p text:style-name="P49">0,019</text:p>
          </table:table-cell>
          <table:table-cell table:style-name="Таблица5.A2" office:value-type="string">
            <text:p text:style-name="P49">х</text:p>
          </table:table-cell>
          <table:table-cell table:style-name="Таблица5.H2" office:value-type="string">
            <text:p text:style-name="P49">0,009</text:p>
          </table:table-cell>
        </table:table-row>
        <table:table-row>
          <table:table-cell table:style-name="Таблица5.A2" office:value-type="string">
            <text:p text:style-name="P49">о</text:p>
          </table:table-cell>
          <table:table-cell table:style-name="Таблица5.A2" office:value-type="string">
            <text:p text:style-name="P49">0,095</text:p>
          </table:table-cell>
          <table:table-cell table:style-name="Таблица5.A2" office:value-type="string">
            <text:p text:style-name="P49">в</text:p>
          </table:table-cell>
          <table:table-cell table:style-name="Таблица5.D3" office:value-type="string">
            <text:p text:style-name="P49">0,039</text:p>
          </table:table-cell>
          <table:table-cell table:style-name="Таблица5.A2" office:value-type="string">
            <text:p text:style-name="P49">ы</text:p>
          </table:table-cell>
          <table:table-cell table:style-name="Таблица5.A2" office:value-type="string">
            <text:p text:style-name="P49">0,016</text:p>
          </table:table-cell>
          <table:table-cell table:style-name="Таблица5.A2" office:value-type="string">
            <text:p text:style-name="P49">ж</text:p>
          </table:table-cell>
          <table:table-cell table:style-name="Таблица5.H2" office:value-type="string">
            <text:p text:style-name="P49">0,008</text:p>
          </table:table-cell>
        </table:table-row>
        <table:table-row>
          <table:table-cell table:style-name="Таблица5.A2" office:value-type="string">
            <text:p text:style-name="P49">е</text:p>
          </table:table-cell>
          <table:table-cell table:style-name="Таблица5.A2" office:value-type="string">
            <text:p text:style-name="P49">0,074</text:p>
          </table:table-cell>
          <table:table-cell table:style-name="Таблица5.A2" office:value-type="string">
            <text:p text:style-name="P49">л</text:p>
          </table:table-cell>
          <table:table-cell table:style-name="Таблица5.A2" office:value-type="string">
            <text:p text:style-name="P49">0,036</text:p>
          </table:table-cell>
          <table:table-cell table:style-name="Таблица5.A2" office:value-type="string">
            <text:p text:style-name="P49">з</text:p>
          </table:table-cell>
          <table:table-cell table:style-name="Таблица5.A2" office:value-type="string">
            <text:p text:style-name="P49">0,015</text:p>
          </table:table-cell>
          <table:table-cell table:style-name="Таблица5.A2" office:value-type="string">
            <text:p text:style-name="P49">ю</text:p>
          </table:table-cell>
          <table:table-cell table:style-name="Таблица5.H2" office:value-type="string">
            <text:p text:style-name="P49">0,007</text:p>
          </table:table-cell>
        </table:table-row>
        <table:table-row>
          <table:table-cell table:style-name="Таблица5.A2" office:value-type="string">
            <text:p text:style-name="P49">а</text:p>
          </table:table-cell>
          <table:table-cell table:style-name="Таблица5.A2" office:value-type="string">
            <text:p text:style-name="P49">0,064</text:p>
          </table:table-cell>
          <table:table-cell table:style-name="Таблица5.A2" office:value-type="string">
            <text:p text:style-name="P49">к</text:p>
          </table:table-cell>
          <table:table-cell table:style-name="Таблица5.A2" office:value-type="string">
            <text:p text:style-name="P49">0,029</text:p>
          </table:table-cell>
          <table:table-cell table:style-name="Таблица5.A2" office:value-type="string">
            <text:p text:style-name="P49">ъ,ь</text:p>
          </table:table-cell>
          <table:table-cell table:style-name="Таблица5.A2" office:value-type="string">
            <text:p text:style-name="P49">0,015</text:p>
          </table:table-cell>
          <table:table-cell table:style-name="Таблица5.A2" office:value-type="string">
            <text:p text:style-name="P49">ш</text:p>
          </table:table-cell>
          <table:table-cell table:style-name="Таблица5.H2" office:value-type="string">
            <text:p text:style-name="P49">0,006</text:p>
          </table:table-cell>
        </table:table-row>
        <table:table-row>
          <table:table-cell table:style-name="Таблица5.A2" office:value-type="string">
            <text:p text:style-name="P49">и</text:p>
          </table:table-cell>
          <table:table-cell table:style-name="Таблица5.A2" office:value-type="string">
            <text:p text:style-name="P49">0,064</text:p>
          </table:table-cell>
          <table:table-cell table:style-name="Таблица5.A2" office:value-type="string">
            <text:p text:style-name="P49">м</text:p>
          </table:table-cell>
          <table:table-cell table:style-name="Таблица5.A2" office:value-type="string">
            <text:p text:style-name="P49">0,026</text:p>
          </table:table-cell>
          <table:table-cell table:style-name="Таблица5.A2" office:value-type="string">
            <text:p text:style-name="P49">б</text:p>
          </table:table-cell>
          <table:table-cell table:style-name="Таблица5.A2" office:value-type="string">
            <text:p text:style-name="P49">0,015</text:p>
          </table:table-cell>
          <table:table-cell table:style-name="Таблица5.A2" office:value-type="string">
            <text:p text:style-name="P49">ц</text:p>
          </table:table-cell>
          <table:table-cell table:style-name="Таблица5.H2" office:value-type="string">
            <text:p text:style-name="P49">0,004</text:p>
          </table:table-cell>
        </table:table-row>
        <table:table-row>
          <table:table-cell table:style-name="Таблица5.A2" office:value-type="string">
            <text:p text:style-name="P49">т</text:p>
          </table:table-cell>
          <table:table-cell table:style-name="Таблица5.A2" office:value-type="string">
            <text:p text:style-name="P49">0,056</text:p>
          </table:table-cell>
          <table:table-cell table:style-name="Таблица5.A2" office:value-type="string">
            <text:p text:style-name="P49">д</text:p>
          </table:table-cell>
          <table:table-cell table:style-name="Таблица5.A2" office:value-type="string">
            <text:p text:style-name="P49">0,026</text:p>
          </table:table-cell>
          <table:table-cell table:style-name="Таблица5.A2" office:value-type="string">
            <text:p text:style-name="P49">г</text:p>
          </table:table-cell>
          <table:table-cell table:style-name="Таблица5.A2" office:value-type="string">
            <text:p text:style-name="P49">0,014</text:p>
          </table:table-cell>
          <table:table-cell table:style-name="Таблица5.A2" office:value-type="string">
            <text:p text:style-name="P49">щ</text:p>
          </table:table-cell>
          <table:table-cell table:style-name="Таблица5.H2" office:value-type="string">
            <text:p text:style-name="P49">0,003</text:p>
          </table:table-cell>
        </table:table-row>
        <table:table-row>
          <table:table-cell table:style-name="Таблица5.A2" office:value-type="string">
            <text:p text:style-name="P49">н</text:p>
          </table:table-cell>
          <table:table-cell table:style-name="Таблица5.A2" office:value-type="string">
            <text:p text:style-name="P49">0,056</text:p>
          </table:table-cell>
          <table:table-cell table:style-name="Таблица5.A2" office:value-type="string">
            <text:p text:style-name="P49">п</text:p>
          </table:table-cell>
          <table:table-cell table:style-name="Таблица5.A2" office:value-type="string">
            <text:p text:style-name="P49">0,024</text:p>
          </table:table-cell>
          <table:table-cell table:style-name="Таблица5.A2" office:value-type="string">
            <text:p text:style-name="P49">ч</text:p>
          </table:table-cell>
          <table:table-cell table:style-name="Таблица5.A2" office:value-type="string">
            <text:p text:style-name="P49">0,013</text:p>
          </table:table-cell>
          <table:table-cell table:style-name="Таблица5.A2" office:value-type="string">
            <text:p text:style-name="P49">э</text:p>
          </table:table-cell>
          <table:table-cell table:style-name="Таблица5.H2" office:value-type="string">
            <text:p text:style-name="P49">0,003</text:p>
          </table:table-cell>
        </table:table-row>
        <table:table-row>
          <table:table-cell table:style-name="Таблица5.A2" office:value-type="string">
            <text:p text:style-name="P49">с</text:p>
          </table:table-cell>
          <table:table-cell table:style-name="Таблица5.A2" office:value-type="string">
            <text:p text:style-name="P49">0,047</text:p>
          </table:table-cell>
          <table:table-cell table:style-name="Таблица5.A2" office:value-type="string">
            <text:p text:style-name="P49">у</text:p>
          </table:table-cell>
          <table:table-cell table:style-name="Таблица5.A2" office:value-type="string">
            <text:p text:style-name="P49">0,021</text:p>
          </table:table-cell>
          <table:table-cell table:style-name="Таблица5.A2" office:value-type="string">
            <text:p text:style-name="P49">й</text:p>
          </table:table-cell>
          <table:table-cell table:style-name="Таблица5.A2" office:value-type="string">
            <text:p text:style-name="P49">0,010</text:p>
          </table:table-cell>
          <table:table-cell table:style-name="Таблица5.A2" office:value-type="string">
            <text:p text:style-name="P49">ф</text:p>
          </table:table-cell>
          <table:table-cell table:style-name="Таблица5.H2" office:value-type="string">
            <text:p text:style-name="P49">0,002</text:p>
          </table:table-cell>
        </table:table-row>
      </table:table>
      <text:p text:style-name="P23"/>
      <text:p text:style-name="P48">Таблица 2. Кодирование сообщения по Шеннону—Фано</text:p>
      <table:table table:name="Таблица6" table:style-name="Таблица6">
        <table:table-column table:style-name="Таблица6.A"/>
        <table:table-column table:style-name="Таблица6.B" table:number-columns-repeated="8"/>
        <table:table-column table:style-name="Таблица6.J"/>
        <table:table-row>
          <table:table-cell table:style-name="Таблица6.A1" office:value-type="string">
            <text:p text:style-name="P49"> </text:p>
          </table:table-cell>
          <table:table-cell table:style-name="Таблица6.B1" table:number-columns-spanned="9" office:value-type="string">
            <text:p text:style-name="P49">Двоичные знак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6.A2" office:value-type="string">
            <text:p text:style-name="P49">Буквы</text:p>
          </table:table-cell>
          <table:table-cell table:style-name="Таблица6.B2" office:value-type="string">
            <text:p text:style-name="P49">1-й</text:p>
          </table:table-cell>
          <table:table-cell table:style-name="Таблица6.B2" office:value-type="string">
            <text:p text:style-name="P49">2-й</text:p>
          </table:table-cell>
          <table:table-cell table:style-name="Таблица6.B2" office:value-type="string">
            <text:p text:style-name="P49">3-й</text:p>
          </table:table-cell>
          <table:table-cell table:style-name="Таблица6.B2" office:value-type="string">
            <text:p text:style-name="P49">4-й</text:p>
          </table:table-cell>
          <table:table-cell table:style-name="Таблица6.B2" office:value-type="string">
            <text:p text:style-name="P49">5-й</text:p>
          </table:table-cell>
          <table:table-cell table:style-name="Таблица6.B2" office:value-type="string">
            <text:p text:style-name="P49">6-й</text:p>
          </table:table-cell>
          <table:table-cell table:style-name="Таблица6.B2" office:value-type="string">
            <text:p text:style-name="P49">7-й</text:p>
          </table:table-cell>
          <table:table-cell table:style-name="Таблица6.B2" office:value-type="string">
            <text:p text:style-name="P49">8-й</text:p>
          </table:table-cell>
          <table:table-cell table:style-name="Таблица6.B2" office:value-type="string">
            <text:p text:style-name="P49">9-й</text:p>
          </table:table-cell>
        </table:table-row>
        <table:table-row>
          <table:table-cell table:style-name="Таблица6.A2" office:value-type="string">
            <text:p text:style-name="P49">-</text:p>
          </table:table-cell>
          <table:table-cell table:style-name="Таблица6.B2" table:number-rows-spanned="6" office:value-type="string">
            <text:p text:style-name="P49">0</text:p>
          </table:table-cell>
          <table:table-cell table:style-name="Таблица6.B2" table:number-rows-spanned="2" office:value-type="string">
            <text:p text:style-name="P49">0</text:p>
          </table:table-cell>
          <table:table-cell table:style-name="Таблица6.B2" office:value-type="string">
            <text:p text:style-name="P49">0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</table:table-row>
        <table:table-row>
          <table:table-cell table:style-name="Таблица6.A2" office:value-type="string">
            <text:p text:style-name="P49">о</text:p>
          </table:table-cell>
          <table:covered-table-cell/>
          <table:covered-table-cell/>
          <table:table-cell table:style-name="Таблица6.B2" office:value-type="string">
            <text:p text:style-name="P49">1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</table:table-row>
        <table:table-row>
          <table:table-cell table:style-name="Таблица6.A2" office:value-type="string">
            <text:p text:style-name="P49">е</text:p>
          </table:table-cell>
          <table:covered-table-cell/>
          <table:table-cell table:style-name="Таблица6.B2" table:number-rows-spanned="4" office:value-type="string">
            <text:p text:style-name="P49">1</text:p>
          </table:table-cell>
          <table:table-cell table:style-name="Таблица6.B2" table:number-rows-spanned="2" office:value-type="string">
            <text:p text:style-name="P49">0</text:p>
          </table:table-cell>
          <table:table-cell table:style-name="Таблица6.B2" office:value-type="string">
            <text:p text:style-name="P49">0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</table:table-row>
        <table:table-row>
          <table:table-cell table:style-name="Таблица6.A2" office:value-type="string">
            <text:p text:style-name="P49">а</text:p>
          </table:table-cell>
          <table:covered-table-cell/>
          <table:covered-table-cell/>
          <table:covered-table-cell/>
          <table:table-cell table:style-name="Таблица6.B2" office:value-type="string">
            <text:p text:style-name="P49">1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</table:table-row>
        <table:table-row>
          <table:table-cell table:style-name="Таблица6.A2" office:value-type="string">
            <text:p text:style-name="P49">и</text:p>
          </table:table-cell>
          <table:covered-table-cell/>
          <table:covered-table-cell/>
          <table:table-cell table:style-name="Таблица6.B2" table:number-rows-spanned="2" office:value-type="string">
            <text:p text:style-name="P49">1</text:p>
          </table:table-cell>
          <table:table-cell table:style-name="Таблица6.B2" office:value-type="string">
            <text:p text:style-name="P49">0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</table:table-row>
        <table:table-row>
          <table:table-cell table:style-name="Таблица6.A2" office:value-type="string">
            <text:p text:style-name="P49">т</text:p>
          </table:table-cell>
          <table:covered-table-cell/>
          <table:covered-table-cell/>
          <table:covered-table-cell/>
          <table:table-cell table:style-name="Таблица6.B2" office:value-type="string">
            <text:p text:style-name="P49">1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</table:table-row>
        <table:table-row>
          <table:table-cell table:style-name="Таблица6.A2" office:value-type="string">
            <text:p text:style-name="P49">н</text:p>
          </table:table-cell>
          <table:table-cell table:style-name="Таблица6.B2" table:number-rows-spanned="26" office:value-type="string">
            <text:p text:style-name="P49">1</text:p>
          </table:table-cell>
          <table:table-cell table:style-name="Таблица6.B2" table:number-rows-spanned="6" office:value-type="string">
            <text:p text:style-name="P49">0</text:p>
          </table:table-cell>
          <table:table-cell table:style-name="Таблица6.B2" table:number-rows-spanned="2" office:value-type="string">
            <text:p text:style-name="P49">0</text:p>
          </table:table-cell>
          <table:table-cell table:style-name="Таблица6.B2" office:value-type="string">
            <text:p text:style-name="P49">0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</table:table-row>
        <table:table-row>
          <table:table-cell table:style-name="Таблица6.A2" office:value-type="string">
            <text:p text:style-name="P49">с</text:p>
          </table:table-cell>
          <table:covered-table-cell/>
          <table:covered-table-cell/>
          <table:covered-table-cell/>
          <table:table-cell table:style-name="Таблица6.B2" office:value-type="string">
            <text:p text:style-name="P49">1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</table:table-row>
        <table:table-row>
          <table:table-cell table:style-name="Таблица6.A2" office:value-type="string">
            <text:p text:style-name="P49">р</text:p>
          </table:table-cell>
          <table:covered-table-cell/>
          <table:covered-table-cell/>
          <table:table-cell table:style-name="Таблица6.B2" table:number-rows-spanned="4" office:value-type="string">
            <text:p text:style-name="P49">1</text:p>
          </table:table-cell>
          <table:table-cell table:style-name="Таблица6.B2" table:number-rows-spanned="2" office:value-type="string">
            <text:p text:style-name="P49">0</text:p>
          </table:table-cell>
          <table:table-cell table:style-name="Таблица6.B2" office:value-type="string">
            <text:p text:style-name="P49">0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</table:table-row>
        <table:table-row>
          <table:table-cell table:style-name="Таблица6.A2" office:value-type="string">
            <text:p text:style-name="P49">в</text:p>
          </table:table-cell>
          <table:covered-table-cell/>
          <table:covered-table-cell/>
          <table:covered-table-cell/>
          <table:covered-table-cell/>
          <table:table-cell table:style-name="Таблица6.B2" office:value-type="string">
            <text:p text:style-name="P49">1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</table:table-row>
        <table:table-row>
          <table:table-cell table:style-name="Таблица6.A2" office:value-type="string">
            <text:p text:style-name="P49">л</text:p>
          </table:table-cell>
          <table:covered-table-cell/>
          <table:covered-table-cell/>
          <table:covered-table-cell/>
          <table:table-cell table:style-name="Таблица6.B2" table:number-rows-spanned="2" office:value-type="string">
            <text:p text:style-name="P49">1</text:p>
          </table:table-cell>
          <table:table-cell table:style-name="Таблица6.B2" office:value-type="string">
            <text:p text:style-name="P49">0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</table:table-row>
        <table:table-row>
          <table:table-cell table:style-name="Таблица6.A2" office:value-type="string">
            <text:p text:style-name="P49">к</text:p>
          </table:table-cell>
          <table:covered-table-cell/>
          <table:covered-table-cell/>
          <table:covered-table-cell/>
          <table:covered-table-cell/>
          <table:table-cell table:style-name="Таблица6.B2" office:value-type="string">
            <text:p text:style-name="P49">1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</table:table-row>
        <table:table-row>
          <table:table-cell table:style-name="Таблица6.A2" office:value-type="string">
            <text:p text:style-name="P49">м</text:p>
          </table:table-cell>
          <table:covered-table-cell/>
          <table:table-cell table:style-name="Таблица6.B2" table:number-rows-spanned="20" office:value-type="string">
            <text:p text:style-name="P49">1</text:p>
          </table:table-cell>
          <table:table-cell table:style-name="Таблица6.B2" table:number-rows-spanned="6" office:value-type="string">
            <text:p text:style-name="P49">0</text:p>
          </table:table-cell>
          <table:table-cell table:style-name="Таблица6.B2" table:number-rows-spanned="3" office:value-type="string">
            <text:p text:style-name="P49">0</text:p>
          </table:table-cell>
          <table:table-cell table:style-name="Таблица6.B2" office:value-type="string">
            <text:p text:style-name="P49">0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</table:table-row>
        <table:table-row>
          <table:table-cell table:style-name="Таблица6.A2" office:value-type="string">
            <text:p text:style-name="P49">д</text:p>
          </table:table-cell>
          <table:covered-table-cell/>
          <table:covered-table-cell/>
          <table:covered-table-cell/>
          <table:covered-table-cell/>
          <table:table-cell table:style-name="Таблица6.B2" table:number-rows-spanned="2" office:value-type="string">
            <text:p text:style-name="P49">1</text:p>
          </table:table-cell>
          <table:table-cell table:style-name="Таблица6.B2" office:value-type="string">
            <text:p text:style-name="P49">0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</table:table-row>
        <table:table-row>
          <table:table-cell table:style-name="Таблица6.A2" office:value-type="string">
            <text:p text:style-name="P49">п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6.B2" office:value-type="string">
            <text:p text:style-name="P49">1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</table:table-row>
        <table:table-row>
          <table:table-cell table:style-name="Таблица6.A2" office:value-type="string">
            <text:p text:style-name="P49">у</text:p>
          </table:table-cell>
          <table:covered-table-cell/>
          <table:covered-table-cell/>
          <table:covered-table-cell/>
          <table:table-cell table:style-name="Таблица6.B2" table:number-rows-spanned="3" office:value-type="string">
            <text:p text:style-name="P49">1</text:p>
          </table:table-cell>
          <table:table-cell table:style-name="Таблица6.B2" office:value-type="string">
            <text:p text:style-name="P49">0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</table:table-row>
        <table:table-row>
          <table:table-cell table:style-name="Таблица6.A2" office:value-type="string">
            <text:p text:style-name="P49">я</text:p>
          </table:table-cell>
          <table:covered-table-cell/>
          <table:covered-table-cell/>
          <table:covered-table-cell/>
          <table:covered-table-cell/>
          <table:table-cell table:style-name="Таблица6.B2" table:number-rows-spanned="2" office:value-type="string">
            <text:p text:style-name="P49">1</text:p>
          </table:table-cell>
          <table:table-cell table:style-name="Таблица6.B2" office:value-type="string">
            <text:p text:style-name="P49">0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</table:table-row>
        <table:table-row>
          <table:table-cell table:style-name="Таблица6.A2" office:value-type="string">
            <text:p text:style-name="P49">ы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6.B2" office:value-type="string">
            <text:p text:style-name="P49">1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</table:table-row>
        <table:table-row>
          <table:table-cell table:style-name="Таблица6.A2" office:value-type="string">
            <text:p text:style-name="P49">з</text:p>
          </table:table-cell>
          <table:covered-table-cell/>
          <table:covered-table-cell/>
          <table:table-cell table:style-name="Таблица6.B2" table:number-rows-spanned="14" office:value-type="string">
            <text:p text:style-name="P49">1</text:p>
          </table:table-cell>
          <table:table-cell table:style-name="Таблица6.B2" table:number-rows-spanned="4" office:value-type="string">
            <text:p text:style-name="P49">0</text:p>
          </table:table-cell>
          <table:table-cell table:style-name="Таблица6.B2" table:number-rows-spanned="2" office:value-type="string">
            <text:p text:style-name="P49">0</text:p>
          </table:table-cell>
          <table:table-cell table:style-name="Таблица6.B2" office:value-type="string">
            <text:p text:style-name="P49">0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</table:table-row>
        <table:table-row>
          <table:table-cell table:style-name="Таблица6.A2" office:value-type="string">
            <text:p text:style-name="P49">ъ,ь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6.B2" office:value-type="string">
            <text:p text:style-name="P49">1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</table:table-row>
        <table:table-row>
          <table:table-cell table:style-name="Таблица6.A2" office:value-type="string">
            <text:p text:style-name="P49">б</text:p>
          </table:table-cell>
          <table:covered-table-cell/>
          <table:covered-table-cell/>
          <table:covered-table-cell/>
          <table:covered-table-cell/>
          <table:table-cell table:style-name="Таблица6.B2" table:number-rows-spanned="2" office:value-type="string">
            <text:p text:style-name="P49">1</text:p>
          </table:table-cell>
          <table:table-cell table:style-name="Таблица6.B2" office:value-type="string">
            <text:p text:style-name="P49">0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</table:table-row>
        <table:table-row>
          <table:table-cell table:style-name="Таблица6.A2" office:value-type="string">
            <text:p text:style-name="P49">г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6.B2" office:value-type="string">
            <text:p text:style-name="P49">1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</table:table-row>
        <table:table-row>
          <table:table-cell table:style-name="Таблица6.A2" office:value-type="string">
            <text:p text:style-name="P49">ч</text:p>
          </table:table-cell>
          <table:covered-table-cell/>
          <table:covered-table-cell/>
          <table:covered-table-cell/>
          <table:table-cell table:style-name="Таблица6.B2" table:number-rows-spanned="10" office:value-type="string">
            <text:p text:style-name="P49">1</text:p>
          </table:table-cell>
          <table:table-cell table:style-name="Таблица6.B2" table:number-rows-spanned="3" office:value-type="string">
            <text:p text:style-name="P49">0</text:p>
          </table:table-cell>
          <table:table-cell table:style-name="Таблица6.B2" office:value-type="string">
            <text:p text:style-name="P49">0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</table:table-row>
        <table:table-row>
          <table:table-cell table:style-name="Таблица6.A2" office:value-type="string">
            <text:p text:style-name="P49">й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6.B2" table:number-rows-spanned="2" office:value-type="string">
            <text:p text:style-name="P49">1</text:p>
          </table:table-cell>
          <table:table-cell table:style-name="Таблица6.B2" office:value-type="string">
            <text:p text:style-name="P49">0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</table:table-row>
        <table:table-row>
          <table:table-cell table:style-name="Таблица6.A2" office:value-type="string">
            <text:p text:style-name="P49">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B2" office:value-type="string">
            <text:p text:style-name="P49">1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</table:table-row>
        <table:table-row>
          <table:table-cell table:style-name="Таблица6.A2" office:value-type="string">
            <text:p text:style-name="P49">ж</text:p>
          </table:table-cell>
          <table:covered-table-cell/>
          <table:covered-table-cell/>
          <table:covered-table-cell/>
          <table:covered-table-cell/>
          <table:table-cell table:style-name="Таблица6.B2" table:number-rows-spanned="7" office:value-type="string">
            <text:p text:style-name="P49"> </text:p>
          </table:table-cell>
          <table:table-cell table:style-name="Таблица6.B2" table:number-rows-spanned="2" office:value-type="string">
            <text:p text:style-name="P49">0</text:p>
          </table:table-cell>
          <table:table-cell table:style-name="Таблица6.B2" office:value-type="string">
            <text:p text:style-name="P49">0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</table:table-row>
        <table:table-row>
          <table:table-cell table:style-name="Таблица6.A2" office:value-type="string">
            <text:p text:style-name="P49">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B2" office:value-type="string">
            <text:p text:style-name="P49">1</text:p>
          </table:table-cell>
          <table:table-cell table:style-name="Таблица6.B2" office:value-type="string">
            <text:p text:style-name="P49"> </text:p>
          </table:table-cell>
          <table:table-cell table:style-name="Таблица6.B2" office:value-type="string">
            <text:p text:style-name="P49"> </text:p>
          </table:table-cell>
        </table:table-row>
        <table:table-row>
          <table:table-cell table:style-name="Таблица6.A2" office:value-type="string">
            <text:p text:style-name="P49">ш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6.B2" table:number-rows-spanned="5" office:value-type="string">
            <text:p text:style-name="P49">1</text:p>
          </table:table-cell>
          <table:table-cell table:style-name="Таблица6.B2" table:number-rows-spanned="2" office:value-type="string">
            <text:p text:style-name="P49">0</text:p>
          </table:table-cell>
          <table:table-cell table:style-name="Таблица6.B2" office:value-type="string">
            <text:p text:style-name="P49">0</text:p>
          </table:table-cell>
          <table:table-cell table:style-name="Таблица6.B2" office:value-type="string">
            <text:p text:style-name="P49"> </text:p>
          </table:table-cell>
        </table:table-row>
        <table:table-row>
          <table:table-cell table:style-name="Таблица6.A2" office:value-type="string">
            <text:p text:style-name="P49">ц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B2" office:value-type="string">
            <text:p text:style-name="P49">1</text:p>
          </table:table-cell>
          <table:table-cell table:style-name="Таблица6.B2" office:value-type="string">
            <text:p text:style-name="P49"> </text:p>
          </table:table-cell>
        </table:table-row>
        <table:table-row>
          <table:table-cell table:style-name="Таблица6.A2" office:value-type="string">
            <text:p text:style-name="P49">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B2" table:number-rows-spanned="3" office:value-type="string">
            <text:p text:style-name="P49">1</text:p>
          </table:table-cell>
          <table:table-cell table:style-name="Таблица6.B2" office:value-type="string">
            <text:p text:style-name="P49">0</text:p>
          </table:table-cell>
          <table:table-cell table:style-name="Таблица6.B2" office:value-type="string">
            <text:p text:style-name="P49"> </text:p>
          </table:table-cell>
        </table:table-row>
        <table:table-row>
          <table:table-cell table:style-name="Таблица6.A2" office:value-type="string">
            <text:p text:style-name="P49">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B2" table:number-rows-spanned="2" office:value-type="string">
            <text:p text:style-name="P49">1</text:p>
          </table:table-cell>
          <table:table-cell table:style-name="Таблица6.B2" office:value-type="string">
            <text:p text:style-name="P49">0</text:p>
          </table:table-cell>
        </table:table-row>
        <table:table-row>
          <table:table-cell table:style-name="Таблица6.A2" office:value-type="string">
            <text:p text:style-name="P49">ф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B2" office:value-type="string">
            <text:p text:style-name="P49">1</text:p>
          </table:table-cell>
        </table:table-row>
      </table:table>
      <text:p text:style-name="P48">Таблица 3. Коды символов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A"/>
        <table:table-column table:style-name="Таблица7.B"/>
        <table:table-column table:style-name="Таблица7.A"/>
        <table:table-column table:style-name="Таблица7.B"/>
        <table:table-column table:style-name="Таблица7.A"/>
        <table:table-column table:style-name="Таблица7.H"/>
        <table:table-row>
          <table:table-cell table:style-name="Таблица7.A1" office:value-type="string">
            <text:p text:style-name="P49">Буква</text:p>
          </table:table-cell>
          <table:table-cell table:style-name="Таблица7.B1" office:value-type="string">
            <text:p text:style-name="P49">Двоичное число</text:p>
          </table:table-cell>
          <table:table-cell table:style-name="Таблица7.B1" office:value-type="string">
            <text:p text:style-name="P49">Буква</text:p>
          </table:table-cell>
          <table:table-cell table:style-name="Таблица7.B1" office:value-type="string">
            <text:p text:style-name="P49">Двоичное число</text:p>
          </table:table-cell>
          <table:table-cell table:style-name="Таблица7.B1" office:value-type="string">
            <text:p text:style-name="P49">Буква</text:p>
          </table:table-cell>
          <table:table-cell table:style-name="Таблица7.B1" office:value-type="string">
            <text:p text:style-name="P49">Двоичное число</text:p>
          </table:table-cell>
          <table:table-cell table:style-name="Таблица7.B1" office:value-type="string">
            <text:p text:style-name="P49">Буква</text:p>
          </table:table-cell>
          <table:table-cell table:style-name="Таблица7.B1" office:value-type="string">
            <text:p text:style-name="P49">Двоичное число</text:p>
          </table:table-cell>
        </table:table-row>
        <table:table-row>
          <table:table-cell table:style-name="Таблица7.A2" office:value-type="string">
            <text:p text:style-name="P49">«-»</text:p>
          </table:table-cell>
          <table:table-cell table:style-name="Таблица7.B2" office:value-type="string">
            <text:p text:style-name="P49">000</text:p>
          </table:table-cell>
          <table:table-cell table:style-name="Таблица7.B2" office:value-type="string">
            <text:p text:style-name="P49">р</text:p>
          </table:table-cell>
          <table:table-cell table:style-name="Таблица7.B2" office:value-type="string">
            <text:p text:style-name="P49">10100</text:p>
          </table:table-cell>
          <table:table-cell table:style-name="Таблица7.B2" office:value-type="string">
            <text:p text:style-name="P49">я</text:p>
          </table:table-cell>
          <table:table-cell table:style-name="Таблица7.B2" office:value-type="string">
            <text:p text:style-name="P49">110110</text:p>
          </table:table-cell>
          <table:table-cell table:style-name="Таблица7.B2" office:value-type="string">
            <text:p text:style-name="P49">х</text:p>
          </table:table-cell>
          <table:table-cell table:style-name="Таблица7.B2" office:value-type="string">
            <text:p text:style-name="P49">1111011</text:p>
          </table:table-cell>
        </table:table-row>
        <table:table-row>
          <table:table-cell table:style-name="Таблица7.A2" office:value-type="string">
            <text:p text:style-name="P49">о</text:p>
          </table:table-cell>
          <table:table-cell table:style-name="Таблица7.B2" office:value-type="string">
            <text:p text:style-name="P49">001</text:p>
          </table:table-cell>
          <table:table-cell table:style-name="Таблица7.B2" office:value-type="string">
            <text:p text:style-name="P49">в</text:p>
          </table:table-cell>
          <table:table-cell table:style-name="Таблица7.B2" office:value-type="string">
            <text:p text:style-name="P49">10101</text:p>
          </table:table-cell>
          <table:table-cell table:style-name="Таблица7.B2" office:value-type="string">
            <text:p text:style-name="P49">ы</text:p>
          </table:table-cell>
          <table:table-cell table:style-name="Таблица7.B2" office:value-type="string">
            <text:p text:style-name="P49">110111</text:p>
          </table:table-cell>
          <table:table-cell table:style-name="Таблица7.B2" office:value-type="string">
            <text:p text:style-name="P49">ж</text:p>
          </table:table-cell>
          <table:table-cell table:style-name="Таблица7.B2" office:value-type="string">
            <text:p text:style-name="P49">1111100</text:p>
          </table:table-cell>
        </table:table-row>
        <table:table-row>
          <table:table-cell table:style-name="Таблица7.A2" office:value-type="string">
            <text:p text:style-name="P49">е</text:p>
          </table:table-cell>
          <table:table-cell table:style-name="Таблица7.B2" office:value-type="string">
            <text:p text:style-name="P49">0100</text:p>
          </table:table-cell>
          <table:table-cell table:style-name="Таблица7.B2" office:value-type="string">
            <text:p text:style-name="P49">л</text:p>
          </table:table-cell>
          <table:table-cell table:style-name="Таблица7.B2" office:value-type="string">
            <text:p text:style-name="P49">10110</text:p>
          </table:table-cell>
          <table:table-cell table:style-name="Таблица7.B2" office:value-type="string">
            <text:p text:style-name="P49">з</text:p>
          </table:table-cell>
          <table:table-cell table:style-name="Таблица7.B2" office:value-type="string">
            <text:p text:style-name="P49">111000</text:p>
          </table:table-cell>
          <table:table-cell table:style-name="Таблица7.B2" office:value-type="string">
            <text:p text:style-name="P49">ю</text:p>
          </table:table-cell>
          <table:table-cell table:style-name="Таблица7.B2" office:value-type="string">
            <text:p text:style-name="P49">1111101</text:p>
          </table:table-cell>
        </table:table-row>
        <table:table-row>
          <table:table-cell table:style-name="Таблица7.A2" office:value-type="string">
            <text:p text:style-name="P49">а</text:p>
          </table:table-cell>
          <table:table-cell table:style-name="Таблица7.B2" office:value-type="string">
            <text:p text:style-name="P49">0101</text:p>
          </table:table-cell>
          <table:table-cell table:style-name="Таблица7.B2" office:value-type="string">
            <text:p text:style-name="P49">к</text:p>
          </table:table-cell>
          <table:table-cell table:style-name="Таблица7.B2" office:value-type="string">
            <text:p text:style-name="P49">10111</text:p>
          </table:table-cell>
          <table:table-cell table:style-name="Таблица7.B2" office:value-type="string">
            <text:p text:style-name="P49">ъ,ь</text:p>
          </table:table-cell>
          <table:table-cell table:style-name="Таблица7.B2" office:value-type="string">
            <text:p text:style-name="P49">111001</text:p>
          </table:table-cell>
          <table:table-cell table:style-name="Таблица7.B2" office:value-type="string">
            <text:p text:style-name="P49">ш</text:p>
          </table:table-cell>
          <table:table-cell table:style-name="Таблица7.B2" office:value-type="string">
            <text:p text:style-name="P49">11111100</text:p>
          </table:table-cell>
        </table:table-row>
        <table:table-row>
          <table:table-cell table:style-name="Таблица7.A2" office:value-type="string">
            <text:p text:style-name="P49">и</text:p>
          </table:table-cell>
          <table:table-cell table:style-name="Таблица7.B2" office:value-type="string">
            <text:p text:style-name="P49">0110</text:p>
          </table:table-cell>
          <table:table-cell table:style-name="Таблица7.B2" office:value-type="string">
            <text:p text:style-name="P49">м</text:p>
          </table:table-cell>
          <table:table-cell table:style-name="Таблица7.B2" office:value-type="string">
            <text:p text:style-name="P49">11000</text:p>
          </table:table-cell>
          <table:table-cell table:style-name="Таблица7.B2" office:value-type="string">
            <text:p text:style-name="P49">б</text:p>
          </table:table-cell>
          <table:table-cell table:style-name="Таблица7.B2" office:value-type="string">
            <text:p text:style-name="P49">111010</text:p>
          </table:table-cell>
          <table:table-cell table:style-name="Таблица7.B2" office:value-type="string">
            <text:p text:style-name="P49">ц</text:p>
          </table:table-cell>
          <table:table-cell table:style-name="Таблица7.B2" office:value-type="string">
            <text:p text:style-name="P49">11111101</text:p>
          </table:table-cell>
        </table:table-row>
        <table:table-row>
          <table:table-cell table:style-name="Таблица7.A2" office:value-type="string">
            <text:p text:style-name="P49">т</text:p>
          </table:table-cell>
          <table:table-cell table:style-name="Таблица7.B2" office:value-type="string">
            <text:p text:style-name="P49">0111</text:p>
          </table:table-cell>
          <table:table-cell table:style-name="Таблица7.B2" office:value-type="string">
            <text:p text:style-name="P49">д</text:p>
          </table:table-cell>
          <table:table-cell table:style-name="Таблица7.B2" office:value-type="string">
            <text:p text:style-name="P49">110010</text:p>
          </table:table-cell>
          <table:table-cell table:style-name="Таблица7.B2" office:value-type="string">
            <text:p text:style-name="P49">г</text:p>
          </table:table-cell>
          <table:table-cell table:style-name="Таблица7.B2" office:value-type="string">
            <text:p text:style-name="P49">111011</text:p>
          </table:table-cell>
          <table:table-cell table:style-name="Таблица7.B2" office:value-type="string">
            <text:p text:style-name="P49">щ</text:p>
          </table:table-cell>
          <table:table-cell table:style-name="Таблица7.B2" office:value-type="string">
            <text:p text:style-name="P49">11111110</text:p>
          </table:table-cell>
        </table:table-row>
        <table:table-row>
          <table:table-cell table:style-name="Таблица7.A2" office:value-type="string">
            <text:p text:style-name="P49">н</text:p>
          </table:table-cell>
          <table:table-cell table:style-name="Таблица7.B2" office:value-type="string">
            <text:p text:style-name="P49">1000</text:p>
          </table:table-cell>
          <table:table-cell table:style-name="Таблица7.B2" office:value-type="string">
            <text:p text:style-name="P49">п</text:p>
          </table:table-cell>
          <table:table-cell table:style-name="Таблица7.B2" office:value-type="string">
            <text:p text:style-name="P49">110011</text:p>
          </table:table-cell>
          <table:table-cell table:style-name="Таблица7.B2" office:value-type="string">
            <text:p text:style-name="P49">ч</text:p>
          </table:table-cell>
          <table:table-cell table:style-name="Таблица7.B2" office:value-type="string">
            <text:p text:style-name="P49">111100</text:p>
          </table:table-cell>
          <table:table-cell table:style-name="Таблица7.B2" office:value-type="string">
            <text:p text:style-name="P49">э</text:p>
          </table:table-cell>
          <table:table-cell table:style-name="Таблица7.B2" office:value-type="string">
            <text:p text:style-name="P49">111111110</text:p>
          </table:table-cell>
        </table:table-row>
        <table:table-row>
          <table:table-cell table:style-name="Таблица7.A2" office:value-type="string">
            <text:p text:style-name="P49">с</text:p>
          </table:table-cell>
          <table:table-cell table:style-name="Таблица7.B2" office:value-type="string">
            <text:p text:style-name="P49">1001</text:p>
          </table:table-cell>
          <table:table-cell table:style-name="Таблица7.B2" office:value-type="string">
            <text:p text:style-name="P49">у</text:p>
          </table:table-cell>
          <table:table-cell table:style-name="Таблица7.B2" office:value-type="string">
            <text:p text:style-name="P49">110100</text:p>
          </table:table-cell>
          <table:table-cell table:style-name="Таблица7.B2" office:value-type="string">
            <text:p text:style-name="P49">й</text:p>
          </table:table-cell>
          <table:table-cell table:style-name="Таблица7.B2" office:value-type="string">
            <text:p text:style-name="P49">1111010</text:p>
          </table:table-cell>
          <table:table-cell table:style-name="Таблица7.B2" office:value-type="string">
            <text:p text:style-name="P49">ф</text:p>
          </table:table-cell>
          <table:table-cell table:style-name="Таблица7.B2" office:value-type="string">
            <text:p text:style-name="P49">111111111</text:p>
          </table:table-cell>
        </table:table-row>
      </table:table>
      <text:p text:style-name="P23">С помощью таблицы 3 можно закодировать и декодировать любое сообщение, состоящее из символов таблицы 1.</text:p>
      <text:h text:style-name="Heading_20_3" text:outline-level="3">Метод Хаффмана</text:h>
      <text:p text:style-name="P8">Один из первых алгоритмов эффективного кодирования информации был предложен Д. А. Хаффманом в 1952 году. Идея алгоритма состоит в следующем: зная вероятности символов в сообщении, можно описать процедуру построения кодов переменной длины, состоящих из целого количества битов. Символам с <text:soft-page-break/>большей вероятностью ставятся в соответствие более короткие коды. Коды Хаффмана обладают свойством префиксности (т. е. ни одно кодовое слово не является префиксом другого), что позволяет однозначно их декодировать.</text:p>
      <text:p text:style-name="P8">Классический алгоритм Хаффмана на входе получает таблицу частот встречаемости символов в сообщении. Далее на основании этой таблицы строится дерево кодирования Хаффмана (Н-дерево).</text:p>
      <text:p text:style-name="P8">Символы входного алфавита образуют начальный список свободных узлов (список листьев). Каждый лист имеет вес, который может быть равен либо вероятности, либо количеству вхождений символа в сжимаемое сообщение.</text:p>
      <text:p text:style-name="P8">Выбираются два свободных узла дерева с наименьшими весами.</text:p>
      <text:p text:style-name="P8">Создаётся их родитель с весом, равным их суммарному весу.</text:p>
      <text:p text:style-name="P8">Родитель добавляется в список свободных узлов, а два его потомка удаляются из этого списка.</text:p>
      <text:p text:style-name="P8">Одной дуге, выходящей из родителя, ставится в соответствие бит 1, другой — бит 0.</text:p>
      <text:p text:style-name="P8">Шаги, начиная со второго, повторяются до тех пор, пока в списке свободных узлов не останется только один свободный узел. Он и будет считаться корнем дерева.</text:p>
      <text:h text:style-name="Heading_20_4" text:outline-level="4">Алгоритм Хаффмана на примере</text:h>
      <text:p text:style-name="Text_20_body">Закодируем строку «Сжатие Хаффмана»</text:p>
      <text:p text:style-name="Text_20_body">Вначале нужно подсчитать количество вхождений каждого символа в тексте <text:span text:style-name="T2">(табл. 1)</text:span>.</text:p>
      <text:p text:style-name="P46">Таблица 1. Частоты символов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row>
          <table:table-cell table:style-name="Таблица1.A1" office:value-type="string">
            <text:p text:style-name="Обычный">С</text:p>
          </table:table-cell>
          <table:table-cell table:style-name="Таблица1.A1" office:value-type="string">
            <text:p text:style-name="Обычный">ж</text:p>
          </table:table-cell>
          <table:table-cell table:style-name="Таблица1.A1" office:value-type="string">
            <text:p text:style-name="Обычный">а</text:p>
          </table:table-cell>
          <table:table-cell table:style-name="Таблица1.A1" office:value-type="string">
            <text:p text:style-name="Обычный">т</text:p>
          </table:table-cell>
          <table:table-cell table:style-name="Таблица1.A1" office:value-type="string">
            <text:p text:style-name="Обычный">и</text:p>
          </table:table-cell>
          <table:table-cell table:style-name="Таблица1.A1" office:value-type="string">
            <text:p text:style-name="Обычный">е</text:p>
          </table:table-cell>
          <table:table-cell table:style-name="Таблица1.A1" office:value-type="string">
            <text:p text:style-name="Обычный"/>
          </table:table-cell>
          <table:table-cell table:style-name="Таблица1.A1" office:value-type="string">
            <text:p text:style-name="Обычный">Х</text:p>
          </table:table-cell>
          <table:table-cell table:style-name="Таблица1.A1" office:value-type="string">
            <text:p text:style-name="Обычный">ф</text:p>
          </table:table-cell>
          <table:table-cell table:style-name="Таблица1.A1" office:value-type="string">
            <text:p text:style-name="Обычный">м</text:p>
          </table:table-cell>
          <table:table-cell table:style-name="Таблица1.A1" office:value-type="string">
            <text:p text:style-name="Обычный">н</text:p>
          </table:table-cell>
        </table:table-row>
        <table:table-row>
          <table:table-cell table:style-name="Таблица1.A1" office:value-type="string">
            <text:p text:style-name="Обычный">1</text:p>
          </table:table-cell>
          <table:table-cell table:style-name="Таблица1.A1" office:value-type="string">
            <text:p text:style-name="Обычный">1</text:p>
          </table:table-cell>
          <table:table-cell table:style-name="Таблица1.A1" office:value-type="string">
            <text:p text:style-name="Обычный">4</text:p>
          </table:table-cell>
          <table:table-cell table:style-name="Таблица1.A1" office:value-type="string">
            <text:p text:style-name="Обычный">1</text:p>
          </table:table-cell>
          <table:table-cell table:style-name="Таблица1.A1" office:value-type="string">
            <text:p text:style-name="Обычный">1</text:p>
          </table:table-cell>
          <table:table-cell table:style-name="Таблица1.A1" office:value-type="string">
            <text:p text:style-name="Обычный">1</text:p>
          </table:table-cell>
          <table:table-cell table:style-name="Таблица1.A1" office:value-type="string">
            <text:p text:style-name="Обычный">1</text:p>
          </table:table-cell>
          <table:table-cell table:style-name="Таблица1.A1" office:value-type="string">
            <text:p text:style-name="Обычный">1</text:p>
          </table:table-cell>
          <table:table-cell table:style-name="Таблица1.A1" office:value-type="string">
            <text:p text:style-name="Обычный">2</text:p>
          </table:table-cell>
          <table:table-cell table:style-name="Таблица1.A1" office:value-type="string">
            <text:p text:style-name="Обычный">1</text:p>
          </table:table-cell>
          <table:table-cell table:style-name="Таблица1.A1" office:value-type="string">
            <text:p text:style-name="Обычный">1</text:p>
          </table:table-cell>
        </table:table-row>
      </table:table>
      <text:p text:style-name="Text_20_body"><text:span text:style-name="T2">На её основе</text:span> строит<text:span text:style-name="T2">ся</text:span> дерево.</text:p>
      <text:p text:style-name="Text_20_body">Узел дерева будет образован набором символов и числом — суммарным количеством вхождений данных символов в тексте. Назов<text:span text:style-name="T2">ё</text:span>м указанное число весом узла.</text:p>
      <text:p text:style-name="Text_20_body">Листьями дерева будут узлы, образованные одним символом <text:span text:style-name="T2">(рис. 1).</text:span></text:p>
      <text:p text:style-name="Drawing"><draw:g text:anchor-type="as-char" svg:y="0cm" draw:z-index="0" draw:name="Полотно 718" draw:style-name="gr1"><draw:custom-shape draw:name="Rectangle 733" draw:style-name="gr2" draw:text-style-name="P64" svg:width="0.953cm" svg:height="1.273cm" svg:x="0cm" svg:y="0cm"><text:p text:style-name="P63">С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734" draw:style-name="gr2" draw:text-style-name="P64" svg:width="0.953cm" svg:height="1.273cm" svg:x="1.27cm" svg:y="0.002cm"><text:p text:style-name="P63">ж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735" draw:style-name="gr2" draw:text-style-name="P64" svg:width="0.952cm" svg:height="1.273cm" svg:x="2.54cm" svg:y="0.002cm"><text:p text:style-name="P63">а</text:p><text:p text:style-name="P63">4</text:p><draw:enhanced-geometry svg:viewBox="0 0 21600 21600" draw:type="non-primitive" draw:enhanced-path="M 0 0 L 21600 0 21600 21600 0 21600 Z N"/></draw:custom-shape><draw:custom-shape draw:name="Rectangle 736" draw:style-name="gr2" draw:text-style-name="P64" svg:width="0.953cm" svg:height="1.273cm" svg:x="3.81cm" svg:y="0.002cm"><text:p text:style-name="P63">т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737" draw:style-name="gr2" draw:text-style-name="P64" svg:width="0.953cm" svg:height="1.273cm" svg:x="5.08cm" svg:y="0.002cm"><text:p text:style-name="P63">и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738" draw:style-name="gr2" draw:text-style-name="P64" svg:width="0.953cm" svg:height="1.273cm" svg:x="6.348cm" svg:y="0.004cm"><text:p text:style-name="P63">е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739" draw:style-name="gr2" draw:text-style-name="P64" svg:width="0.953cm" svg:height="1.273cm" svg:x="7.62cm" svg:y="0.004cm"><text:p text:style-name="P63"/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740" draw:style-name="gr2" draw:text-style-name="P64" svg:width="0.953cm" svg:height="1.273cm" svg:x="8.89cm" svg:y="0.004cm"><text:p text:style-name="P63">Х</text:p><text:p text:style-name="P63">1</text:p><draw:enhanced-geometry svg:viewBox="0 0 21600 21600" draw:type="non-primitive" draw:enhanced-path="M 0 0 L 21600 0 21600 21600 0 21600 Z N"/></draw:custom-shape><draw:custom-shape draw:name="Rectangle 741" draw:style-name="gr2" draw:text-style-name="P64" svg:width="0.952cm" svg:height="1.273cm" svg:x="10.16cm" svg:y="0.004cm"><text:p text:style-name="P63">ф</text:p><text:p text:style-name="P63">2</text:p><draw:enhanced-geometry svg:viewBox="0 0 21600 21600" draw:type="non-primitive" draw:enhanced-path="M 0 0 L 21600 0 21600 21600 0 21600 Z N"/></draw:custom-shape><draw:custom-shape draw:name="Rectangle 742" draw:style-name="gr2" draw:text-style-name="P64" svg:width="0.952cm" svg:height="1.273cm" svg:x="11.43cm" svg:y="0.004cm"><text:p text:style-name="P63">м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743" draw:style-name="gr2" draw:text-style-name="P64" svg:width="0.953cm" svg:height="1.273cm" svg:x="12.7cm" svg:y="0.004cm"><text:p text:style-name="P63">н</text:p><text:p text:style-name="P63">1</text:p><draw:enhanced-geometry svg:viewBox="0 0 21600 21600" draw:type="non-primitive" draw:enhanced-path="M 0 0 L 21600 0 21600 21600 0 21600 Z N"/></draw:custom-shape></draw:g><text:line-break/><text:span text:style-name="T2">Рис. 1. Листья дерева Хаффмана и их вес</text:span></text:p>
      <text:p text:style-name="Text_20_body"><text:soft-page-break/>Теперь будем циклически делать следующее:</text:p>
      <text:p text:style-name="Text_20_body">1) Ищем среди узлов, не имеющих родителя, два узла, имеющих наименьший вес.</text:p>
      <text:p text:style-name="Text_20_body">2) Созда<text:span text:style-name="T2">ё</text:span>м новый узел, его потомками будут два выбранных узла. Его весом будет сумма весов выбранных у<text:span text:style-name="T2">з</text:span>лов. Его набор символов будет образован в результате объединения наборов символов выбранных узлов.</text:p>
      <text:p text:style-name="P8">Рассмотрим этот процесс подробнее.</text:p>
      <text:p text:style-name="Text_20_body">Созда<text:span text:style-name="T2">ё</text:span>м первый <text:span text:style-name="T2">«составной»</text:span> узел, <text:span text:style-name="T2">объединяя узлы «С» и «ж» (рис. 2). Вес полученного узла «Сж» равен 1+1=2.</text:span></text:p>
      <text:p text:style-name="Drawing"><draw:g text:anchor-type="as-char" svg:y="0cm" draw:z-index="1" draw:name="Полотно 706" draw:style-name="gr1"><draw:custom-shape draw:name="Rectangle 717" draw:style-name="gr2" draw:text-style-name="P64" svg:width="0.953cm" svg:height="1.273cm" svg:x="0cm" svg:y="1.9cm"><text:p text:style-name="P63">С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718" draw:style-name="gr2" draw:text-style-name="P64" svg:width="0.953cm" svg:height="1.273cm" svg:x="1.27cm" svg:y="1.901cm"><text:p text:style-name="P63">ж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719" draw:style-name="gr2" draw:text-style-name="P64" svg:width="0.952cm" svg:height="1.273cm" svg:x="2.54cm" svg:y="1.901cm"><text:p text:style-name="P63">а</text:p><text:p text:style-name="P63">4</text:p><draw:enhanced-geometry svg:viewBox="0 0 21600 21600" draw:type="non-primitive" draw:enhanced-path="M 0 0 L 21600 0 21600 21600 0 21600 Z N"/></draw:custom-shape><draw:custom-shape draw:name="Rectangle 720" draw:style-name="gr2" draw:text-style-name="P64" svg:width="0.953cm" svg:height="1.273cm" svg:x="3.81cm" svg:y="1.901cm"><text:p text:style-name="P63">т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721" draw:style-name="gr2" draw:text-style-name="P64" svg:width="0.953cm" svg:height="1.273cm" svg:x="5.08cm" svg:y="1.901cm"><text:p text:style-name="P63">и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722" draw:style-name="gr2" draw:text-style-name="P64" svg:width="0.953cm" svg:height="1.273cm" svg:x="6.348cm" svg:y="1.903cm"><text:p text:style-name="P63">е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723" draw:style-name="gr2" draw:text-style-name="P64" svg:width="0.953cm" svg:height="1.273cm" svg:x="7.62cm" svg:y="1.903cm"><text:p text:style-name="P63"/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724" draw:style-name="gr2" draw:text-style-name="P64" svg:width="0.953cm" svg:height="1.273cm" svg:x="8.89cm" svg:y="1.903cm"><text:p text:style-name="P63">Х</text:p><text:p text:style-name="P63">1</text:p><draw:enhanced-geometry svg:viewBox="0 0 21600 21600" draw:type="non-primitive" draw:enhanced-path="M 0 0 L 21600 0 21600 21600 0 21600 Z N"/></draw:custom-shape><draw:custom-shape draw:name="Rectangle 725" draw:style-name="gr2" draw:text-style-name="P64" svg:width="0.952cm" svg:height="1.273cm" svg:x="10.16cm" svg:y="1.903cm"><text:p text:style-name="P63">ф</text:p><text:p text:style-name="P63">2</text:p><draw:enhanced-geometry svg:viewBox="0 0 21600 21600" draw:type="non-primitive" draw:enhanced-path="M 0 0 L 21600 0 21600 21600 0 21600 Z N"/></draw:custom-shape><draw:custom-shape draw:name="Rectangle 726" draw:style-name="gr2" draw:text-style-name="P64" svg:width="0.952cm" svg:height="1.273cm" svg:x="11.43cm" svg:y="1.903cm"><text:p text:style-name="P63">м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727" draw:style-name="gr2" draw:text-style-name="P64" svg:width="0.953cm" svg:height="1.273cm" svg:x="12.7cm" svg:y="1.903cm"><text:p text:style-name="P63">н</text:p><text:p text:style-name="P63">1</text:p><draw:enhanced-geometry svg:viewBox="0 0 21600 21600" draw:type="non-primitive" draw:enhanced-path="M 0 0 L 21600 0 21600 21600 0 21600 Z N"/></draw:custom-shape><draw:custom-shape draw:name="Rectangle 728" draw:style-name="gr2" draw:text-style-name="P64" svg:width="1.588cm" svg:height="1.273cm" svg:x="0.508cm" svg:y="0cm"><text:p text:style-name="P63">Сж</text:p><text:p text:style-name="P63">2</text:p><draw:enhanced-geometry svg:viewBox="0 0 21600 21600" draw:type="non-primitive" draw:enhanced-path="M 0 0 L 21600 0 21600 21600 0 21600 Z N"/></draw:custom-shape><draw:connector draw:name="AutoShape 729" draw:style-name="gr3" draw:text-style-name="P65" draw:type="line" svg:x1="0.476cm" svg:y1="1.9cm" svg:x2="1.302cm" svg:y2="1.272cm" svg:d="M476 1900l826-628" svg:viewBox="0 0 827 630"><text:p/></draw:connector><draw:connector draw:name="AutoShape 730" draw:style-name="gr3" draw:text-style-name="P65" draw:type="line" svg:x1="1.746cm" svg:y1="1.901cm" svg:x2="1.302cm" svg:y2="1.272cm" svg:d="M1746 1901l-444-629" svg:viewBox="0 0 446 631"><text:p/></draw:connector></draw:g><text:line-break/><text:span text:style-name="T2">Рис. 2. Объединение узлов «С» и «ж»</text:span></text:p>
      <text:p text:style-name="P9">Созда<text:span text:style-name="T2">ё</text:span>м узел <text:span text:style-name="T2">«ти» с весом 2</text:span>, <text:span text:style-name="T2">объединяя узлы «т» и «и» (рис. 3).</text:span></text:p>
      <text:p text:style-name="Drawing"><draw:g text:anchor-type="as-char" svg:y="0cm" draw:z-index="2" draw:name="Полотно 691" draw:style-name="gr1"><draw:custom-shape draw:name="Rectangle 698" draw:style-name="gr2" draw:text-style-name="P64" svg:width="0.953cm" svg:height="1.273cm" svg:x="0cm" svg:y="1.9cm"><text:p text:style-name="P63">С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699" draw:style-name="gr2" draw:text-style-name="P64" svg:width="0.953cm" svg:height="1.273cm" svg:x="1.27cm" svg:y="1.901cm"><text:p text:style-name="P63">ж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700" draw:style-name="gr2" draw:text-style-name="P64" svg:width="0.952cm" svg:height="1.273cm" svg:x="2.54cm" svg:y="1.901cm"><text:p text:style-name="P63">а</text:p><text:p text:style-name="P63">4</text:p><draw:enhanced-geometry svg:viewBox="0 0 21600 21600" draw:type="non-primitive" draw:enhanced-path="M 0 0 L 21600 0 21600 21600 0 21600 Z N"/></draw:custom-shape><draw:custom-shape draw:name="Rectangle 701" draw:style-name="gr2" draw:text-style-name="P64" svg:width="0.953cm" svg:height="1.273cm" svg:x="3.81cm" svg:y="1.901cm"><text:p text:style-name="P63">т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702" draw:style-name="gr2" draw:text-style-name="P64" svg:width="0.953cm" svg:height="1.273cm" svg:x="5.08cm" svg:y="1.901cm"><text:p text:style-name="P63">и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703" draw:style-name="gr2" draw:text-style-name="P64" svg:width="0.953cm" svg:height="1.273cm" svg:x="6.348cm" svg:y="1.903cm"><text:p text:style-name="P63">е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704" draw:style-name="gr2" draw:text-style-name="P64" svg:width="0.953cm" svg:height="1.273cm" svg:x="7.62cm" svg:y="1.903cm"><text:p text:style-name="P63"/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705" draw:style-name="gr2" draw:text-style-name="P64" svg:width="0.953cm" svg:height="1.273cm" svg:x="8.89cm" svg:y="1.903cm"><text:p text:style-name="P63">Х</text:p><text:p text:style-name="P63">1</text:p><draw:enhanced-geometry svg:viewBox="0 0 21600 21600" draw:type="non-primitive" draw:enhanced-path="M 0 0 L 21600 0 21600 21600 0 21600 Z N"/></draw:custom-shape><draw:custom-shape draw:name="Rectangle 706" draw:style-name="gr2" draw:text-style-name="P64" svg:width="0.952cm" svg:height="1.273cm" svg:x="10.16cm" svg:y="1.903cm"><text:p text:style-name="P63">ф</text:p><text:p text:style-name="P63">2</text:p><draw:enhanced-geometry svg:viewBox="0 0 21600 21600" draw:type="non-primitive" draw:enhanced-path="M 0 0 L 21600 0 21600 21600 0 21600 Z N"/></draw:custom-shape><draw:custom-shape draw:name="Rectangle 707" draw:style-name="gr2" draw:text-style-name="P64" svg:width="0.952cm" svg:height="1.273cm" svg:x="11.43cm" svg:y="1.903cm"><text:p text:style-name="P63">м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708" draw:style-name="gr2" draw:text-style-name="P64" svg:width="0.953cm" svg:height="1.273cm" svg:x="12.7cm" svg:y="1.903cm"><text:p text:style-name="P63">н</text:p><text:p text:style-name="P63">1</text:p><draw:enhanced-geometry svg:viewBox="0 0 21600 21600" draw:type="non-primitive" draw:enhanced-path="M 0 0 L 21600 0 21600 21600 0 21600 Z N"/></draw:custom-shape><draw:custom-shape draw:name="Rectangle 709" draw:style-name="gr2" draw:text-style-name="P64" svg:width="1.588cm" svg:height="1.273cm" svg:x="0.508cm" svg:y="0cm"><text:p text:style-name="P63">Сж</text:p><text:p text:style-name="P63">2</text:p><draw:enhanced-geometry svg:viewBox="0 0 21600 21600" draw:type="non-primitive" draw:enhanced-path="M 0 0 L 21600 0 21600 21600 0 21600 Z N"/></draw:custom-shape><draw:connector draw:name="AutoShape 710" draw:style-name="gr3" draw:text-style-name="P65" draw:type="line" svg:x1="0.476cm" svg:y1="1.9cm" svg:x2="1.302cm" svg:y2="1.272cm" svg:d="M476 1900l826-628" svg:viewBox="0 0 827 630"><text:p/></draw:connector><draw:connector draw:name="AutoShape 711" draw:style-name="gr3" draw:text-style-name="P65" draw:type="line" svg:x1="1.746cm" svg:y1="1.901cm" svg:x2="1.302cm" svg:y2="1.272cm" svg:d="M1746 1901l-444-629" svg:viewBox="0 0 446 631"><text:p/></draw:connector><draw:custom-shape draw:name="Rectangle 712" draw:style-name="gr2" draw:text-style-name="P64" svg:width="1.588cm" svg:height="1.273cm" svg:x="4.001cm" svg:y="0cm"><text:p text:style-name="P63">ти</text:p><text:p text:style-name="P63">2</text:p><draw:enhanced-geometry svg:viewBox="0 0 21600 21600" draw:type="non-primitive" draw:enhanced-path="M 0 0 L 21600 0 21600 21600 0 21600 Z N"/></draw:custom-shape><draw:connector draw:name="AutoShape 713" draw:style-name="gr3" draw:text-style-name="P65" draw:type="line" svg:x1="4.288cm" svg:y1="1.901cm" svg:x2="4.794cm" svg:y2="1.272cm" svg:d="M4288 1901l506-629" svg:viewBox="0 0 508 631"><text:p/></draw:connector><draw:connector draw:name="AutoShape 714" draw:style-name="gr3" draw:text-style-name="P65" draw:type="line" svg:x1="5.556cm" svg:y1="1.901cm" svg:x2="4.794cm" svg:y2="1.272cm" svg:d="M5556 1901l-762-629" svg:viewBox="0 0 764 631"><text:p/></draw:connector></draw:g><text:line-break/><text:span text:style-name="T2">Рис. 3. Объединение узлов «т» и «и»</text:span></text:p>
      <text:p text:style-name="P9">Созда<text:span text:style-name="T2">ё</text:span>м узел <text:span text:style-name="T2">«е » с весом 2</text:span>, <text:span text:style-name="T2">объединяя узлы «е» и «пробел» (рис. 4).</text:span></text:p>
      <text:p text:style-name="P1"><draw:g text:anchor-type="as-char" svg:y="-0.004cm" draw:z-index="3" draw:name="Полотно 673" draw:style-name="gr1"><draw:custom-shape draw:name="Rectangle 676" draw:style-name="gr2" draw:text-style-name="P64" svg:width="0.953cm" svg:height="1.273cm" svg:x="0cm" svg:y="1.9cm"><text:p text:style-name="P63">С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677" draw:style-name="gr2" draw:text-style-name="P64" svg:width="0.953cm" svg:height="1.273cm" svg:x="1.27cm" svg:y="1.901cm"><text:p text:style-name="P63">ж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678" draw:style-name="gr2" draw:text-style-name="P64" svg:width="0.952cm" svg:height="1.273cm" svg:x="2.54cm" svg:y="1.901cm"><text:p text:style-name="P63">а</text:p><text:p text:style-name="P63">4</text:p><draw:enhanced-geometry svg:viewBox="0 0 21600 21600" draw:type="non-primitive" draw:enhanced-path="M 0 0 L 21600 0 21600 21600 0 21600 Z N"/></draw:custom-shape><draw:custom-shape draw:name="Rectangle 679" draw:style-name="gr2" draw:text-style-name="P64" svg:width="0.953cm" svg:height="1.273cm" svg:x="3.81cm" svg:y="1.901cm"><text:p text:style-name="P63">т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680" draw:style-name="gr2" draw:text-style-name="P64" svg:width="0.953cm" svg:height="1.273cm" svg:x="5.08cm" svg:y="1.901cm"><text:p text:style-name="P63">и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681" draw:style-name="gr2" draw:text-style-name="P64" svg:width="0.953cm" svg:height="1.273cm" svg:x="6.348cm" svg:y="1.903cm"><text:p text:style-name="P63">е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682" draw:style-name="gr2" draw:text-style-name="P64" svg:width="0.953cm" svg:height="1.273cm" svg:x="7.62cm" svg:y="1.903cm"><text:p text:style-name="P63"/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683" draw:style-name="gr2" draw:text-style-name="P64" svg:width="0.953cm" svg:height="1.273cm" svg:x="8.89cm" svg:y="1.903cm"><text:p text:style-name="P63">Х</text:p><text:p text:style-name="P63">1</text:p><draw:enhanced-geometry svg:viewBox="0 0 21600 21600" draw:type="non-primitive" draw:enhanced-path="M 0 0 L 21600 0 21600 21600 0 21600 Z N"/></draw:custom-shape><draw:custom-shape draw:name="Rectangle 684" draw:style-name="gr2" draw:text-style-name="P64" svg:width="0.952cm" svg:height="1.273cm" svg:x="10.16cm" svg:y="1.903cm"><text:p text:style-name="P63">ф</text:p><text:p text:style-name="P63">2</text:p><draw:enhanced-geometry svg:viewBox="0 0 21600 21600" draw:type="non-primitive" draw:enhanced-path="M 0 0 L 21600 0 21600 21600 0 21600 Z N"/></draw:custom-shape><draw:custom-shape draw:name="Rectangle 685" draw:style-name="gr2" draw:text-style-name="P64" svg:width="0.952cm" svg:height="1.273cm" svg:x="11.43cm" svg:y="1.903cm"><text:p text:style-name="P63">м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686" draw:style-name="gr2" draw:text-style-name="P64" svg:width="0.953cm" svg:height="1.273cm" svg:x="12.7cm" svg:y="1.903cm"><text:p text:style-name="P63">н</text:p><text:p text:style-name="P63">1</text:p><draw:enhanced-geometry svg:viewBox="0 0 21600 21600" draw:type="non-primitive" draw:enhanced-path="M 0 0 L 21600 0 21600 21600 0 21600 Z N"/></draw:custom-shape><draw:custom-shape draw:name="Rectangle 687" draw:style-name="gr2" draw:text-style-name="P64" svg:width="1.588cm" svg:height="1.273cm" svg:x="0.508cm" svg:y="0cm"><text:p text:style-name="P63">Сж</text:p><text:p text:style-name="P63">2</text:p><draw:enhanced-geometry svg:viewBox="0 0 21600 21600" draw:type="non-primitive" draw:enhanced-path="M 0 0 L 21600 0 21600 21600 0 21600 Z N"/></draw:custom-shape><draw:connector draw:name="AutoShape 688" draw:style-name="gr3" draw:text-style-name="P65" draw:type="line" svg:x1="0.476cm" svg:y1="1.847cm" svg:x2="1.302cm" svg:y2="1.221cm" svg:d="M476 1843l826-626" svg:viewBox="0 0 827 628"><text:p/></draw:connector><draw:connector draw:name="AutoShape 689" draw:style-name="gr3" draw:text-style-name="P65" draw:type="line" svg:x1="1.746cm" svg:y1="1.847cm" svg:x2="1.302cm" svg:y2="1.221cm" svg:d="M1746 1843l-444-626" svg:viewBox="0 0 446 628"><text:p/></draw:connector><draw:custom-shape draw:name="Rectangle 690" draw:style-name="gr2" draw:text-style-name="P64" svg:width="1.588cm" svg:height="1.273cm" svg:x="4.001cm" svg:y="0cm"><text:p text:style-name="P63">ти</text:p><text:p text:style-name="P63">2</text:p><draw:enhanced-geometry svg:viewBox="0 0 21600 21600" draw:type="non-primitive" draw:enhanced-path="M 0 0 L 21600 0 21600 21600 0 21600 Z N"/></draw:custom-shape><draw:connector draw:name="AutoShape 691" draw:style-name="gr3" draw:text-style-name="P65" draw:type="line" svg:x1="4.288cm" svg:y1="1.847cm" svg:x2="4.794cm" svg:y2="1.221cm" svg:d="M4288 1843l506-626" svg:viewBox="0 0 508 628"><text:p/></draw:connector><draw:connector draw:name="AutoShape 692" draw:style-name="gr3" draw:text-style-name="P65" draw:type="line" svg:x1="5.556cm" svg:y1="1.847cm" svg:x2="4.794cm" svg:y2="1.221cm" svg:d="M5556 1843l-762-626" svg:viewBox="0 0 764 628"><text:p/></draw:connector><draw:custom-shape draw:name="Rectangle 693" draw:style-name="gr2" draw:text-style-name="P64" svg:width="1.588cm" svg:height="1.273cm" svg:x="6.541cm" svg:y="0cm"><text:p text:style-name="P63">е</text:p><text:p text:style-name="P63">2</text:p><draw:enhanced-geometry svg:viewBox="0 0 21600 21600" draw:type="non-primitive" draw:enhanced-path="M 0 0 L 21600 0 21600 21600 0 21600 Z N"/></draw:custom-shape><draw:connector draw:name="AutoShape 694" draw:style-name="gr3" draw:text-style-name="P65" draw:type="line" svg:x1="6.824cm" svg:y1="1.847cm" svg:x2="7.334cm" svg:y2="1.221cm" svg:d="M6824 1843l510-626" svg:viewBox="0 0 512 628"><text:p/></draw:connector><draw:connector draw:name="AutoShape 695" draw:style-name="gr3" draw:text-style-name="P65" draw:type="line" svg:x1="8.096cm" svg:y1="1.847cm" svg:x2="7.334cm" svg:y2="1.221cm" svg:d="M8096 1843l-762-626" svg:viewBox="0 0 764 628"><text:p/></draw:connector></draw:g><text:line-break/><text:span text:style-name="T2">Рис. 4. Объединение узлов «е» и «пробел»</text:span></text:p>
      <text:p text:style-name="P9">Созда<text:span text:style-name="T2">ё</text:span>м узел <text:span text:style-name="T2">«мн» с весом 2</text:span>, <text:span text:style-name="T2">объединяя узлы «м» и «н» (рис. 5).</text:span></text:p>
      <text:p text:style-name="Drawing"><text:soft-page-break/><draw:g text:anchor-type="as-char" svg:y="0cm" draw:z-index="4" draw:name="Полотно 652" draw:style-name="gr1"><draw:custom-shape draw:name="Rectangle 651" draw:style-name="gr2" draw:text-style-name="P64" svg:width="0.953cm" svg:height="1.273cm" svg:x="0cm" svg:y="1.9cm"><text:p text:style-name="P63">С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652" draw:style-name="gr2" draw:text-style-name="P64" svg:width="0.953cm" svg:height="1.273cm" svg:x="1.27cm" svg:y="1.901cm"><text:p text:style-name="P63">ж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653" draw:style-name="gr2" draw:text-style-name="P64" svg:width="0.952cm" svg:height="1.273cm" svg:x="2.54cm" svg:y="1.901cm"><text:p text:style-name="P63">а</text:p><text:p text:style-name="P63">4</text:p><draw:enhanced-geometry svg:viewBox="0 0 21600 21600" draw:type="non-primitive" draw:enhanced-path="M 0 0 L 21600 0 21600 21600 0 21600 Z N"/></draw:custom-shape><draw:custom-shape draw:name="Rectangle 654" draw:style-name="gr2" draw:text-style-name="P64" svg:width="0.953cm" svg:height="1.273cm" svg:x="3.81cm" svg:y="1.901cm"><text:p text:style-name="P63">т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655" draw:style-name="gr2" draw:text-style-name="P64" svg:width="0.953cm" svg:height="1.273cm" svg:x="5.08cm" svg:y="1.901cm"><text:p text:style-name="P63">и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656" draw:style-name="gr2" draw:text-style-name="P64" svg:width="0.953cm" svg:height="1.273cm" svg:x="6.348cm" svg:y="1.903cm"><text:p text:style-name="P63">е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657" draw:style-name="gr2" draw:text-style-name="P64" svg:width="0.953cm" svg:height="1.273cm" svg:x="7.62cm" svg:y="1.903cm"><text:p text:style-name="P63"/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658" draw:style-name="gr2" draw:text-style-name="P64" svg:width="0.953cm" svg:height="1.273cm" svg:x="8.89cm" svg:y="1.903cm"><text:p text:style-name="P63">Х</text:p><text:p text:style-name="P63">1</text:p><draw:enhanced-geometry svg:viewBox="0 0 21600 21600" draw:type="non-primitive" draw:enhanced-path="M 0 0 L 21600 0 21600 21600 0 21600 Z N"/></draw:custom-shape><draw:custom-shape draw:name="Rectangle 659" draw:style-name="gr2" draw:text-style-name="P64" svg:width="0.952cm" svg:height="1.273cm" svg:x="10.16cm" svg:y="1.903cm"><text:p text:style-name="P63">ф</text:p><text:p text:style-name="P63">2</text:p><draw:enhanced-geometry svg:viewBox="0 0 21600 21600" draw:type="non-primitive" draw:enhanced-path="M 0 0 L 21600 0 21600 21600 0 21600 Z N"/></draw:custom-shape><draw:custom-shape draw:name="Rectangle 660" draw:style-name="gr2" draw:text-style-name="P64" svg:width="0.952cm" svg:height="1.273cm" svg:x="11.43cm" svg:y="1.903cm"><text:p text:style-name="P63">м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661" draw:style-name="gr2" draw:text-style-name="P64" svg:width="0.953cm" svg:height="1.273cm" svg:x="12.7cm" svg:y="1.903cm"><text:p text:style-name="P63">н</text:p><text:p text:style-name="P63">1</text:p><draw:enhanced-geometry svg:viewBox="0 0 21600 21600" draw:type="non-primitive" draw:enhanced-path="M 0 0 L 21600 0 21600 21600 0 21600 Z N"/></draw:custom-shape><draw:custom-shape draw:name="Rectangle 662" draw:style-name="gr2" draw:text-style-name="P64" svg:width="1.588cm" svg:height="1.273cm" svg:x="0.508cm" svg:y="0cm"><text:p text:style-name="P63">Сж</text:p><text:p text:style-name="P63">2</text:p><draw:enhanced-geometry svg:viewBox="0 0 21600 21600" draw:type="non-primitive" draw:enhanced-path="M 0 0 L 21600 0 21600 21600 0 21600 Z N"/></draw:custom-shape><draw:connector draw:name="AutoShape 663" draw:style-name="gr3" draw:text-style-name="P65" draw:type="line" svg:x1="0.476cm" svg:y1="1.9cm" svg:x2="1.302cm" svg:y2="1.272cm" svg:d="M476 1900l826-628" svg:viewBox="0 0 827 630"><text:p/></draw:connector><draw:connector draw:name="AutoShape 664" draw:style-name="gr3" draw:text-style-name="P65" draw:type="line" svg:x1="1.746cm" svg:y1="1.901cm" svg:x2="1.302cm" svg:y2="1.272cm" svg:d="M1746 1901l-444-629" svg:viewBox="0 0 446 631"><text:p/></draw:connector><draw:custom-shape draw:name="Rectangle 665" draw:style-name="gr2" draw:text-style-name="P64" svg:width="1.588cm" svg:height="1.273cm" svg:x="4.001cm" svg:y="0cm"><text:p text:style-name="P63">ти</text:p><text:p text:style-name="P63">2</text:p><draw:enhanced-geometry svg:viewBox="0 0 21600 21600" draw:type="non-primitive" draw:enhanced-path="M 0 0 L 21600 0 21600 21600 0 21600 Z N"/></draw:custom-shape><draw:connector draw:name="AutoShape 666" draw:style-name="gr3" draw:text-style-name="P65" draw:type="line" svg:x1="4.288cm" svg:y1="1.901cm" svg:x2="4.794cm" svg:y2="1.272cm" svg:d="M4288 1901l506-629" svg:viewBox="0 0 508 631"><text:p/></draw:connector><draw:connector draw:name="AutoShape 667" draw:style-name="gr3" draw:text-style-name="P65" draw:type="line" svg:x1="5.556cm" svg:y1="1.901cm" svg:x2="4.794cm" svg:y2="1.272cm" svg:d="M5556 1901l-762-629" svg:viewBox="0 0 764 631"><text:p/></draw:connector><draw:custom-shape draw:name="Rectangle 668" draw:style-name="gr2" draw:text-style-name="P64" svg:width="1.588cm" svg:height="1.273cm" svg:x="6.541cm" svg:y="0cm"><text:p text:style-name="P63">е</text:p><text:p text:style-name="P63">2</text:p><draw:enhanced-geometry svg:viewBox="0 0 21600 21600" draw:type="non-primitive" draw:enhanced-path="M 0 0 L 21600 0 21600 21600 0 21600 Z N"/></draw:custom-shape><draw:connector draw:name="AutoShape 669" draw:style-name="gr3" draw:text-style-name="P65" draw:type="line" svg:x1="6.824cm" svg:y1="1.903cm" svg:x2="7.334cm" svg:y2="1.272cm" svg:d="M6824 1903l510-631" svg:viewBox="0 0 512 633"><text:p/></draw:connector><draw:connector draw:name="AutoShape 670" draw:style-name="gr3" draw:text-style-name="P65" draw:type="line" svg:x1="8.096cm" svg:y1="1.903cm" svg:x2="7.334cm" svg:y2="1.272cm" svg:d="M8096 1903l-762-631" svg:viewBox="0 0 764 633"><text:p/></draw:connector><draw:custom-shape draw:name="Rectangle 671" draw:style-name="gr2" draw:text-style-name="P64" svg:width="1.588cm" svg:height="1.273cm" svg:x="11.621cm" svg:y="0cm"><text:p text:style-name="P63">мн</text:p><text:p text:style-name="P63">2</text:p><draw:enhanced-geometry svg:viewBox="0 0 21600 21600" draw:type="non-primitive" draw:enhanced-path="M 0 0 L 21600 0 21600 21600 0 21600 Z N"/></draw:custom-shape><draw:connector draw:name="AutoShape 672" draw:style-name="gr3" draw:text-style-name="P65" draw:type="line" svg:x1="11.906cm" svg:y1="1.903cm" svg:x2="12.414cm" svg:y2="1.272cm" svg:d="M11906 1903l508-631" svg:viewBox="0 0 510 633"><text:p/></draw:connector><draw:connector draw:name="AutoShape 673" draw:style-name="gr3" draw:text-style-name="P65" draw:type="line" svg:x1="13.176cm" svg:y1="1.903cm" svg:x2="12.414cm" svg:y2="1.272cm" svg:d="M13176 1903l-762-631" svg:viewBox="0 0 764 633"><text:p/></draw:connector></draw:g><text:line-break/><text:span text:style-name="T2">Рис. 5. Объединение узлов «м» и «н»</text:span></text:p>
      <text:p text:style-name="Text_20_body">Созда<text:span text:style-name="T2">ё</text:span>м узел <text:span text:style-name="T2">«Хф» с весом 3</text:span>, <text:span text:style-name="T2">объединяя узлы «Х» и «ф» (рис.6).</text:span></text:p>
      <text:p text:style-name="P1"><draw:g text:anchor-type="as-char" svg:y="0cm" draw:z-index="5" draw:name="Полотно 628" draw:style-name="gr1"><draw:custom-shape draw:name="Rectangle 623" draw:style-name="gr2" draw:text-style-name="P64" svg:width="0.953cm" svg:height="1.273cm" svg:x="0cm" svg:y="1.9cm"><text:p text:style-name="P63">С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624" draw:style-name="gr2" draw:text-style-name="P64" svg:width="0.953cm" svg:height="1.273cm" svg:x="1.27cm" svg:y="1.901cm"><text:p text:style-name="P63">ж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625" draw:style-name="gr2" draw:text-style-name="P64" svg:width="0.952cm" svg:height="1.273cm" svg:x="2.54cm" svg:y="1.901cm"><text:p text:style-name="P63">а</text:p><text:p text:style-name="P63">4</text:p><draw:enhanced-geometry svg:viewBox="0 0 21600 21600" draw:type="non-primitive" draw:enhanced-path="M 0 0 L 21600 0 21600 21600 0 21600 Z N"/></draw:custom-shape><draw:custom-shape draw:name="Rectangle 626" draw:style-name="gr2" draw:text-style-name="P64" svg:width="0.953cm" svg:height="1.273cm" svg:x="3.81cm" svg:y="1.901cm"><text:p text:style-name="P63">т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627" draw:style-name="gr2" draw:text-style-name="P64" svg:width="0.953cm" svg:height="1.273cm" svg:x="5.08cm" svg:y="1.901cm"><text:p text:style-name="P63">и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628" draw:style-name="gr2" draw:text-style-name="P64" svg:width="0.953cm" svg:height="1.273cm" svg:x="6.348cm" svg:y="1.903cm"><text:p text:style-name="P63">е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629" draw:style-name="gr2" draw:text-style-name="P64" svg:width="0.953cm" svg:height="1.273cm" svg:x="7.62cm" svg:y="1.903cm"><text:p text:style-name="P63"/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630" draw:style-name="gr2" draw:text-style-name="P64" svg:width="0.953cm" svg:height="1.273cm" svg:x="8.89cm" svg:y="1.903cm"><text:p text:style-name="P63">Х</text:p><text:p text:style-name="P63">1</text:p><draw:enhanced-geometry svg:viewBox="0 0 21600 21600" draw:type="non-primitive" draw:enhanced-path="M 0 0 L 21600 0 21600 21600 0 21600 Z N"/></draw:custom-shape><draw:custom-shape draw:name="Rectangle 631" draw:style-name="gr2" draw:text-style-name="P64" svg:width="0.952cm" svg:height="1.273cm" svg:x="10.16cm" svg:y="1.903cm"><text:p text:style-name="P63">ф</text:p><text:p text:style-name="P63">2</text:p><draw:enhanced-geometry svg:viewBox="0 0 21600 21600" draw:type="non-primitive" draw:enhanced-path="M 0 0 L 21600 0 21600 21600 0 21600 Z N"/></draw:custom-shape><draw:custom-shape draw:name="Rectangle 632" draw:style-name="gr2" draw:text-style-name="P64" svg:width="0.952cm" svg:height="1.273cm" svg:x="11.43cm" svg:y="1.903cm"><text:p text:style-name="P63">м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633" draw:style-name="gr2" draw:text-style-name="P64" svg:width="0.953cm" svg:height="1.273cm" svg:x="12.7cm" svg:y="1.903cm"><text:p text:style-name="P63">н</text:p><text:p text:style-name="P63">1</text:p><draw:enhanced-geometry svg:viewBox="0 0 21600 21600" draw:type="non-primitive" draw:enhanced-path="M 0 0 L 21600 0 21600 21600 0 21600 Z N"/></draw:custom-shape><draw:custom-shape draw:name="Rectangle 634" draw:style-name="gr2" draw:text-style-name="P64" svg:width="1.588cm" svg:height="1.273cm" svg:x="0.508cm" svg:y="0cm"><text:p text:style-name="P63">Сж</text:p><text:p text:style-name="P63">2</text:p><draw:enhanced-geometry svg:viewBox="0 0 21600 21600" draw:type="non-primitive" draw:enhanced-path="M 0 0 L 21600 0 21600 21600 0 21600 Z N"/></draw:custom-shape><draw:connector draw:name="AutoShape 635" draw:style-name="gr3" draw:text-style-name="P65" draw:type="line" svg:x1="0.476cm" svg:y1="1.9cm" svg:x2="1.302cm" svg:y2="1.272cm" svg:d="M476 1900l826-628" svg:viewBox="0 0 827 630"><text:p/></draw:connector><draw:connector draw:name="AutoShape 636" draw:style-name="gr3" draw:text-style-name="P65" draw:type="line" svg:x1="1.746cm" svg:y1="1.901cm" svg:x2="1.302cm" svg:y2="1.272cm" svg:d="M1746 1901l-444-629" svg:viewBox="0 0 446 631"><text:p/></draw:connector><draw:custom-shape draw:name="Rectangle 637" draw:style-name="gr2" draw:text-style-name="P64" svg:width="1.588cm" svg:height="1.273cm" svg:x="4.001cm" svg:y="0cm"><text:p text:style-name="P63">ти</text:p><text:p text:style-name="P63">2</text:p><draw:enhanced-geometry svg:viewBox="0 0 21600 21600" draw:type="non-primitive" draw:enhanced-path="M 0 0 L 21600 0 21600 21600 0 21600 Z N"/></draw:custom-shape><draw:connector draw:name="AutoShape 638" draw:style-name="gr3" draw:text-style-name="P65" draw:type="line" svg:x1="4.288cm" svg:y1="1.901cm" svg:x2="4.794cm" svg:y2="1.272cm" svg:d="M4288 1901l506-629" svg:viewBox="0 0 508 631"><text:p/></draw:connector><draw:connector draw:name="AutoShape 639" draw:style-name="gr3" draw:text-style-name="P65" draw:type="line" svg:x1="5.556cm" svg:y1="1.901cm" svg:x2="4.794cm" svg:y2="1.272cm" svg:d="M5556 1901l-762-629" svg:viewBox="0 0 764 631"><text:p/></draw:connector><draw:custom-shape draw:name="Rectangle 640" draw:style-name="gr2" draw:text-style-name="P64" svg:width="1.588cm" svg:height="1.273cm" svg:x="6.541cm" svg:y="0cm"><text:p text:style-name="P63">е</text:p><text:p text:style-name="P63">2</text:p><draw:enhanced-geometry svg:viewBox="0 0 21600 21600" draw:type="non-primitive" draw:enhanced-path="M 0 0 L 21600 0 21600 21600 0 21600 Z N"/></draw:custom-shape><draw:connector draw:name="AutoShape 641" draw:style-name="gr3" draw:text-style-name="P65" draw:type="line" svg:x1="6.824cm" svg:y1="1.903cm" svg:x2="7.334cm" svg:y2="1.272cm" svg:d="M6824 1903l510-631" svg:viewBox="0 0 512 633"><text:p/></draw:connector><draw:connector draw:name="AutoShape 642" draw:style-name="gr3" draw:text-style-name="P65" draw:type="line" svg:x1="8.096cm" svg:y1="1.903cm" svg:x2="7.334cm" svg:y2="1.272cm" svg:d="M8096 1903l-762-631" svg:viewBox="0 0 764 633"><text:p/></draw:connector><draw:custom-shape draw:name="Rectangle 643" draw:style-name="gr2" draw:text-style-name="P64" svg:width="1.588cm" svg:height="1.273cm" svg:x="11.621cm" svg:y="0cm"><text:p text:style-name="P63">мн</text:p><text:p text:style-name="P63">2</text:p><draw:enhanced-geometry svg:viewBox="0 0 21600 21600" draw:type="non-primitive" draw:enhanced-path="M 0 0 L 21600 0 21600 21600 0 21600 Z N"/></draw:custom-shape><draw:connector draw:name="AutoShape 644" draw:style-name="gr3" draw:text-style-name="P65" draw:type="line" svg:x1="11.906cm" svg:y1="1.903cm" svg:x2="12.414cm" svg:y2="1.272cm" svg:d="M11906 1903l508-631" svg:viewBox="0 0 510 633"><text:p/></draw:connector><draw:connector draw:name="AutoShape 645" draw:style-name="gr3" draw:text-style-name="P65" draw:type="line" svg:x1="13.176cm" svg:y1="1.903cm" svg:x2="12.414cm" svg:y2="1.272cm" svg:d="M13176 1903l-762-631" svg:viewBox="0 0 764 633"><text:p/></draw:connector><draw:custom-shape draw:name="Rectangle 646" draw:style-name="gr2" draw:text-style-name="P64" svg:width="1.588cm" svg:height="1.273cm" svg:x="9.081cm" svg:y="0cm"><text:p text:style-name="P63">Хф</text:p><text:p text:style-name="P63">3</text:p><draw:enhanced-geometry svg:viewBox="0 0 21600 21600" draw:type="non-primitive" draw:enhanced-path="M 0 0 L 21600 0 21600 21600 0 21600 Z N"/></draw:custom-shape><draw:connector draw:name="AutoShape 647" draw:style-name="gr3" draw:text-style-name="P65" draw:type="line" svg:x1="9.368cm" svg:y1="1.903cm" svg:x2="9.874cm" svg:y2="1.272cm" svg:d="M9368 1903l506-631" svg:viewBox="0 0 508 633"><text:p/></draw:connector><draw:connector draw:name="AutoShape 648" draw:style-name="gr3" draw:text-style-name="P65" draw:type="line" svg:x1="10.636cm" svg:y1="1.903cm" svg:x2="9.874cm" svg:y2="1.272cm" svg:d="M10636 1903l-762-631" svg:viewBox="0 0 764 633"><text:p/></draw:connector></draw:g><text:line-break/><text:span text:style-name="T2">Рис. 6. Объединение узлов «Х» и «ф»</text:span></text:p>
      <text:p text:style-name="Text_20_body">Созда<text:span text:style-name="T2">ё</text:span>м узел <text:span text:style-name="T2">«Сжти» с весом 4</text:span>, <text:span text:style-name="T2">объединяя узлы «Сж» и «ти» (рис. 7).</text:span></text:p>
      <text:p text:style-name="P2"><text:soft-page-break/><draw:g text:anchor-type="as-char" svg:y="-1cm" draw:z-index="6" draw:name="Полотно 601" draw:style-name="gr1"><draw:custom-shape draw:name="Rectangle 592" draw:style-name="gr2" draw:text-style-name="P64" svg:width="0.953cm" svg:height="1.273cm" svg:x="0cm" svg:y="16.533cm"><text:p text:style-name="P63">С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593" draw:style-name="gr2" draw:text-style-name="P64" svg:width="0.953cm" svg:height="1.273cm" svg:x="1.27cm" svg:y="16.535cm"><text:p text:style-name="P63">ж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594" draw:style-name="gr2" draw:text-style-name="P64" svg:width="0.952cm" svg:height="1.273cm" svg:x="2.54cm" svg:y="16.535cm"><text:p text:style-name="P63">а</text:p><text:p text:style-name="P63">4</text:p><draw:enhanced-geometry svg:viewBox="0 0 21600 21600" draw:type="non-primitive" draw:enhanced-path="M 0 0 L 21600 0 21600 21600 0 21600 Z N"/></draw:custom-shape><draw:custom-shape draw:name="Rectangle 595" draw:style-name="gr2" draw:text-style-name="P64" svg:width="0.953cm" svg:height="1.273cm" svg:x="3.81cm" svg:y="16.535cm"><text:p text:style-name="P63">т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596" draw:style-name="gr2" draw:text-style-name="P64" svg:width="0.953cm" svg:height="1.273cm" svg:x="5.08cm" svg:y="16.535cm"><text:p text:style-name="P63">и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597" draw:style-name="gr2" draw:text-style-name="P64" svg:width="0.953cm" svg:height="1.273cm" svg:x="6.348cm" svg:y="16.536cm"><text:p text:style-name="P63">е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598" draw:style-name="gr2" draw:text-style-name="P64" svg:width="0.953cm" svg:height="1.273cm" svg:x="7.62cm" svg:y="16.536cm"><text:p text:style-name="P63"/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599" draw:style-name="gr2" draw:text-style-name="P64" svg:width="0.953cm" svg:height="1.273cm" svg:x="8.89cm" svg:y="16.536cm"><text:p text:style-name="P63">Х</text:p><text:p text:style-name="P63">1</text:p><draw:enhanced-geometry svg:viewBox="0 0 21600 21600" draw:type="non-primitive" draw:enhanced-path="M 0 0 L 21600 0 21600 21600 0 21600 Z N"/></draw:custom-shape><draw:custom-shape draw:name="Rectangle 600" draw:style-name="gr2" draw:text-style-name="P64" svg:width="0.952cm" svg:height="1.273cm" svg:x="10.16cm" svg:y="16.536cm"><text:p text:style-name="P63">ф</text:p><text:p text:style-name="P63">2</text:p><draw:enhanced-geometry svg:viewBox="0 0 21600 21600" draw:type="non-primitive" draw:enhanced-path="M 0 0 L 21600 0 21600 21600 0 21600 Z N"/></draw:custom-shape><draw:custom-shape draw:name="Rectangle 601" draw:style-name="gr2" draw:text-style-name="P64" svg:width="0.952cm" svg:height="1.273cm" svg:x="11.43cm" svg:y="16.536cm"><text:p text:style-name="P63">м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602" draw:style-name="gr2" draw:text-style-name="P64" svg:width="0.953cm" svg:height="1.273cm" svg:x="12.7cm" svg:y="16.536cm"><text:p text:style-name="P63">н</text:p><text:p text:style-name="P63">1</text:p><draw:enhanced-geometry svg:viewBox="0 0 21600 21600" draw:type="non-primitive" draw:enhanced-path="M 0 0 L 21600 0 21600 21600 0 21600 Z N"/></draw:custom-shape><draw:custom-shape draw:name="Rectangle 603" draw:style-name="gr2" draw:text-style-name="P64" svg:width="1.588cm" svg:height="1.273cm" svg:x="0.508cm" svg:y="14.633cm"><text:p text:style-name="P63">Сж</text:p><text:p text:style-name="P63">2</text:p><draw:enhanced-geometry svg:viewBox="0 0 21600 21600" draw:type="non-primitive" draw:enhanced-path="M 0 0 L 21600 0 21600 21600 0 21600 Z N"/></draw:custom-shape><draw:connector draw:name="AutoShape 604" draw:style-name="gr3" draw:text-style-name="P65" draw:type="line" svg:x1="0.476cm" svg:y1="2.531cm" svg:x2="1.302cm" svg:y2="1.903cm" svg:d="M476 1531l826-628" svg:viewBox="0 0 827 630"><text:p/></draw:connector><draw:connector draw:name="AutoShape 605" draw:style-name="gr3" draw:text-style-name="P65" draw:type="line" svg:x1="1.746cm" svg:y1="2.533cm" svg:x2="1.302cm" svg:y2="1.903cm" svg:d="M1746 1533l-444-630" svg:viewBox="0 0 446 631"><text:p/></draw:connector><draw:custom-shape draw:name="Rectangle 606" draw:style-name="gr2" draw:text-style-name="P64" svg:width="1.588cm" svg:height="1.273cm" svg:x="4.001cm" svg:y="14.633cm"><text:p text:style-name="P63">ти</text:p><text:p text:style-name="P63">2</text:p><draw:enhanced-geometry svg:viewBox="0 0 21600 21600" draw:type="non-primitive" draw:enhanced-path="M 0 0 L 21600 0 21600 21600 0 21600 Z N"/></draw:custom-shape><draw:connector draw:name="AutoShape 607" draw:style-name="gr3" draw:text-style-name="P65" draw:type="line" svg:x1="4.288cm" svg:y1="2.533cm" svg:x2="4.794cm" svg:y2="1.903cm" svg:d="M4288 1533l506-630" svg:viewBox="0 0 508 631"><text:p/></draw:connector><draw:connector draw:name="AutoShape 608" draw:style-name="gr3" draw:text-style-name="P65" draw:type="line" svg:x1="5.556cm" svg:y1="2.533cm" svg:x2="4.794cm" svg:y2="1.903cm" svg:d="M5556 1533l-762-630" svg:viewBox="0 0 764 631"><text:p/></draw:connector><draw:custom-shape draw:name="Rectangle 609" draw:style-name="gr2" draw:text-style-name="P64" svg:width="1.588cm" svg:height="1.273cm" svg:x="6.541cm" svg:y="14.633cm"><text:p text:style-name="P63">е</text:p><text:p text:style-name="P63">2</text:p><draw:enhanced-geometry svg:viewBox="0 0 21600 21600" draw:type="non-primitive" draw:enhanced-path="M 0 0 L 21600 0 21600 21600 0 21600 Z N"/></draw:custom-shape><draw:connector draw:name="AutoShape 610" draw:style-name="gr3" draw:text-style-name="P65" draw:type="line" svg:x1="6.824cm" svg:y1="2.535cm" svg:x2="7.334cm" svg:y2="1.903cm" svg:d="M6824 1535l510-632" svg:viewBox="0 0 512 633"><text:p/></draw:connector><draw:connector draw:name="AutoShape 611" draw:style-name="gr3" draw:text-style-name="P65" draw:type="line" svg:x1="8.096cm" svg:y1="2.535cm" svg:x2="7.334cm" svg:y2="1.903cm" svg:d="M8096 1535l-762-632" svg:viewBox="0 0 764 633"><text:p/></draw:connector><draw:custom-shape draw:name="Rectangle 612" draw:style-name="gr2" draw:text-style-name="P64" svg:width="1.588cm" svg:height="1.273cm" svg:x="11.621cm" svg:y="14.633cm"><text:p text:style-name="P63">мн</text:p><text:p text:style-name="P63">2</text:p><draw:enhanced-geometry svg:viewBox="0 0 21600 21600" draw:type="non-primitive" draw:enhanced-path="M 0 0 L 21600 0 21600 21600 0 21600 Z N"/></draw:custom-shape><draw:connector draw:name="AutoShape 613" draw:style-name="gr3" draw:text-style-name="P65" draw:type="line" svg:x1="11.906cm" svg:y1="2.535cm" svg:x2="12.414cm" svg:y2="1.903cm" svg:d="M11906 1535l508-632" svg:viewBox="0 0 510 633"><text:p/></draw:connector><draw:connector draw:name="AutoShape 614" draw:style-name="gr3" draw:text-style-name="P65" draw:type="line" svg:x1="13.176cm" svg:y1="2.535cm" svg:x2="12.414cm" svg:y2="1.903cm" svg:d="M13176 1535l-762-632" svg:viewBox="0 0 764 633"><text:p/></draw:connector><draw:custom-shape draw:name="Rectangle 615" draw:style-name="gr2" draw:text-style-name="P64" svg:width="1.588cm" svg:height="1.273cm" svg:x="9.081cm" svg:y="14.633cm"><text:p text:style-name="P63">Хф</text:p><text:p text:style-name="P63">3</text:p><draw:enhanced-geometry svg:viewBox="0 0 21600 21600" draw:type="non-primitive" draw:enhanced-path="M 0 0 L 21600 0 21600 21600 0 21600 Z N"/></draw:custom-shape><draw:connector draw:name="AutoShape 616" draw:style-name="gr3" draw:text-style-name="P65" draw:type="line" svg:x1="9.368cm" svg:y1="2.535cm" svg:x2="9.874cm" svg:y2="1.903cm" svg:d="M9368 1535l506-632" svg:viewBox="0 0 508 633"><text:p/></draw:connector><draw:connector draw:name="AutoShape 617" draw:style-name="gr3" draw:text-style-name="P65" draw:type="line" svg:x1="10.636cm" svg:y1="2.535cm" svg:x2="9.874cm" svg:y2="1.903cm" svg:d="M10636 1535l-762-632" svg:viewBox="0 0 764 633"><text:p/></draw:connector><draw:custom-shape draw:name="Rectangle 618" draw:style-name="gr2" draw:text-style-name="P64" svg:width="2.223cm" svg:height="1.273cm" svg:x="2.096cm" svg:y="12.728cm"><text:p text:style-name="P63">Сжти</text:p><text:p text:style-name="P63">4</text:p><draw:enhanced-geometry svg:viewBox="0 0 21600 21600" draw:type="non-primitive" draw:enhanced-path="M 0 0 L 21600 0 21600 21600 0 21600 Z N"/></draw:custom-shape><draw:connector draw:name="AutoShape 619" draw:style-name="gr3" draw:text-style-name="P65" draw:type="line" svg:x1="1.302cm" svg:y1="0.632cm" svg:x2="3.207cm" svg:y2="0.001cm" svg:d="M1302-369l1905-631" svg:viewBox="0 0 1907 633"><text:p/></draw:connector><draw:connector draw:name="AutoShape 620" draw:style-name="gr3" draw:text-style-name="P65" draw:type="line" svg:x1="4.794cm" svg:y1="0.632cm" svg:x2="3.207cm" svg:y2="0.001cm" svg:d="M4794-369l-1587-631" svg:viewBox="0 0 1589 633"><text:p/></draw:connector></draw:g><text:line-break/><text:span text:style-name="T2">Рис. 7. Объединение узлов «Сж» и «ти»</text:span></text:p>
      <text:p text:style-name="Text_20_body">Созда<text:span text:style-name="T2">ё</text:span>м узел <text:span text:style-name="T2">«е мн» с весом 4</text:span>, <text:span text:style-name="T2">объединяя узлы «е » и «мн» (рис. 8).</text:span></text:p>
      <text:p text:style-name="P2"><text:soft-page-break/><draw:g text:anchor-type="as-char" svg:y="-0.185cm" draw:z-index="7" draw:name="Полотно 571" draw:style-name="gr1"><draw:custom-shape draw:name="Rectangle 558" draw:style-name="gr2" draw:text-style-name="P64" svg:width="0.953cm" svg:height="1.273cm" svg:x="0cm" svg:y="5.124cm"><text:p text:style-name="P63">С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559" draw:style-name="gr2" draw:text-style-name="P64" svg:width="0.953cm" svg:height="1.273cm" svg:x="1.27cm" svg:y="5.126cm"><text:p text:style-name="P63">ж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560" draw:style-name="gr2" draw:text-style-name="P64" svg:width="0.952cm" svg:height="1.273cm" svg:x="2.54cm" svg:y="5.126cm"><text:p text:style-name="P63">а</text:p><text:p text:style-name="P63">4</text:p><draw:enhanced-geometry svg:viewBox="0 0 21600 21600" draw:type="non-primitive" draw:enhanced-path="M 0 0 L 21600 0 21600 21600 0 21600 Z N"/></draw:custom-shape><draw:custom-shape draw:name="Rectangle 561" draw:style-name="gr2" draw:text-style-name="P64" svg:width="0.953cm" svg:height="1.273cm" svg:x="3.81cm" svg:y="5.126cm"><text:p text:style-name="P63">т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562" draw:style-name="gr2" draw:text-style-name="P64" svg:width="0.953cm" svg:height="1.273cm" svg:x="5.08cm" svg:y="5.126cm"><text:p text:style-name="P63">и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563" draw:style-name="gr2" draw:text-style-name="P64" svg:width="0.953cm" svg:height="1.273cm" svg:x="6.348cm" svg:y="5.128cm"><text:p text:style-name="P63">е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564" draw:style-name="gr2" draw:text-style-name="P64" svg:width="0.953cm" svg:height="1.273cm" svg:x="7.62cm" svg:y="5.128cm"><text:p text:style-name="P63"/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565" draw:style-name="gr2" draw:text-style-name="P64" svg:width="0.953cm" svg:height="1.273cm" svg:x="8.89cm" svg:y="5.128cm"><text:p text:style-name="P63">Х</text:p><text:p text:style-name="P63">1</text:p><draw:enhanced-geometry svg:viewBox="0 0 21600 21600" draw:type="non-primitive" draw:enhanced-path="M 0 0 L 21600 0 21600 21600 0 21600 Z N"/></draw:custom-shape><draw:custom-shape draw:name="Rectangle 566" draw:style-name="gr2" draw:text-style-name="P64" svg:width="0.952cm" svg:height="1.273cm" svg:x="10.16cm" svg:y="5.128cm"><text:p text:style-name="P63">ф</text:p><text:p text:style-name="P63">2</text:p><draw:enhanced-geometry svg:viewBox="0 0 21600 21600" draw:type="non-primitive" draw:enhanced-path="M 0 0 L 21600 0 21600 21600 0 21600 Z N"/></draw:custom-shape><draw:custom-shape draw:name="Rectangle 567" draw:style-name="gr2" draw:text-style-name="P64" svg:width="0.952cm" svg:height="1.273cm" svg:x="11.43cm" svg:y="5.128cm"><text:p text:style-name="P63">м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568" draw:style-name="gr2" draw:text-style-name="P64" svg:width="0.953cm" svg:height="1.273cm" svg:x="12.7cm" svg:y="5.128cm"><text:p text:style-name="P63">н</text:p><text:p text:style-name="P63">1</text:p><draw:enhanced-geometry svg:viewBox="0 0 21600 21600" draw:type="non-primitive" draw:enhanced-path="M 0 0 L 21600 0 21600 21600 0 21600 Z N"/></draw:custom-shape><draw:custom-shape draw:name="Rectangle 569" draw:style-name="gr2" draw:text-style-name="P64" svg:width="1.588cm" svg:height="1.273cm" svg:x="0.508cm" svg:y="3.224cm"><text:p text:style-name="P63">Сж</text:p><text:p text:style-name="P63">2</text:p><draw:enhanced-geometry svg:viewBox="0 0 21600 21600" draw:type="non-primitive" draw:enhanced-path="M 0 0 L 21600 0 21600 21600 0 21600 Z N"/></draw:custom-shape><draw:connector draw:name="AutoShape 570" draw:style-name="gr3" draw:text-style-name="P65" draw:type="line" svg:x1="0.476cm" svg:y1="2.531cm" svg:x2="1.302cm" svg:y2="1.903cm" svg:d="M476 2346l826-628" svg:viewBox="0 0 827 630"><text:p/></draw:connector><draw:connector draw:name="AutoShape 571" draw:style-name="gr3" draw:text-style-name="P65" draw:type="line" svg:x1="1.746cm" svg:y1="2.536cm" svg:x2="1.302cm" svg:y2="1.903cm" svg:d="M1746 2351l-444-633" svg:viewBox="0 0 446 635"><text:p/></draw:connector><draw:custom-shape draw:name="Rectangle 572" draw:style-name="gr2" draw:text-style-name="P64" svg:width="1.588cm" svg:height="1.273cm" svg:x="4.001cm" svg:y="3.224cm"><text:p text:style-name="P63">ти</text:p><text:p text:style-name="P63">2</text:p><draw:enhanced-geometry svg:viewBox="0 0 21600 21600" draw:type="non-primitive" draw:enhanced-path="M 0 0 L 21600 0 21600 21600 0 21600 Z N"/></draw:custom-shape><draw:connector draw:name="AutoShape 573" draw:style-name="gr3" draw:text-style-name="P65" draw:type="line" svg:x1="4.288cm" svg:y1="2.536cm" svg:x2="4.794cm" svg:y2="1.903cm" svg:d="M4288 2351l506-633" svg:viewBox="0 0 508 635"><text:p/></draw:connector><draw:connector draw:name="AutoShape 574" draw:style-name="gr3" draw:text-style-name="P65" draw:type="line" svg:x1="5.556cm" svg:y1="2.536cm" svg:x2="4.794cm" svg:y2="1.903cm" svg:d="M5556 2351l-762-633" svg:viewBox="0 0 764 635"><text:p/></draw:connector><draw:custom-shape draw:name="Rectangle 575" draw:style-name="gr2" draw:text-style-name="P64" svg:width="1.588cm" svg:height="1.273cm" svg:x="6.541cm" svg:y="3.224cm"><text:p text:style-name="P63">е</text:p><text:p text:style-name="P63">2</text:p><draw:enhanced-geometry svg:viewBox="0 0 21600 21600" draw:type="non-primitive" draw:enhanced-path="M 0 0 L 21600 0 21600 21600 0 21600 Z N"/></draw:custom-shape><draw:connector draw:name="AutoShape 576" draw:style-name="gr3" draw:text-style-name="P65" draw:type="line" svg:x1="6.824cm" svg:y1="2.538cm" svg:x2="7.334cm" svg:y2="1.903cm" svg:d="M6824 2353l510-635" svg:viewBox="0 0 512 637"><text:p/></draw:connector><draw:connector draw:name="AutoShape 577" draw:style-name="gr3" draw:text-style-name="P65" draw:type="line" svg:x1="8.096cm" svg:y1="2.538cm" svg:x2="7.334cm" svg:y2="1.903cm" svg:d="M8096 2353l-762-635" svg:viewBox="0 0 764 637"><text:p/></draw:connector><draw:custom-shape draw:name="Rectangle 578" draw:style-name="gr2" draw:text-style-name="P64" svg:width="1.588cm" svg:height="1.273cm" svg:x="11.621cm" svg:y="3.224cm"><text:p text:style-name="P63">мн</text:p><text:p text:style-name="P63">2</text:p><draw:enhanced-geometry svg:viewBox="0 0 21600 21600" draw:type="non-primitive" draw:enhanced-path="M 0 0 L 21600 0 21600 21600 0 21600 Z N"/></draw:custom-shape><draw:connector draw:name="AutoShape 579" draw:style-name="gr3" draw:text-style-name="P65" draw:type="line" svg:x1="11.906cm" svg:y1="2.538cm" svg:x2="12.414cm" svg:y2="1.903cm" svg:d="M11906 2353l508-635" svg:viewBox="0 0 510 637"><text:p/></draw:connector><draw:connector draw:name="AutoShape 580" draw:style-name="gr3" draw:text-style-name="P65" draw:type="line" svg:x1="13.176cm" svg:y1="2.538cm" svg:x2="12.414cm" svg:y2="1.903cm" svg:d="M13176 2353l-762-635" svg:viewBox="0 0 764 637"><text:p/></draw:connector><draw:custom-shape draw:name="Rectangle 581" draw:style-name="gr2" draw:text-style-name="P64" svg:width="1.588cm" svg:height="1.273cm" svg:x="9.081cm" svg:y="3.224cm"><text:p text:style-name="P63">Хф</text:p><text:p text:style-name="P63">3</text:p><draw:enhanced-geometry svg:viewBox="0 0 21600 21600" draw:type="non-primitive" draw:enhanced-path="M 0 0 L 21600 0 21600 21600 0 21600 Z N"/></draw:custom-shape><draw:connector draw:name="AutoShape 582" draw:style-name="gr3" draw:text-style-name="P65" draw:type="line" svg:x1="9.368cm" svg:y1="2.538cm" svg:x2="9.874cm" svg:y2="1.903cm" svg:d="M9368 2353l506-635" svg:viewBox="0 0 508 637"><text:p/></draw:connector><draw:connector draw:name="AutoShape 583" draw:style-name="gr3" draw:text-style-name="P65" draw:type="line" svg:x1="10.636cm" svg:y1="2.538cm" svg:x2="9.874cm" svg:y2="1.903cm" svg:d="M10636 2353l-762-635" svg:viewBox="0 0 764 637"><text:p/></draw:connector><draw:custom-shape draw:name="Rectangle 584" draw:style-name="gr2" draw:text-style-name="P64" svg:width="2.223cm" svg:height="1.273cm" svg:x="2.096cm" svg:y="1.319cm"><text:p text:style-name="P63">Сжти</text:p><text:p text:style-name="P63">4</text:p><draw:enhanced-geometry svg:viewBox="0 0 21600 21600" draw:type="non-primitive" draw:enhanced-path="M 0 0 L 21600 0 21600 21600 0 21600 Z N"/></draw:custom-shape><draw:connector draw:name="AutoShape 585" draw:style-name="gr3" draw:text-style-name="P65" draw:type="line" svg:x1="1.302cm" svg:y1="0.633cm" svg:x2="3.207cm" svg:y2="0.001cm" svg:d="M1302 448l1905-633" svg:viewBox="0 0 1907 635"><text:p/></draw:connector><draw:connector draw:name="AutoShape 586" draw:style-name="gr3" draw:text-style-name="P65" draw:type="line" svg:x1="4.794cm" svg:y1="0.633cm" svg:x2="3.207cm" svg:y2="0.001cm" svg:d="M4794 448l-1587-633" svg:viewBox="0 0 1589 635"><text:p/></draw:connector><draw:custom-shape draw:name="Rectangle 587" draw:style-name="gr2" draw:text-style-name="P64" svg:width="2.223cm" svg:height="1.273cm" svg:x="10.033cm" svg:y="1.319cm"><text:p text:style-name="P63">е мн</text:p><text:p text:style-name="P63">4</text:p><draw:enhanced-geometry svg:viewBox="0 0 21600 21600" draw:type="non-primitive" draw:enhanced-path="M 0 0 L 21600 0 21600 21600 0 21600 Z N"/></draw:custom-shape><draw:connector draw:name="AutoShape 588" draw:style-name="gr3" draw:text-style-name="P65" draw:type="line" svg:x1="7.334cm" svg:y1="0.633cm" svg:x2="11.144cm" svg:y2="0.001cm" svg:d="M7334 448l3810-633" svg:viewBox="0 0 3812 635"><text:p/></draw:connector><draw:connector draw:name="AutoShape 589" draw:style-name="gr3" draw:text-style-name="P65" draw:type="line" svg:x1="12.414cm" svg:y1="0.633cm" svg:x2="11.144cm" svg:y2="0.001cm" svg:d="M12414 448l-1270-633" svg:viewBox="0 0 1272 635"><text:p/></draw:connector></draw:g><text:line-break/><text:span text:style-name="T2">Рис. 8. Объединение узлов «е » и «мн»</text:span></text:p>
      <text:p text:style-name="Text_20_body">Созда<text:span text:style-name="T2">ё</text:span>м узел <text:span text:style-name="T2">«е мнХф» с весом 7</text:span>, <text:span text:style-name="T2">объединяя узлы «е мн» и «Хфн» (рис. 9).</text:span></text:p>
      <text:p text:style-name="P2"><draw:g text:anchor-type="as-char" svg:y="0cm" draw:z-index="8" draw:name="Полотно 538" draw:style-name="gr1"><draw:custom-shape draw:name="Rectangle 521" draw:style-name="gr2" draw:text-style-name="P64" svg:width="0.953cm" svg:height="1.273cm" svg:x="0cm" svg:y="5.392cm"><text:p text:style-name="P63">С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522" draw:style-name="gr2" draw:text-style-name="P64" svg:width="0.953cm" svg:height="1.273cm" svg:x="1.27cm" svg:y="5.394cm"><text:p text:style-name="P63">ж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523" draw:style-name="gr2" draw:text-style-name="P64" svg:width="0.952cm" svg:height="1.273cm" svg:x="2.54cm" svg:y="5.394cm"><text:p text:style-name="P63">а</text:p><text:p text:style-name="P63">4</text:p><draw:enhanced-geometry svg:viewBox="0 0 21600 21600" draw:type="non-primitive" draw:enhanced-path="M 0 0 L 21600 0 21600 21600 0 21600 Z N"/></draw:custom-shape><draw:custom-shape draw:name="Rectangle 524" draw:style-name="gr2" draw:text-style-name="P64" svg:width="0.953cm" svg:height="1.273cm" svg:x="3.81cm" svg:y="5.394cm"><text:p text:style-name="P63">т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525" draw:style-name="gr2" draw:text-style-name="P64" svg:width="0.953cm" svg:height="1.273cm" svg:x="5.08cm" svg:y="5.394cm"><text:p text:style-name="P63">и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526" draw:style-name="gr2" draw:text-style-name="P64" svg:width="0.953cm" svg:height="1.273cm" svg:x="6.348cm" svg:y="5.396cm"><text:p text:style-name="P63">е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527" draw:style-name="gr2" draw:text-style-name="P64" svg:width="0.953cm" svg:height="1.273cm" svg:x="7.62cm" svg:y="5.396cm"><text:p text:style-name="P63"/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528" draw:style-name="gr2" draw:text-style-name="P64" svg:width="0.953cm" svg:height="1.273cm" svg:x="8.89cm" svg:y="5.396cm"><text:p text:style-name="P63">Х</text:p><text:p text:style-name="P63">1</text:p><draw:enhanced-geometry svg:viewBox="0 0 21600 21600" draw:type="non-primitive" draw:enhanced-path="M 0 0 L 21600 0 21600 21600 0 21600 Z N"/></draw:custom-shape><draw:custom-shape draw:name="Rectangle 529" draw:style-name="gr2" draw:text-style-name="P64" svg:width="0.952cm" svg:height="1.273cm" svg:x="10.16cm" svg:y="5.396cm"><text:p text:style-name="P63">ф</text:p><text:p text:style-name="P63">2</text:p><draw:enhanced-geometry svg:viewBox="0 0 21600 21600" draw:type="non-primitive" draw:enhanced-path="M 0 0 L 21600 0 21600 21600 0 21600 Z N"/></draw:custom-shape><draw:custom-shape draw:name="Rectangle 530" draw:style-name="gr2" draw:text-style-name="P64" svg:width="0.952cm" svg:height="1.273cm" svg:x="11.43cm" svg:y="5.396cm"><text:p text:style-name="P63">м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531" draw:style-name="gr2" draw:text-style-name="P64" svg:width="0.953cm" svg:height="1.273cm" svg:x="12.7cm" svg:y="5.396cm"><text:p text:style-name="P63">н</text:p><text:p text:style-name="P63">1</text:p><draw:enhanced-geometry svg:viewBox="0 0 21600 21600" draw:type="non-primitive" draw:enhanced-path="M 0 0 L 21600 0 21600 21600 0 21600 Z N"/></draw:custom-shape><draw:custom-shape draw:name="Rectangle 532" draw:style-name="gr2" draw:text-style-name="P64" svg:width="1.588cm" svg:height="1.273cm" svg:x="0.508cm" svg:y="3.493cm"><text:p text:style-name="P63">Сж</text:p><text:p text:style-name="P63">2</text:p><draw:enhanced-geometry svg:viewBox="0 0 21600 21600" draw:type="non-primitive" draw:enhanced-path="M 0 0 L 21600 0 21600 21600 0 21600 Z N"/></draw:custom-shape><draw:connector draw:name="AutoShape 533" draw:style-name="gr3" draw:text-style-name="P65" draw:type="line" svg:x1="0.476cm" svg:y1="5.392cm" svg:x2="1.302cm" svg:y2="4.764cm" svg:d="M476 5392l826-628" svg:viewBox="0 0 827 630"><text:p/></draw:connector><draw:connector draw:name="AutoShape 534" draw:style-name="gr3" draw:text-style-name="P65" draw:type="line" svg:x1="1.746cm" svg:y1="5.394cm" svg:x2="1.302cm" svg:y2="4.764cm" svg:d="M1746 5394l-444-630" svg:viewBox="0 0 446 631"><text:p/></draw:connector><draw:custom-shape draw:name="Rectangle 535" draw:style-name="gr2" draw:text-style-name="P64" svg:width="1.588cm" svg:height="1.273cm" svg:x="4.001cm" svg:y="3.493cm"><text:p text:style-name="P63">ти</text:p><text:p text:style-name="P63">2</text:p><draw:enhanced-geometry svg:viewBox="0 0 21600 21600" draw:type="non-primitive" draw:enhanced-path="M 0 0 L 21600 0 21600 21600 0 21600 Z N"/></draw:custom-shape><draw:connector draw:name="AutoShape 536" draw:style-name="gr3" draw:text-style-name="P65" draw:type="line" svg:x1="4.288cm" svg:y1="5.394cm" svg:x2="4.794cm" svg:y2="4.764cm" svg:d="M4288 5394l506-630" svg:viewBox="0 0 508 631"><text:p/></draw:connector><draw:connector draw:name="AutoShape 537" draw:style-name="gr3" draw:text-style-name="P65" draw:type="line" svg:x1="5.556cm" svg:y1="5.394cm" svg:x2="4.794cm" svg:y2="4.764cm" svg:d="M5556 5394l-762-630" svg:viewBox="0 0 764 631"><text:p/></draw:connector><draw:custom-shape draw:name="Rectangle 538" draw:style-name="gr2" draw:text-style-name="P64" svg:width="1.588cm" svg:height="1.273cm" svg:x="6.541cm" svg:y="3.493cm"><text:p text:style-name="P63">е</text:p><text:p text:style-name="P63">2</text:p><draw:enhanced-geometry svg:viewBox="0 0 21600 21600" draw:type="non-primitive" draw:enhanced-path="M 0 0 L 21600 0 21600 21600 0 21600 Z N"/></draw:custom-shape><draw:connector draw:name="AutoShape 539" draw:style-name="gr3" draw:text-style-name="P65" draw:type="line" svg:x1="6.824cm" svg:y1="5.396cm" svg:x2="7.334cm" svg:y2="4.764cm" svg:d="M6824 5396l510-632" svg:viewBox="0 0 512 633"><text:p/></draw:connector><draw:connector draw:name="AutoShape 540" draw:style-name="gr3" draw:text-style-name="P65" draw:type="line" svg:x1="8.096cm" svg:y1="5.396cm" svg:x2="7.334cm" svg:y2="4.764cm" svg:d="M8096 5396l-762-632" svg:viewBox="0 0 764 633"><text:p/></draw:connector><draw:custom-shape draw:name="Rectangle 541" draw:style-name="gr2" draw:text-style-name="P64" svg:width="1.588cm" svg:height="1.273cm" svg:x="11.621cm" svg:y="3.493cm"><text:p text:style-name="P63">мн</text:p><text:p text:style-name="P63">2</text:p><draw:enhanced-geometry svg:viewBox="0 0 21600 21600" draw:type="non-primitive" draw:enhanced-path="M 0 0 L 21600 0 21600 21600 0 21600 Z N"/></draw:custom-shape><draw:connector draw:name="AutoShape 542" draw:style-name="gr3" draw:text-style-name="P65" draw:type="line" svg:x1="11.906cm" svg:y1="5.396cm" svg:x2="12.414cm" svg:y2="4.764cm" svg:d="M11906 5396l508-632" svg:viewBox="0 0 510 633"><text:p/></draw:connector><draw:connector draw:name="AutoShape 543" draw:style-name="gr3" draw:text-style-name="P65" draw:type="line" svg:x1="13.176cm" svg:y1="5.396cm" svg:x2="12.414cm" svg:y2="4.764cm" svg:d="M13176 5396l-762-632" svg:viewBox="0 0 764 633"><text:p/></draw:connector><draw:custom-shape draw:name="Rectangle 544" draw:style-name="gr2" draw:text-style-name="P64" svg:width="1.588cm" svg:height="1.273cm" svg:x="9.081cm" svg:y="3.493cm"><text:p text:style-name="P63">Хф</text:p><text:p text:style-name="P63">3</text:p><draw:enhanced-geometry svg:viewBox="0 0 21600 21600" draw:type="non-primitive" draw:enhanced-path="M 0 0 L 21600 0 21600 21600 0 21600 Z N"/></draw:custom-shape><draw:connector draw:name="AutoShape 545" draw:style-name="gr3" draw:text-style-name="P65" draw:type="line" svg:x1="9.368cm" svg:y1="5.396cm" svg:x2="9.874cm" svg:y2="4.764cm" svg:d="M9368 5396l506-632" svg:viewBox="0 0 508 633"><text:p/></draw:connector><draw:connector draw:name="AutoShape 546" draw:style-name="gr3" draw:text-style-name="P65" draw:type="line" svg:x1="10.636cm" svg:y1="5.396cm" svg:x2="9.874cm" svg:y2="4.764cm" svg:d="M10636 5396l-762-632" svg:viewBox="0 0 764 633"><text:p/></draw:connector><draw:custom-shape draw:name="Rectangle 547" draw:style-name="gr2" draw:text-style-name="P64" svg:width="2.223cm" svg:height="1.273cm" svg:x="2.096cm" svg:y="1.588cm"><text:p text:style-name="P63">Сжти</text:p><text:p text:style-name="P63">4</text:p><draw:enhanced-geometry svg:viewBox="0 0 21600 21600" draw:type="non-primitive" draw:enhanced-path="M 0 0 L 21600 0 21600 21600 0 21600 Z N"/></draw:custom-shape><draw:connector draw:name="AutoShape 548" draw:style-name="gr3" draw:text-style-name="P65" draw:type="line" svg:x1="1.302cm" svg:y1="3.493cm" svg:x2="3.207cm" svg:y2="2.859cm" svg:d="M1302 3493l1905-634" svg:viewBox="0 0 1907 635"><text:p/></draw:connector><draw:connector draw:name="AutoShape 549" draw:style-name="gr3" draw:text-style-name="P65" draw:type="line" svg:x1="4.794cm" svg:y1="3.493cm" svg:x2="3.207cm" svg:y2="2.859cm" svg:d="M4794 3493l-1587-634" svg:viewBox="0 0 1589 635"><text:p/></draw:connector><draw:custom-shape draw:name="Rectangle 550" draw:style-name="gr2" draw:text-style-name="P64" svg:width="2.223cm" svg:height="1.273cm" svg:x="10.033cm" svg:y="1.588cm"><text:p text:style-name="P63">Е мн</text:p><text:p text:style-name="P63">4</text:p><draw:enhanced-geometry svg:viewBox="0 0 21600 21600" draw:type="non-primitive" draw:enhanced-path="M 0 0 L 21600 0 21600 21600 0 21600 Z N"/></draw:custom-shape><draw:connector draw:name="AutoShape 551" draw:style-name="gr3" draw:text-style-name="P65" draw:type="line" svg:x1="7.334cm" svg:y1="3.493cm" svg:x2="11.144cm" svg:y2="2.859cm" svg:d="M7334 3493l3810-634" svg:viewBox="0 0 3812 635"><text:p/></draw:connector><draw:connector draw:name="AutoShape 552" draw:style-name="gr3" draw:text-style-name="P65" draw:type="line" svg:x1="12.414cm" svg:y1="3.493cm" svg:x2="11.144cm" svg:y2="2.859cm" svg:d="M12414 3493l-1270-634" svg:viewBox="0 0 1272 635"><text:p/></draw:connector><draw:custom-shape draw:name="Rectangle 553" draw:style-name="gr2" draw:text-style-name="P64" svg:width="2.223cm" svg:height="1.273cm" svg:x="6.858cm" svg:y="0cm"><text:p text:style-name="P63">Е мнХф</text:p><text:p text:style-name="P63">7</text:p><draw:enhanced-geometry svg:viewBox="0 0 21600 21600" draw:type="non-primitive" draw:enhanced-path="M 0 0 L 21600 0 21600 21600 0 21600 Z N"/></draw:custom-shape><draw:connector draw:name="AutoShape 554" draw:style-name="gr3" draw:text-style-name="P65" draw:type="line" svg:x1="7.969cm" svg:y1="1.272cm" svg:x2="11.144cm" svg:y2="1.588cm" svg:d="M7969 1272l3175 316" svg:viewBox="0 0 3177 318"><text:p/></draw:connector><draw:connector draw:name="AutoShape 555" draw:style-name="gr3" draw:text-style-name="P65" draw:type="line" svg:x1="7.969cm" svg:y1="1.272cm" svg:x2="9.874cm" svg:y2="3.493cm" svg:d="M7969 1272l1905 2221" svg:viewBox="0 0 1907 2223"><text:p/></draw:connector></draw:g><text:line-break/><text:span text:style-name="T2">Рис. 9. Объединение узлов «е мн» и «Хф»</text:span></text:p>
      <text:p text:style-name="Text_20_body">Созда<text:span text:style-name="T2">ё</text:span>м узел <text:span text:style-name="T2">«Сжтиа» с весом 8</text:span>, <text:span text:style-name="T2">объединяя узлы «Сжти» и «а» (рис. 10).</text:span></text:p>
      <text:p text:style-name="P2"><draw:g text:anchor-type="as-char" svg:y="0cm" draw:z-index="9" draw:name="Полотно 502" draw:style-name="gr1"><draw:custom-shape draw:name="Rectangle 481" draw:style-name="gr2" draw:text-style-name="P64" svg:width="0.953cm" svg:height="1.273cm" svg:x="0cm" svg:y="5.392cm"><text:p text:style-name="P63">С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482" draw:style-name="gr2" draw:text-style-name="P64" svg:width="0.953cm" svg:height="1.273cm" svg:x="1.27cm" svg:y="5.394cm"><text:p text:style-name="P63">ж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483" draw:style-name="gr2" draw:text-style-name="P64" svg:width="0.952cm" svg:height="1.273cm" svg:x="2.54cm" svg:y="5.394cm"><text:p text:style-name="P63">а</text:p><text:p text:style-name="P63">4</text:p><draw:enhanced-geometry svg:viewBox="0 0 21600 21600" draw:type="non-primitive" draw:enhanced-path="M 0 0 L 21600 0 21600 21600 0 21600 Z N"/></draw:custom-shape><draw:custom-shape draw:name="Rectangle 484" draw:style-name="gr2" draw:text-style-name="P64" svg:width="0.953cm" svg:height="1.273cm" svg:x="3.81cm" svg:y="5.394cm"><text:p text:style-name="P63">т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485" draw:style-name="gr2" draw:text-style-name="P64" svg:width="0.953cm" svg:height="1.273cm" svg:x="5.08cm" svg:y="5.394cm"><text:p text:style-name="P63">и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486" draw:style-name="gr2" draw:text-style-name="P64" svg:width="0.953cm" svg:height="1.273cm" svg:x="6.348cm" svg:y="5.396cm"><text:p text:style-name="P63">е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487" draw:style-name="gr2" draw:text-style-name="P64" svg:width="0.953cm" svg:height="1.273cm" svg:x="7.62cm" svg:y="5.396cm"><text:p text:style-name="P63"/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488" draw:style-name="gr2" draw:text-style-name="P64" svg:width="0.953cm" svg:height="1.273cm" svg:x="8.89cm" svg:y="5.396cm"><text:p text:style-name="P63">Х</text:p><text:p text:style-name="P63">1</text:p><draw:enhanced-geometry svg:viewBox="0 0 21600 21600" draw:type="non-primitive" draw:enhanced-path="M 0 0 L 21600 0 21600 21600 0 21600 Z N"/></draw:custom-shape><draw:custom-shape draw:name="Rectangle 489" draw:style-name="gr2" draw:text-style-name="P64" svg:width="0.952cm" svg:height="1.273cm" svg:x="10.16cm" svg:y="5.396cm"><text:p text:style-name="P63">ф</text:p><text:p text:style-name="P63">2</text:p><draw:enhanced-geometry svg:viewBox="0 0 21600 21600" draw:type="non-primitive" draw:enhanced-path="M 0 0 L 21600 0 21600 21600 0 21600 Z N"/></draw:custom-shape><draw:custom-shape draw:name="Rectangle 490" draw:style-name="gr2" draw:text-style-name="P64" svg:width="0.952cm" svg:height="1.273cm" svg:x="11.43cm" svg:y="5.396cm"><text:p text:style-name="P63">м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491" draw:style-name="gr2" draw:text-style-name="P64" svg:width="0.953cm" svg:height="1.273cm" svg:x="12.7cm" svg:y="5.396cm"><text:p text:style-name="P63">н</text:p><text:p text:style-name="P63">1</text:p><draw:enhanced-geometry svg:viewBox="0 0 21600 21600" draw:type="non-primitive" draw:enhanced-path="M 0 0 L 21600 0 21600 21600 0 21600 Z N"/></draw:custom-shape><draw:custom-shape draw:name="Rectangle 492" draw:style-name="gr2" draw:text-style-name="P64" svg:width="1.588cm" svg:height="1.273cm" svg:x="0.508cm" svg:y="3.493cm"><text:p text:style-name="P63">Сж</text:p><text:p text:style-name="P63">2</text:p><draw:enhanced-geometry svg:viewBox="0 0 21600 21600" draw:type="non-primitive" draw:enhanced-path="M 0 0 L 21600 0 21600 21600 0 21600 Z N"/></draw:custom-shape><draw:connector draw:name="AutoShape 493" draw:style-name="gr3" draw:text-style-name="P65" draw:type="line" svg:x1="0.476cm" svg:y1="5.392cm" svg:x2="1.302cm" svg:y2="4.764cm" svg:d="M476 5392l826-628" svg:viewBox="0 0 827 630"><text:p/></draw:connector><draw:connector draw:name="AutoShape 494" draw:style-name="gr3" draw:text-style-name="P65" draw:type="line" svg:x1="1.746cm" svg:y1="5.394cm" svg:x2="1.302cm" svg:y2="4.764cm" svg:d="M1746 5394l-444-630" svg:viewBox="0 0 446 631"><text:p/></draw:connector><draw:custom-shape draw:name="Rectangle 495" draw:style-name="gr2" draw:text-style-name="P64" svg:width="1.588cm" svg:height="1.273cm" svg:x="4.001cm" svg:y="3.493cm"><text:p text:style-name="P63">ти</text:p><text:p text:style-name="P63">2</text:p><draw:enhanced-geometry svg:viewBox="0 0 21600 21600" draw:type="non-primitive" draw:enhanced-path="M 0 0 L 21600 0 21600 21600 0 21600 Z N"/></draw:custom-shape><draw:connector draw:name="AutoShape 496" draw:style-name="gr3" draw:text-style-name="P65" draw:type="line" svg:x1="4.288cm" svg:y1="5.394cm" svg:x2="4.794cm" svg:y2="4.764cm" svg:d="M4288 5394l506-630" svg:viewBox="0 0 508 631"><text:p/></draw:connector><draw:connector draw:name="AutoShape 497" draw:style-name="gr3" draw:text-style-name="P65" draw:type="line" svg:x1="5.556cm" svg:y1="5.394cm" svg:x2="4.794cm" svg:y2="4.764cm" svg:d="M5556 5394l-762-630" svg:viewBox="0 0 764 631"><text:p/></draw:connector><draw:custom-shape draw:name="Rectangle 498" draw:style-name="gr2" draw:text-style-name="P64" svg:width="1.588cm" svg:height="1.273cm" svg:x="6.541cm" svg:y="3.493cm"><text:p text:style-name="P63">е</text:p><text:p text:style-name="P63">2</text:p><draw:enhanced-geometry svg:viewBox="0 0 21600 21600" draw:type="non-primitive" draw:enhanced-path="M 0 0 L 21600 0 21600 21600 0 21600 Z N"/></draw:custom-shape><draw:connector draw:name="AutoShape 499" draw:style-name="gr3" draw:text-style-name="P65" draw:type="line" svg:x1="6.824cm" svg:y1="5.396cm" svg:x2="7.334cm" svg:y2="4.764cm" svg:d="M6824 5396l510-632" svg:viewBox="0 0 512 633"><text:p/></draw:connector><draw:connector draw:name="AutoShape 500" draw:style-name="gr3" draw:text-style-name="P65" draw:type="line" svg:x1="8.096cm" svg:y1="5.396cm" svg:x2="7.334cm" svg:y2="4.764cm" svg:d="M8096 5396l-762-632" svg:viewBox="0 0 764 633"><text:p/></draw:connector><draw:custom-shape draw:name="Rectangle 501" draw:style-name="gr2" draw:text-style-name="P64" svg:width="1.588cm" svg:height="1.273cm" svg:x="11.621cm" svg:y="3.493cm"><text:p text:style-name="P63">мн</text:p><text:p text:style-name="P63">2</text:p><draw:enhanced-geometry svg:viewBox="0 0 21600 21600" draw:type="non-primitive" draw:enhanced-path="M 0 0 L 21600 0 21600 21600 0 21600 Z N"/></draw:custom-shape><draw:connector draw:name="AutoShape 502" draw:style-name="gr3" draw:text-style-name="P65" draw:type="line" svg:x1="11.906cm" svg:y1="5.396cm" svg:x2="12.414cm" svg:y2="4.764cm" svg:d="M11906 5396l508-632" svg:viewBox="0 0 510 633"><text:p/></draw:connector><draw:connector draw:name="AutoShape 503" draw:style-name="gr3" draw:text-style-name="P65" draw:type="line" svg:x1="13.176cm" svg:y1="5.396cm" svg:x2="12.414cm" svg:y2="4.764cm" svg:d="M13176 5396l-762-632" svg:viewBox="0 0 764 633"><text:p/></draw:connector><draw:custom-shape draw:name="Rectangle 504" draw:style-name="gr2" draw:text-style-name="P64" svg:width="1.588cm" svg:height="1.273cm" svg:x="9.081cm" svg:y="3.493cm"><text:p text:style-name="P63">Хф</text:p><text:p text:style-name="P63">3</text:p><draw:enhanced-geometry svg:viewBox="0 0 21600 21600" draw:type="non-primitive" draw:enhanced-path="M 0 0 L 21600 0 21600 21600 0 21600 Z N"/></draw:custom-shape><draw:connector draw:name="AutoShape 505" draw:style-name="gr3" draw:text-style-name="P65" draw:type="line" svg:x1="9.368cm" svg:y1="5.396cm" svg:x2="9.874cm" svg:y2="4.764cm" svg:d="M9368 5396l506-632" svg:viewBox="0 0 508 633"><text:p/></draw:connector><draw:connector draw:name="AutoShape 506" draw:style-name="gr3" draw:text-style-name="P65" draw:type="line" svg:x1="10.636cm" svg:y1="5.396cm" svg:x2="9.874cm" svg:y2="4.764cm" svg:d="M10636 5396l-762-632" svg:viewBox="0 0 764 633"><text:p/></draw:connector><draw:custom-shape draw:name="Rectangle 507" draw:style-name="gr2" draw:text-style-name="P64" svg:width="2.223cm" svg:height="1.273cm" svg:x="2.096cm" svg:y="1.588cm"><text:p text:style-name="P63">Сжти</text:p><text:p text:style-name="P63">4</text:p><draw:enhanced-geometry svg:viewBox="0 0 21600 21600" draw:type="non-primitive" draw:enhanced-path="M 0 0 L 21600 0 21600 21600 0 21600 Z N"/></draw:custom-shape><draw:connector draw:name="AutoShape 508" draw:style-name="gr3" draw:text-style-name="P65" draw:type="line" svg:x1="1.302cm" svg:y1="3.493cm" svg:x2="3.207cm" svg:y2="2.859cm" svg:d="M1302 3493l1905-634" svg:viewBox="0 0 1907 635"><text:p/></draw:connector><draw:connector draw:name="AutoShape 509" draw:style-name="gr3" draw:text-style-name="P65" draw:type="line" svg:x1="4.794cm" svg:y1="3.493cm" svg:x2="3.207cm" svg:y2="2.859cm" svg:d="M4794 3493l-1587-634" svg:viewBox="0 0 1589 635"><text:p/></draw:connector><draw:custom-shape draw:name="Rectangle 510" draw:style-name="gr2" draw:text-style-name="P64" svg:width="2.223cm" svg:height="1.273cm" svg:x="10.033cm" svg:y="1.588cm"><text:p text:style-name="P63">Е мн</text:p><text:p text:style-name="P63">4</text:p><draw:enhanced-geometry svg:viewBox="0 0 21600 21600" draw:type="non-primitive" draw:enhanced-path="M 0 0 L 21600 0 21600 21600 0 21600 Z N"/></draw:custom-shape><draw:connector draw:name="AutoShape 511" draw:style-name="gr3" draw:text-style-name="P65" draw:type="line" svg:x1="7.334cm" svg:y1="3.493cm" svg:x2="11.144cm" svg:y2="2.859cm" svg:d="M7334 3493l3810-634" svg:viewBox="0 0 3812 635"><text:p/></draw:connector><draw:connector draw:name="AutoShape 512" draw:style-name="gr3" draw:text-style-name="P65" draw:type="line" svg:x1="12.414cm" svg:y1="3.493cm" svg:x2="11.144cm" svg:y2="2.859cm" svg:d="M12414 3493l-1270-634" svg:viewBox="0 0 1272 635"><text:p/></draw:connector><draw:custom-shape draw:name="Rectangle 513" draw:style-name="gr2" draw:text-style-name="P64" svg:width="2.223cm" svg:height="1.273cm" svg:x="6.858cm" svg:y="0cm"><text:p text:style-name="P63">Е мнХф</text:p><text:p text:style-name="P63">7</text:p><draw:enhanced-geometry svg:viewBox="0 0 21600 21600" draw:type="non-primitive" draw:enhanced-path="M 0 0 L 21600 0 21600 21600 0 21600 Z N"/></draw:custom-shape><draw:connector draw:name="AutoShape 514" draw:style-name="gr3" draw:text-style-name="P65" draw:type="line" svg:x1="7.969cm" svg:y1="1.272cm" svg:x2="11.144cm" svg:y2="1.588cm" svg:d="M7969 1272l3175 316" svg:viewBox="0 0 3177 318"><text:p/></draw:connector><draw:connector draw:name="AutoShape 515" draw:style-name="gr3" draw:text-style-name="P65" draw:type="line" svg:x1="7.969cm" svg:y1="1.272cm" svg:x2="9.874cm" svg:y2="3.493cm" svg:d="M7969 1272l1905 2221" svg:viewBox="0 0 1907 2223"><text:p/></draw:connector><draw:custom-shape draw:name="Rectangle 516" draw:style-name="gr2" draw:text-style-name="P64" svg:width="2.223cm" svg:height="1.273cm" svg:x="4.001cm" svg:y="0cm"><text:p text:style-name="P63">Сжтиа</text:p><text:p text:style-name="P63">8</text:p><draw:enhanced-geometry svg:viewBox="0 0 21600 21600" draw:type="non-primitive" draw:enhanced-path="M 0 0 L 21600 0 21600 21600 0 21600 Z N"/></draw:custom-shape><draw:connector draw:name="AutoShape 517" draw:style-name="gr3" draw:text-style-name="P65" draw:type="line" svg:x1="3.207cm" svg:y1="1.588cm" svg:x2="5.112cm" svg:y2="1.272cm" svg:d="M3207 1588l1905-316" svg:viewBox="0 0 1907 318"><text:p/></draw:connector><draw:connector draw:name="AutoShape 518" draw:style-name="gr3" draw:text-style-name="P65" draw:type="line" svg:x1="3.016cm" svg:y1="5.394cm" svg:x2="5.112cm" svg:y2="1.272cm" svg:d="M3016 5394l2096-4122" svg:viewBox="0 0 2097 4124"><text:p/></draw:connector></draw:g><text:line-break/><text:span text:style-name="T2">Рис. 10. Объединение узлов «Сжти» и «а»</text:span></text:p>
      <text:p text:style-name="P10"><text:soft-page-break/>Созда<text:span text:style-name="T2">ё</text:span>м узел <text:span text:style-name="T2">«Сжтиае мнХф» с весом 15</text:span>, <text:span text:style-name="T2">объединяя узлы «Сжтиа» и «е мнХф» (рис. 11).</text:span></text:p>
      <text:p text:style-name="P2"><draw:g text:anchor-type="as-char" svg:y="0cm" draw:z-index="10" draw:name="Полотно 463" draw:style-name="gr1"><draw:custom-shape draw:name="Rectangle 438" draw:style-name="gr2" draw:text-style-name="P64" svg:width="0.953cm" svg:height="1.273cm" svg:x="0cm" svg:y="7.297cm"><text:p text:style-name="P63">С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439" draw:style-name="gr2" draw:text-style-name="P64" svg:width="0.953cm" svg:height="1.273cm" svg:x="1.27cm" svg:y="7.299cm"><text:p text:style-name="P63">ж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440" draw:style-name="gr2" draw:text-style-name="P64" svg:width="0.952cm" svg:height="1.273cm" svg:x="2.54cm" svg:y="7.299cm"><text:p text:style-name="P63">а</text:p><text:p text:style-name="P63">4</text:p><draw:enhanced-geometry svg:viewBox="0 0 21600 21600" draw:type="non-primitive" draw:enhanced-path="M 0 0 L 21600 0 21600 21600 0 21600 Z N"/></draw:custom-shape><draw:custom-shape draw:name="Rectangle 441" draw:style-name="gr2" draw:text-style-name="P64" svg:width="0.953cm" svg:height="1.273cm" svg:x="3.81cm" svg:y="7.299cm"><text:p text:style-name="P63">т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442" draw:style-name="gr2" draw:text-style-name="P64" svg:width="0.953cm" svg:height="1.273cm" svg:x="5.08cm" svg:y="7.299cm"><text:p text:style-name="P63">и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443" draw:style-name="gr2" draw:text-style-name="P64" svg:width="0.953cm" svg:height="1.273cm" svg:x="6.348cm" svg:y="7.301cm"><text:p text:style-name="P63">е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444" draw:style-name="gr2" draw:text-style-name="P64" svg:width="0.953cm" svg:height="1.273cm" svg:x="7.62cm" svg:y="7.301cm"><text:p text:style-name="P63"/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445" draw:style-name="gr2" draw:text-style-name="P64" svg:width="0.953cm" svg:height="1.273cm" svg:x="8.89cm" svg:y="7.301cm"><text:p text:style-name="P63">Х</text:p><text:p text:style-name="P63">1</text:p><draw:enhanced-geometry svg:viewBox="0 0 21600 21600" draw:type="non-primitive" draw:enhanced-path="M 0 0 L 21600 0 21600 21600 0 21600 Z N"/></draw:custom-shape><draw:custom-shape draw:name="Rectangle 446" draw:style-name="gr2" draw:text-style-name="P64" svg:width="0.952cm" svg:height="1.273cm" svg:x="10.16cm" svg:y="7.301cm"><text:p text:style-name="P63">ф</text:p><text:p text:style-name="P63">2</text:p><draw:enhanced-geometry svg:viewBox="0 0 21600 21600" draw:type="non-primitive" draw:enhanced-path="M 0 0 L 21600 0 21600 21600 0 21600 Z N"/></draw:custom-shape><draw:custom-shape draw:name="Rectangle 447" draw:style-name="gr2" draw:text-style-name="P64" svg:width="0.952cm" svg:height="1.273cm" svg:x="11.43cm" svg:y="7.301cm"><text:p text:style-name="P63">м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448" draw:style-name="gr2" draw:text-style-name="P64" svg:width="0.953cm" svg:height="1.273cm" svg:x="12.7cm" svg:y="7.301cm"><text:p text:style-name="P63">н</text:p><text:p text:style-name="P63">1</text:p><draw:enhanced-geometry svg:viewBox="0 0 21600 21600" draw:type="non-primitive" draw:enhanced-path="M 0 0 L 21600 0 21600 21600 0 21600 Z N"/></draw:custom-shape><draw:custom-shape draw:name="Rectangle 449" draw:style-name="gr2" draw:text-style-name="P64" svg:width="1.588cm" svg:height="1.273cm" svg:x="0.508cm" svg:y="5.398cm"><text:p text:style-name="P63">Сж</text:p><text:p text:style-name="P63">2</text:p><draw:enhanced-geometry svg:viewBox="0 0 21600 21600" draw:type="non-primitive" draw:enhanced-path="M 0 0 L 21600 0 21600 21600 0 21600 Z N"/></draw:custom-shape><draw:connector draw:name="AutoShape 450" draw:style-name="gr3" draw:text-style-name="P65" draw:type="line" svg:x1="0.476cm" svg:y1="7.297cm" svg:x2="1.302cm" svg:y2="6.669cm" svg:d="M476 7297l826-628" svg:viewBox="0 0 827 630"><text:p/></draw:connector><draw:connector draw:name="AutoShape 451" draw:style-name="gr3" draw:text-style-name="P65" draw:type="line" svg:x1="1.746cm" svg:y1="7.299cm" svg:x2="1.302cm" svg:y2="6.669cm" svg:d="M1746 7299l-444-630" svg:viewBox="0 0 446 631"><text:p/></draw:connector><draw:custom-shape draw:name="Rectangle 452" draw:style-name="gr2" draw:text-style-name="P64" svg:width="1.588cm" svg:height="1.273cm" svg:x="4.001cm" svg:y="5.398cm"><text:p text:style-name="P63">ти</text:p><text:p text:style-name="P63">2</text:p><draw:enhanced-geometry svg:viewBox="0 0 21600 21600" draw:type="non-primitive" draw:enhanced-path="M 0 0 L 21600 0 21600 21600 0 21600 Z N"/></draw:custom-shape><draw:connector draw:name="AutoShape 453" draw:style-name="gr3" draw:text-style-name="P65" draw:type="line" svg:x1="4.288cm" svg:y1="7.299cm" svg:x2="4.794cm" svg:y2="6.669cm" svg:d="M4288 7299l506-630" svg:viewBox="0 0 508 631"><text:p/></draw:connector><draw:connector draw:name="AutoShape 454" draw:style-name="gr3" draw:text-style-name="P65" draw:type="line" svg:x1="5.556cm" svg:y1="7.299cm" svg:x2="4.794cm" svg:y2="6.669cm" svg:d="M5556 7299l-762-630" svg:viewBox="0 0 764 631"><text:p/></draw:connector><draw:custom-shape draw:name="Rectangle 455" draw:style-name="gr2" draw:text-style-name="P64" svg:width="1.588cm" svg:height="1.273cm" svg:x="6.541cm" svg:y="5.398cm"><text:p text:style-name="P63">е</text:p><text:p text:style-name="P63">2</text:p><draw:enhanced-geometry svg:viewBox="0 0 21600 21600" draw:type="non-primitive" draw:enhanced-path="M 0 0 L 21600 0 21600 21600 0 21600 Z N"/></draw:custom-shape><draw:connector draw:name="AutoShape 456" draw:style-name="gr3" draw:text-style-name="P65" draw:type="line" svg:x1="6.824cm" svg:y1="7.301cm" svg:x2="7.334cm" svg:y2="6.669cm" svg:d="M6824 7301l510-632" svg:viewBox="0 0 512 633"><text:p/></draw:connector><draw:connector draw:name="AutoShape 457" draw:style-name="gr3" draw:text-style-name="P65" draw:type="line" svg:x1="8.096cm" svg:y1="7.301cm" svg:x2="7.334cm" svg:y2="6.669cm" svg:d="M8096 7301l-762-632" svg:viewBox="0 0 764 633"><text:p/></draw:connector><draw:custom-shape draw:name="Rectangle 458" draw:style-name="gr2" draw:text-style-name="P64" svg:width="1.588cm" svg:height="1.273cm" svg:x="11.621cm" svg:y="5.398cm"><text:p text:style-name="P63">мн</text:p><text:p text:style-name="P63">2</text:p><draw:enhanced-geometry svg:viewBox="0 0 21600 21600" draw:type="non-primitive" draw:enhanced-path="M 0 0 L 21600 0 21600 21600 0 21600 Z N"/></draw:custom-shape><draw:connector draw:name="AutoShape 459" draw:style-name="gr3" draw:text-style-name="P65" draw:type="line" svg:x1="11.906cm" svg:y1="7.301cm" svg:x2="12.414cm" svg:y2="6.669cm" svg:d="M11906 7301l508-632" svg:viewBox="0 0 510 633"><text:p/></draw:connector><draw:connector draw:name="AutoShape 460" draw:style-name="gr3" draw:text-style-name="P65" draw:type="line" svg:x1="13.176cm" svg:y1="7.301cm" svg:x2="12.414cm" svg:y2="6.669cm" svg:d="M13176 7301l-762-632" svg:viewBox="0 0 764 633"><text:p/></draw:connector><draw:custom-shape draw:name="Rectangle 461" draw:style-name="gr2" draw:text-style-name="P64" svg:width="1.588cm" svg:height="1.273cm" svg:x="9.081cm" svg:y="5.398cm"><text:p text:style-name="P63">Хф</text:p><text:p text:style-name="P63">3</text:p><draw:enhanced-geometry svg:viewBox="0 0 21600 21600" draw:type="non-primitive" draw:enhanced-path="M 0 0 L 21600 0 21600 21600 0 21600 Z N"/></draw:custom-shape><draw:connector draw:name="AutoShape 462" draw:style-name="gr3" draw:text-style-name="P65" draw:type="line" svg:x1="9.368cm" svg:y1="7.301cm" svg:x2="9.874cm" svg:y2="6.669cm" svg:d="M9368 7301l506-632" svg:viewBox="0 0 508 633"><text:p/></draw:connector><draw:connector draw:name="AutoShape 463" draw:style-name="gr3" draw:text-style-name="P65" draw:type="line" svg:x1="10.636cm" svg:y1="7.301cm" svg:x2="9.874cm" svg:y2="6.669cm" svg:d="M10636 7301l-762-632" svg:viewBox="0 0 764 633"><text:p/></draw:connector><draw:custom-shape draw:name="Rectangle 464" draw:style-name="gr2" draw:text-style-name="P64" svg:width="2.223cm" svg:height="1.273cm" svg:x="2.096cm" svg:y="3.493cm"><text:p text:style-name="P63">Сжти</text:p><text:p text:style-name="P63">4</text:p><draw:enhanced-geometry svg:viewBox="0 0 21600 21600" draw:type="non-primitive" draw:enhanced-path="M 0 0 L 21600 0 21600 21600 0 21600 Z N"/></draw:custom-shape><draw:connector draw:name="AutoShape 465" draw:style-name="gr3" draw:text-style-name="P65" draw:type="line" svg:x1="1.302cm" svg:y1="5.398cm" svg:x2="3.207cm" svg:y2="4.764cm" svg:d="M1302 5398l1905-634" svg:viewBox="0 0 1907 635"><text:p/></draw:connector><draw:connector draw:name="AutoShape 466" draw:style-name="gr3" draw:text-style-name="P65" draw:type="line" svg:x1="4.794cm" svg:y1="5.398cm" svg:x2="3.207cm" svg:y2="4.764cm" svg:d="M4794 5398l-1587-634" svg:viewBox="0 0 1589 635"><text:p/></draw:connector><draw:custom-shape draw:name="Rectangle 467" draw:style-name="gr2" draw:text-style-name="P64" svg:width="2.223cm" svg:height="1.273cm" svg:x="10.033cm" svg:y="3.493cm"><text:p text:style-name="P63">е мн</text:p><text:p text:style-name="P63">4</text:p><draw:enhanced-geometry svg:viewBox="0 0 21600 21600" draw:type="non-primitive" draw:enhanced-path="M 0 0 L 21600 0 21600 21600 0 21600 Z N"/></draw:custom-shape><draw:connector draw:name="AutoShape 468" draw:style-name="gr3" draw:text-style-name="P65" draw:type="line" svg:x1="7.334cm" svg:y1="5.398cm" svg:x2="11.144cm" svg:y2="4.764cm" svg:d="M7334 5398l3810-634" svg:viewBox="0 0 3812 635"><text:p/></draw:connector><draw:connector draw:name="AutoShape 469" draw:style-name="gr3" draw:text-style-name="P65" draw:type="line" svg:x1="12.414cm" svg:y1="5.398cm" svg:x2="11.144cm" svg:y2="4.764cm" svg:d="M12414 5398l-1270-634" svg:viewBox="0 0 1272 635"><text:p/></draw:connector><draw:custom-shape draw:name="Rectangle 470" draw:style-name="gr2" draw:text-style-name="P64" svg:width="2.223cm" svg:height="1.273cm" svg:x="6.858cm" svg:y="1.905cm"><text:p text:style-name="P63">е мнХф</text:p><text:p text:style-name="P63">7</text:p><draw:enhanced-geometry svg:viewBox="0 0 21600 21600" draw:type="non-primitive" draw:enhanced-path="M 0 0 L 21600 0 21600 21600 0 21600 Z N"/></draw:custom-shape><draw:connector draw:name="AutoShape 471" draw:style-name="gr3" draw:text-style-name="P65" draw:type="line" svg:x1="7.969cm" svg:y1="3.177cm" svg:x2="11.144cm" svg:y2="3.493cm" svg:d="M7969 3177l3175 316" svg:viewBox="0 0 3177 318"><text:p/></draw:connector><draw:connector draw:name="AutoShape 472" draw:style-name="gr3" draw:text-style-name="P65" draw:type="line" svg:x1="7.969cm" svg:y1="3.177cm" svg:x2="9.874cm" svg:y2="5.398cm" svg:d="M7969 3177l1905 2221" svg:viewBox="0 0 1907 2223"><text:p/></draw:connector><draw:custom-shape draw:name="Rectangle 473" draw:style-name="gr2" draw:text-style-name="P64" svg:width="2.223cm" svg:height="1.273cm" svg:x="4.001cm" svg:y="1.905cm"><text:p text:style-name="P63">Сжтиа</text:p><text:p text:style-name="P63">8</text:p><draw:enhanced-geometry svg:viewBox="0 0 21600 21600" draw:type="non-primitive" draw:enhanced-path="M 0 0 L 21600 0 21600 21600 0 21600 Z N"/></draw:custom-shape><draw:connector draw:name="AutoShape 474" draw:style-name="gr3" draw:text-style-name="P65" draw:type="line" svg:x1="3.207cm" svg:y1="3.493cm" svg:x2="5.112cm" svg:y2="3.177cm" svg:d="M3207 3493l1905-316" svg:viewBox="0 0 1907 318"><text:p/></draw:connector><draw:connector draw:name="AutoShape 475" draw:style-name="gr3" draw:text-style-name="P65" draw:type="line" svg:x1="3.016cm" svg:y1="7.299cm" svg:x2="5.112cm" svg:y2="3.177cm" svg:d="M3016 7299l2096-4122" svg:viewBox="0 0 2097 4124"><text:p/></draw:connector><draw:custom-shape draw:name="Rectangle 476" draw:style-name="gr2" draw:text-style-name="P64" svg:width="3.493cm" svg:height="1.273cm" svg:x="4.953cm" svg:y="0cm"><text:p text:style-name="P63">Сжтиае мнХф</text:p><text:p text:style-name="P63">15</text:p><draw:enhanced-geometry svg:viewBox="0 0 21600 21600" draw:type="non-primitive" draw:enhanced-path="M 0 0 L 21600 0 21600 21600 0 21600 Z N"/></draw:custom-shape><draw:connector draw:name="AutoShape 477" draw:style-name="gr3" draw:text-style-name="P65" draw:type="line" svg:x1="5.112cm" svg:y1="1.905cm" svg:x2="6.699cm" svg:y2="1.272cm" svg:d="M5112 1905l1587-633" svg:viewBox="0 0 1589 635"><text:p/></draw:connector><draw:connector draw:name="AutoShape 478" draw:style-name="gr3" draw:text-style-name="P65" draw:type="line" svg:x1="7.969cm" svg:y1="1.905cm" svg:x2="6.699cm" svg:y2="1.272cm" svg:d="M7969 1905l-1270-633" svg:viewBox="0 0 1272 635"><text:p/></draw:connector></draw:g><text:line-break/><text:span text:style-name="T2">Рис. 11. Объединение узлов «Сжтиа» и «е мнХф»</text:span></text:p>
      <text:p text:style-name="Text_20_body">Теперь для каждого узла, имеющего потомков, пометим дуги, идущие вниз: на одной дуге напишем 0, на другой <text:span text:style-name="T4">—</text:span> 1 <text:span text:style-name="T4">(рис. 12)</text:span>.</text:p>
      <text:p text:style-name="P3"><draw:g text:anchor-type="as-char" svg:y="0cm" draw:z-index="11" draw:name="Полотно 421" draw:style-name="gr1"><draw:custom-shape draw:name="Rectangle 375" draw:style-name="gr2" draw:text-style-name="P64" svg:width="0.953cm" svg:height="1.273cm" svg:x="0cm" svg:y="8.567cm"><text:p text:style-name="P63">С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376" draw:style-name="gr2" draw:text-style-name="P64" svg:width="0.953cm" svg:height="1.273cm" svg:x="1.27cm" svg:y="8.569cm"><text:p text:style-name="P63">ж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377" draw:style-name="gr2" draw:text-style-name="P64" svg:width="0.952cm" svg:height="1.273cm" svg:x="2.54cm" svg:y="8.569cm"><text:p text:style-name="P63">а</text:p><text:p text:style-name="P63">4</text:p><draw:enhanced-geometry svg:viewBox="0 0 21600 21600" draw:type="non-primitive" draw:enhanced-path="M 0 0 L 21600 0 21600 21600 0 21600 Z N"/></draw:custom-shape><draw:custom-shape draw:name="Rectangle 378" draw:style-name="gr2" draw:text-style-name="P64" svg:width="0.953cm" svg:height="1.273cm" svg:x="3.81cm" svg:y="8.569cm"><text:p text:style-name="P63">т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379" draw:style-name="gr2" draw:text-style-name="P64" svg:width="0.953cm" svg:height="1.273cm" svg:x="5.08cm" svg:y="8.569cm"><text:p text:style-name="P63">и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380" draw:style-name="gr2" draw:text-style-name="P64" svg:width="0.953cm" svg:height="1.273cm" svg:x="6.348cm" svg:y="8.571cm"><text:p text:style-name="P63">е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381" draw:style-name="gr2" draw:text-style-name="P64" svg:width="0.953cm" svg:height="1.273cm" svg:x="7.62cm" svg:y="8.571cm"><text:p text:style-name="P63"/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382" draw:style-name="gr2" draw:text-style-name="P64" svg:width="0.953cm" svg:height="1.273cm" svg:x="8.89cm" svg:y="8.571cm"><text:p text:style-name="P63">Х</text:p><text:p text:style-name="P63">1</text:p><draw:enhanced-geometry svg:viewBox="0 0 21600 21600" draw:type="non-primitive" draw:enhanced-path="M 0 0 L 21600 0 21600 21600 0 21600 Z N"/></draw:custom-shape><draw:custom-shape draw:name="Rectangle 383" draw:style-name="gr2" draw:text-style-name="P64" svg:width="0.952cm" svg:height="1.273cm" svg:x="10.16cm" svg:y="8.571cm"><text:p text:style-name="P63">ф</text:p><text:p text:style-name="P63">2</text:p><draw:enhanced-geometry svg:viewBox="0 0 21600 21600" draw:type="non-primitive" draw:enhanced-path="M 0 0 L 21600 0 21600 21600 0 21600 Z N"/></draw:custom-shape><draw:custom-shape draw:name="Rectangle 384" draw:style-name="gr2" draw:text-style-name="P64" svg:width="0.952cm" svg:height="1.273cm" svg:x="11.43cm" svg:y="8.571cm"><text:p text:style-name="P63">м</text:p><text:p text:style-name="P63"><text:span text:style-name="T53">1</text:span></text:p><draw:enhanced-geometry svg:viewBox="0 0 21600 21600" draw:type="non-primitive" draw:enhanced-path="M 0 0 L 21600 0 21600 21600 0 21600 Z N"/></draw:custom-shape><draw:custom-shape draw:name="Rectangle 385" draw:style-name="gr2" draw:text-style-name="P64" svg:width="0.953cm" svg:height="1.273cm" svg:x="12.7cm" svg:y="8.571cm"><text:p text:style-name="P63">н</text:p><text:p text:style-name="P63">1</text:p><draw:enhanced-geometry svg:viewBox="0 0 21600 21600" draw:type="non-primitive" draw:enhanced-path="M 0 0 L 21600 0 21600 21600 0 21600 Z N"/></draw:custom-shape><draw:custom-shape draw:name="Rectangle 386" draw:style-name="gr2" draw:text-style-name="P64" svg:width="1.588cm" svg:height="1.273cm" svg:x="0.508cm" svg:y="6.348cm"><text:p text:style-name="P63">Сж</text:p><text:p text:style-name="P63">2</text:p><draw:enhanced-geometry svg:viewBox="0 0 21600 21600" draw:type="non-primitive" draw:enhanced-path="M 0 0 L 21600 0 21600 21600 0 21600 Z N"/></draw:custom-shape><draw:connector draw:name="AutoShape 387" draw:style-name="gr3" draw:text-style-name="P65" draw:type="line" svg:x1="0.476cm" svg:y1="8.567cm" svg:x2="1.302cm" svg:y2="7.62cm" svg:d="M476 8567l826-947" svg:viewBox="0 0 827 949"><text:p/></draw:connector><draw:connector draw:name="AutoShape 388" draw:style-name="gr3" draw:text-style-name="P65" draw:type="line" svg:x1="1.746cm" svg:y1="8.569cm" svg:x2="1.302cm" svg:y2="7.62cm" svg:d="M1746 8569l-444-949" svg:viewBox="0 0 446 951"><text:p/></draw:connector><draw:custom-shape draw:name="Rectangle 389" draw:style-name="gr2" draw:text-style-name="P64" svg:width="1.588cm" svg:height="1.273cm" svg:x="4.001cm" svg:y="6.348cm"><text:p text:style-name="P63">ти</text:p><text:p text:style-name="P63">2</text:p><draw:enhanced-geometry svg:viewBox="0 0 21600 21600" draw:type="non-primitive" draw:enhanced-path="M 0 0 L 21600 0 21600 21600 0 21600 Z N"/></draw:custom-shape><draw:connector draw:name="AutoShape 390" draw:style-name="gr3" draw:text-style-name="P65" draw:type="line" svg:x1="4.288cm" svg:y1="8.569cm" svg:x2="4.794cm" svg:y2="7.62cm" svg:d="M4288 8569l506-949" svg:viewBox="0 0 508 951"><text:p/></draw:connector><draw:connector draw:name="AutoShape 391" draw:style-name="gr3" draw:text-style-name="P65" draw:type="line" svg:x1="5.556cm" svg:y1="8.569cm" svg:x2="4.794cm" svg:y2="7.62cm" svg:d="M5556 8569l-762-949" svg:viewBox="0 0 764 951"><text:p/></draw:connector><draw:custom-shape draw:name="Rectangle 392" draw:style-name="gr2" draw:text-style-name="P64" svg:width="1.588cm" svg:height="1.273cm" svg:x="6.541cm" svg:y="6.348cm"><text:p text:style-name="P63">е</text:p><text:p text:style-name="P63">2</text:p><draw:enhanced-geometry svg:viewBox="0 0 21600 21600" draw:type="non-primitive" draw:enhanced-path="M 0 0 L 21600 0 21600 21600 0 21600 Z N"/></draw:custom-shape><draw:connector draw:name="AutoShape 393" draw:style-name="gr3" draw:text-style-name="P65" draw:type="line" svg:x1="6.824cm" svg:y1="8.571cm" svg:x2="7.334cm" svg:y2="7.62cm" svg:d="M6824 8571l510-951" svg:viewBox="0 0 512 953"><text:p/></draw:connector><draw:connector draw:name="AutoShape 394" draw:style-name="gr3" draw:text-style-name="P65" draw:type="line" svg:x1="8.096cm" svg:y1="8.571cm" svg:x2="7.334cm" svg:y2="7.62cm" svg:d="M8096 8571l-762-951" svg:viewBox="0 0 764 953"><text:p/></draw:connector><draw:custom-shape draw:name="Rectangle 395" draw:style-name="gr2" draw:text-style-name="P64" svg:width="1.588cm" svg:height="1.273cm" svg:x="11.621cm" svg:y="6.348cm"><text:p text:style-name="P63">мн</text:p><text:p text:style-name="P63">2</text:p><draw:enhanced-geometry svg:viewBox="0 0 21600 21600" draw:type="non-primitive" draw:enhanced-path="M 0 0 L 21600 0 21600 21600 0 21600 Z N"/></draw:custom-shape><draw:connector draw:name="AutoShape 396" draw:style-name="gr3" draw:text-style-name="P65" draw:type="line" svg:x1="11.906cm" svg:y1="8.571cm" svg:x2="12.414cm" svg:y2="7.62cm" svg:d="M11906 8571l508-951" svg:viewBox="0 0 510 953"><text:p/></draw:connector><draw:connector draw:name="AutoShape 397" draw:style-name="gr3" draw:text-style-name="P65" draw:type="line" svg:x1="13.176cm" svg:y1="8.571cm" svg:x2="12.414cm" svg:y2="7.62cm" svg:d="M13176 8571l-762-951" svg:viewBox="0 0 764 953"><text:p/></draw:connector><draw:custom-shape draw:name="Rectangle 398" draw:style-name="gr2" draw:text-style-name="P64" svg:width="1.588cm" svg:height="1.273cm" svg:x="9.081cm" svg:y="6.348cm"><text:p text:style-name="P63">Хф</text:p><text:p text:style-name="P63">3</text:p><draw:enhanced-geometry svg:viewBox="0 0 21600 21600" draw:type="non-primitive" draw:enhanced-path="M 0 0 L 21600 0 21600 21600 0 21600 Z N"/></draw:custom-shape><draw:connector draw:name="AutoShape 399" draw:style-name="gr3" draw:text-style-name="P65" draw:type="line" svg:x1="9.368cm" svg:y1="8.571cm" svg:x2="9.874cm" svg:y2="7.62cm" svg:d="M9368 8571l506-951" svg:viewBox="0 0 508 953"><text:p/></draw:connector><draw:connector draw:name="AutoShape 400" draw:style-name="gr3" draw:text-style-name="P65" draw:type="line" svg:x1="10.636cm" svg:y1="8.571cm" svg:x2="9.874cm" svg:y2="7.62cm" svg:d="M10636 8571l-762-951" svg:viewBox="0 0 764 953"><text:p/></draw:connector><draw:custom-shape draw:name="Rectangle 401" draw:style-name="gr2" draw:text-style-name="P64" svg:width="2.223cm" svg:height="1.273cm" svg:x="2.096cm" svg:y="4.126cm"><text:p text:style-name="P63">Сжти</text:p><text:p text:style-name="P63">4</text:p><draw:enhanced-geometry svg:viewBox="0 0 21600 21600" draw:type="non-primitive" draw:enhanced-path="M 0 0 L 21600 0 21600 21600 0 21600 Z N"/></draw:custom-shape><draw:connector draw:name="AutoShape 402" draw:style-name="gr3" draw:text-style-name="P65" draw:type="line" svg:x1="1.302cm" svg:y1="6.348cm" svg:x2="3.207cm" svg:y2="5.398cm" svg:d="M1302 6348l1905-950" svg:viewBox="0 0 1907 953"><text:p/></draw:connector><draw:connector draw:name="AutoShape 403" draw:style-name="gr3" draw:text-style-name="P65" draw:type="line" svg:x1="4.794cm" svg:y1="6.348cm" svg:x2="3.207cm" svg:y2="5.398cm" svg:d="M4794 6348l-1587-950" svg:viewBox="0 0 1589 953"><text:p/></draw:connector><draw:custom-shape draw:name="Rectangle 404" draw:style-name="gr2" draw:text-style-name="P64" svg:width="2.223cm" svg:height="1.273cm" svg:x="10.033cm" svg:y="4.126cm"><text:p text:style-name="P63">е мн</text:p><text:p text:style-name="P63">4</text:p><draw:enhanced-geometry svg:viewBox="0 0 21600 21600" draw:type="non-primitive" draw:enhanced-path="M 0 0 L 21600 0 21600 21600 0 21600 Z N"/></draw:custom-shape><draw:connector draw:name="AutoShape 405" draw:style-name="gr3" draw:text-style-name="P65" draw:type="line" svg:x1="7.334cm" svg:y1="6.348cm" svg:x2="11.144cm" svg:y2="5.398cm" svg:d="M7334 6348l3810-950" svg:viewBox="0 0 3812 953"><text:p/></draw:connector><draw:connector draw:name="AutoShape 406" draw:style-name="gr3" draw:text-style-name="P65" draw:type="line" svg:x1="12.414cm" svg:y1="6.348cm" svg:x2="11.144cm" svg:y2="5.398cm" svg:d="M12414 6348l-1270-950" svg:viewBox="0 0 1272 953"><text:p/></draw:connector><draw:custom-shape draw:name="Rectangle 407" draw:style-name="gr2" draw:text-style-name="P64" svg:width="2.223cm" svg:height="1.273cm" svg:x="6.858cm" svg:y="2.221cm"><text:p text:style-name="P63">е мнХф</text:p><text:p text:style-name="P63">7</text:p><draw:enhanced-geometry svg:viewBox="0 0 21600 21600" draw:type="non-primitive" draw:enhanced-path="M 0 0 L 21600 0 21600 21600 0 21600 Z N"/></draw:custom-shape><draw:connector draw:name="AutoShape 408" draw:style-name="gr3" draw:text-style-name="P65" draw:type="line" svg:x1="7.969cm" svg:y1="3.493cm" svg:x2="11.144cm" svg:y2="4.126cm" svg:d="M7969 3493l3175 633" svg:viewBox="0 0 3177 635"><text:p/></draw:connector><draw:connector draw:name="AutoShape 409" draw:style-name="gr3" draw:text-style-name="P65" draw:type="line" svg:x1="7.969cm" svg:y1="3.493cm" svg:x2="9.874cm" svg:y2="6.348cm" svg:d="M7969 3493l1905 2855" svg:viewBox="0 0 1907 2858"><text:p/></draw:connector><draw:custom-shape draw:name="Rectangle 410" draw:style-name="gr2" draw:text-style-name="P64" svg:width="2.223cm" svg:height="1.273cm" svg:x="4.001cm" svg:y="2.223cm"><text:p text:style-name="P63">Сжтиа</text:p><text:p text:style-name="P63">8</text:p><draw:enhanced-geometry svg:viewBox="0 0 21600 21600" draw:type="non-primitive" draw:enhanced-path="M 0 0 L 21600 0 21600 21600 0 21600 Z N"/></draw:custom-shape><draw:connector draw:name="AutoShape 411" draw:style-name="gr3" draw:text-style-name="P65" draw:type="line" svg:x1="3.207cm" svg:y1="4.126cm" svg:x2="5.112cm" svg:y2="3.494cm" svg:d="M3207 4126l1905-632" svg:viewBox="0 0 1907 633"><text:p/></draw:connector><draw:connector draw:name="AutoShape 412" draw:style-name="gr3" draw:text-style-name="P65" draw:type="line" svg:x1="3.016cm" svg:y1="8.569cm" svg:x2="5.112cm" svg:y2="3.494cm" svg:d="M3016 8569l2096-5075" svg:viewBox="0 0 2097 5076"><text:p/></draw:connector><draw:custom-shape draw:name="Rectangle 413" draw:style-name="gr2" draw:text-style-name="P64" svg:width="3.493cm" svg:height="1.273cm" svg:x="4.953cm" svg:y="0cm"><text:p text:style-name="P63">Сжтиае мнХф</text:p><text:p text:style-name="P63">15</text:p><draw:enhanced-geometry svg:viewBox="0 0 21600 21600" draw:type="non-primitive" draw:enhanced-path="M 0 0 L 21600 0 21600 21600 0 21600 Z N"/></draw:custom-shape><draw:connector draw:name="AutoShape 414" draw:style-name="gr3" draw:text-style-name="P65" draw:type="line" svg:x1="5.112cm" svg:y1="2.223cm" svg:x2="6.699cm" svg:y2="1.272cm" svg:d="M5112 2223l1587-951" svg:viewBox="0 0 1589 953"><text:p/></draw:connector><draw:connector draw:name="AutoShape 415" draw:style-name="gr3" draw:text-style-name="P65" draw:type="line" svg:x1="7.969cm" svg:y1="2.221cm" svg:x2="6.699cm" svg:y2="1.272cm" svg:d="M7969 2221l-1270-949" svg:viewBox="0 0 1272 951"><text:p/></draw:connector><draw:custom-shape draw:name="Oval 416" draw:style-name="gr4" draw:text-style-name="P64" svg:width="0.636cm" svg:height="0.636cm" svg:x="5.419cm" svg:y="1.376cm"><text:p text:style-name="P63"><text:span text:style-name="T54">0</text:span></text:p>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draw:name="Oval 417" draw:style-name="gr4" draw:text-style-name="P64" svg:width="0.636cm" svg:height="0.636cm" svg:x="7.091cm" svg:y="1.334cm"><text:p text:style-name="P63"><text:span text:style-name="T55">1</text:span></text:p>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draw:name="Oval 418" draw:style-name="gr4" draw:text-style-name="P64" svg:width="0.636cm" svg:height="0.636cm" svg:x="3.408cm" svg:y="3.45cm"><text:p text:style-name="P63"><text:span text:style-name="T54">0</text:span></text:p>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draw:name="Oval 419" draw:style-name="gr4" draw:text-style-name="P64" svg:width="0.636cm" svg:height="0.636cm" svg:x="4.636cm" svg:y="3.81cm"><text:p text:style-name="P63"><text:span text:style-name="T55">1</text:span></text:p>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draw:name="Oval 420" draw:style-name="gr4" draw:text-style-name="P64" svg:width="0.636cm" svg:height="0.636cm" svg:x="9.398cm" svg:y="3.408cm"><text:p text:style-name="P63"><text:span text:style-name="T54">0</text:span></text:p>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draw:name="Oval 421" draw:style-name="gr4" draw:text-style-name="P64" svg:width="0.636cm" svg:height="0.636cm" svg:x="8.128cm" svg:y="3.81cm"><text:p text:style-name="P63"><text:span text:style-name="T55">1</text:span></text:p>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draw:name="Oval 422" draw:style-name="gr4" draw:text-style-name="P64" svg:width="0.636cm" svg:height="0.636cm" svg:x="1.609cm" svg:y="5.609cm"><text:p text:style-name="P63"><text:span text:style-name="T54">0</text:span></text:p>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draw:name="Oval 423" draw:style-name="gr4" draw:text-style-name="P64" svg:width="0.636cm" svg:height="0.636cm" svg:x="3.239cm" svg:y="5.525cm"><text:p text:style-name="P63"><text:span text:style-name="T55">1</text:span></text:p>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draw:name="Oval 424" draw:style-name="gr4" draw:text-style-name="P64" svg:width="0.636cm" svg:height="0.636cm" svg:x="1.376cm" svg:y="7.832cm"><text:p text:style-name="P63"><text:span text:style-name="T54">0</text:span></text:p>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draw:name="Oval 425" draw:style-name="gr4" draw:text-style-name="P64" svg:width="0.636cm" svg:height="0.636cm" svg:x="0.339cm" svg:y="7.832cm"><text:p text:style-name="P63"><text:span text:style-name="T55">1</text:span></text:p>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draw:name="Oval 426" draw:style-name="gr4" draw:text-style-name="P64" svg:width="0.636cm" svg:height="0.636cm" svg:x="4.001cm" svg:y="7.811cm"><text:p text:style-name="P63"><text:span text:style-name="T54">0</text:span></text:p>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draw:name="Oval 427" draw:style-name="gr4" draw:text-style-name="P64" svg:width="0.636cm" svg:height="0.636cm" svg:x="4.953cm" svg:y="7.789cm"><text:p text:style-name="P63"><text:span text:style-name="T55">1</text:span></text:p>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draw:name="Oval 428" draw:style-name="gr4" draw:text-style-name="P64" svg:width="0.636cm" svg:height="0.636cm" svg:x="8.128cm" svg:y="5.715cm"><text:p text:style-name="P63"><text:span text:style-name="T55">1</text:span></text:p>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draw:name="Oval 429" draw:style-name="gr4" draw:text-style-name="P64" svg:width="0.636cm" svg:height="0.636cm" svg:x="11.494cm" svg:y="5.525cm"><text:p text:style-name="P63"><text:span text:style-name="T54">0</text:span></text:p>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draw:name="Oval 430" draw:style-name="gr4" draw:text-style-name="P64" svg:width="0.636cm" svg:height="0.636cm" svg:x="6.541cm" svg:y="7.726cm"><text:p text:style-name="P63"><text:span text:style-name="T55">1</text:span></text:p>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draw:name="Oval 431" draw:style-name="gr4" draw:text-style-name="P64" svg:width="0.636cm" svg:height="0.636cm" svg:x="7.493cm" svg:y="7.747cm"><text:p text:style-name="P63"><text:span text:style-name="T54">0</text:span></text:p>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draw:name="Oval 432" draw:style-name="gr4" draw:text-style-name="P64" svg:width="0.636cm" svg:height="0.636cm" svg:x="9.081cm" svg:y="7.747cm"><text:p text:style-name="P63"><text:span text:style-name="T55">1</text:span></text:p>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draw:name="Oval 433" draw:style-name="gr4" draw:text-style-name="P64" svg:width="0.636cm" svg:height="0.636cm" svg:x="10.033cm" svg:y="7.747cm"><text:p text:style-name="P63"><text:span text:style-name="T54">0</text:span></text:p>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draw:name="Oval 434" draw:style-name="gr4" draw:text-style-name="P64" svg:width="0.636cm" svg:height="0.636cm" svg:x="11.748cm" svg:y="7.789cm"><text:p text:style-name="P63"><text:span text:style-name="T54">0</text:span></text:p>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draw:name="Oval 435" draw:style-name="gr4" draw:text-style-name="P64" svg:width="0.636cm" svg:height="0.636cm" svg:x="12.573cm" svg:y="7.768cm"><text:p text:style-name="P63"><text:span text:style-name="T55">1</text:span></text:p>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draw:g><text:line-break/><text:span text:style-name="T3">Таблица 2. Коды символов</text:span></text:p>
      <text:p text:style-name="Text_20_body"><text:soft-page-break/>Теперь, чтобы получить код символа, надо, начиная с корня дерева, идти вниз до листа, соответствующего данному символу. При этом следует записывать значения, которые написаны на тех дугах, которые мы проходим.</text:p>
      <text:p text:style-name="Text_20_body">Получаются следующие коды <text:span text:style-name="T5">(табл. 2).</text:span></text:p>
      <text:p text:style-name="P47">Таблица 2. Коды символов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Text_20_body">С</text:p>
          </table:table-cell>
          <table:table-cell table:style-name="Таблица2.A1" office:value-type="string">
            <text:p text:style-name="Text_20_body">0001</text:p>
          </table:table-cell>
        </table:table-row>
        <table:table-row>
          <table:table-cell table:style-name="Таблица2.A1" office:value-type="string">
            <text:p text:style-name="Text_20_body">ж</text:p>
          </table:table-cell>
          <table:table-cell table:style-name="Таблица2.A1" office:value-type="string">
            <text:p text:style-name="Text_20_body">0000</text:p>
          </table:table-cell>
        </table:table-row>
        <table:table-row>
          <table:table-cell table:style-name="Таблица2.A1" office:value-type="string">
            <text:p text:style-name="Text_20_body">а</text:p>
          </table:table-cell>
          <table:table-cell table:style-name="Таблица2.A1" office:value-type="string">
            <text:p text:style-name="Text_20_body">01</text:p>
          </table:table-cell>
        </table:table-row>
        <table:table-row>
          <table:table-cell table:style-name="Таблица2.A1" office:value-type="string">
            <text:p text:style-name="Text_20_body">т</text:p>
          </table:table-cell>
          <table:table-cell table:style-name="Таблица2.A1" office:value-type="string">
            <text:p text:style-name="Text_20_body">0010</text:p>
          </table:table-cell>
        </table:table-row>
        <table:table-row>
          <table:table-cell table:style-name="Таблица2.A1" office:value-type="string">
            <text:p text:style-name="Text_20_body">и</text:p>
          </table:table-cell>
          <table:table-cell table:style-name="Таблица2.A1" office:value-type="string">
            <text:p text:style-name="Text_20_body">0011</text:p>
          </table:table-cell>
        </table:table-row>
        <table:table-row>
          <table:table-cell table:style-name="Таблица2.A1" office:value-type="string">
            <text:p text:style-name="Text_20_body">е</text:p>
          </table:table-cell>
          <table:table-cell table:style-name="Таблица2.A1" office:value-type="string">
            <text:p text:style-name="Text_20_body">1011</text:p>
          </table:table-cell>
        </table:table-row>
        <table:table-row>
          <table:table-cell table:style-name="Таблица2.A1" office:value-type="string">
            <text:p text:style-name="Text_20_body"/>
          </table:table-cell>
          <table:table-cell table:style-name="Таблица2.A1" office:value-type="string">
            <text:p text:style-name="Text_20_body">1010</text:p>
          </table:table-cell>
        </table:table-row>
        <table:table-row>
          <table:table-cell table:style-name="Таблица2.A1" office:value-type="string">
            <text:p text:style-name="Text_20_body">Х</text:p>
          </table:table-cell>
          <table:table-cell table:style-name="Таблица2.A1" office:value-type="string">
            <text:p text:style-name="Text_20_body">111</text:p>
          </table:table-cell>
        </table:table-row>
        <table:table-row>
          <table:table-cell table:style-name="Таблица2.A1" office:value-type="string">
            <text:p text:style-name="Text_20_body">ф</text:p>
          </table:table-cell>
          <table:table-cell table:style-name="Таблица2.A1" office:value-type="string">
            <text:p text:style-name="Text_20_body">110</text:p>
          </table:table-cell>
        </table:table-row>
        <table:table-row>
          <table:table-cell table:style-name="Таблица2.A1" office:value-type="string">
            <text:p text:style-name="Text_20_body">м</text:p>
          </table:table-cell>
          <table:table-cell table:style-name="Таблица2.A1" office:value-type="string">
            <text:p text:style-name="Text_20_body">1000</text:p>
          </table:table-cell>
        </table:table-row>
        <table:table-row>
          <table:table-cell table:style-name="Таблица2.A1" office:value-type="string">
            <text:p text:style-name="Text_20_body">н</text:p>
          </table:table-cell>
          <table:table-cell table:style-name="Таблица2.A1" office:value-type="string">
            <text:p text:style-name="Text_20_body">1001</text:p>
          </table:table-cell>
        </table:table-row>
      </table:table>
      <text:p text:style-name="Text_20_body">Полученная таблица называется таблицей Хаффмана.</text:p>
      <text:p text:style-name="Text_20_body">Заметим, что код является префиксным, т. е. ни один код символа не является <text:span text:style-name="T5">началом</text:span> кода другого символа. Также видно, что для часто встречающихся символов коды короче.</text:p>
      <text:p text:style-name="P11">Как будет выглядеть закодированная строка «Сжатие Хаффмана»:</text:p>
      <text:p text:style-name="Обычный"/>
      <table:table table:name="Таблица3" table:style-name="Таблица3">
        <table:table-column table:style-name="Таблица3.A"/>
        <table:table-column table:style-name="Таблица3.B" table:number-columns-repeated="13"/>
        <table:table-column table:style-name="Таблица3.O"/>
        <table:table-row>
          <table:table-cell table:style-name="Таблица3.A1" office:value-type="string">
            <text:p text:style-name="Table_20_Contents">С</text:p>
          </table:table-cell>
          <table:table-cell table:style-name="Таблица3.A1" office:value-type="string">
            <text:p text:style-name="Table_20_Contents">ж</text:p>
          </table:table-cell>
          <table:table-cell table:style-name="Таблица3.A1" office:value-type="string">
            <text:p text:style-name="Table_20_Contents">а</text:p>
          </table:table-cell>
          <table:table-cell table:style-name="Таблица3.A1" office:value-type="string">
            <text:p text:style-name="Table_20_Contents">т</text:p>
          </table:table-cell>
          <table:table-cell table:style-name="Таблица3.A1" office:value-type="string">
            <text:p text:style-name="Table_20_Contents">и</text:p>
          </table:table-cell>
          <table:table-cell table:style-name="Таблица3.A1" office:value-type="string">
            <text:p text:style-name="Table_20_Contents">е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>Х</text:p>
          </table:table-cell>
          <table:table-cell table:style-name="Таблица3.A1" office:value-type="string">
            <text:p text:style-name="Table_20_Contents">а</text:p>
          </table:table-cell>
          <table:table-cell table:style-name="Таблица3.A1" office:value-type="string">
            <text:p text:style-name="Table_20_Contents">ф</text:p>
          </table:table-cell>
          <table:table-cell table:style-name="Таблица3.A1" office:value-type="string">
            <text:p text:style-name="Table_20_Contents">ф</text:p>
          </table:table-cell>
          <table:table-cell table:style-name="Таблица3.A1" office:value-type="string">
            <text:p text:style-name="Table_20_Contents">м</text:p>
          </table:table-cell>
          <table:table-cell table:style-name="Таблица3.A1" office:value-type="string">
            <text:p text:style-name="Table_20_Contents">а</text:p>
          </table:table-cell>
          <table:table-cell table:style-name="Таблица3.A1" office:value-type="string">
            <text:p text:style-name="Table_20_Contents">н</text:p>
          </table:table-cell>
          <table:table-cell table:style-name="Таблица3.A1" office:value-type="string">
            <text:p text:style-name="Table_20_Contents">а</text:p>
          </table:table-cell>
        </table:table-row>
        <table:table-row>
          <table:table-cell table:style-name="Таблица3.A1" office:value-type="string">
            <text:p text:style-name="Table_20_Contents">0001</text:p>
          </table:table-cell>
          <table:table-cell table:style-name="Таблица3.A1" office:value-type="string">
            <text:p text:style-name="Table_20_Contents">0000</text:p>
          </table:table-cell>
          <table:table-cell table:style-name="Таблица3.A1" office:value-type="string">
            <text:p text:style-name="Table_20_Contents">01</text:p>
          </table:table-cell>
          <table:table-cell table:style-name="Таблица3.A1" office:value-type="string">
            <text:p text:style-name="Table_20_Contents">0010</text:p>
          </table:table-cell>
          <table:table-cell table:style-name="Таблица3.A1" office:value-type="string">
            <text:p text:style-name="Table_20_Contents">0011</text:p>
          </table:table-cell>
          <table:table-cell table:style-name="Таблица3.A1" office:value-type="string">
            <text:p text:style-name="Table_20_Contents">1011</text:p>
          </table:table-cell>
          <table:table-cell table:style-name="Таблица3.A1" office:value-type="string">
            <text:p text:style-name="Table_20_Contents">1010</text:p>
          </table:table-cell>
          <table:table-cell table:style-name="Таблица3.A1" office:value-type="string">
            <text:p text:style-name="Table_20_Contents">111</text:p>
          </table:table-cell>
          <table:table-cell table:style-name="Таблица3.A1" office:value-type="string">
            <text:p text:style-name="Table_20_Contents">01</text:p>
          </table:table-cell>
          <table:table-cell table:style-name="Таблица3.A1" office:value-type="string">
            <text:p text:style-name="Table_20_Contents">110</text:p>
          </table:table-cell>
          <table:table-cell table:style-name="Таблица3.A1" office:value-type="string">
            <text:p text:style-name="Table_20_Contents">110</text:p>
          </table:table-cell>
          <table:table-cell table:style-name="Таблица3.A1" office:value-type="string">
            <text:p text:style-name="Table_20_Contents">1000</text:p>
          </table:table-cell>
          <table:table-cell table:style-name="Таблица3.A1" office:value-type="string">
            <text:p text:style-name="Table_20_Contents">01</text:p>
          </table:table-cell>
          <table:table-cell table:style-name="Таблица3.A1" office:value-type="string">
            <text:p text:style-name="Table_20_Contents">1001</text:p>
          </table:table-cell>
          <table:table-cell table:style-name="Таблица3.A1" office:value-type="string">
            <text:p text:style-name="Table_20_Contents">01</text:p>
          </table:table-cell>
        </table:table-row>
      </table:table>
      <text:p text:style-name="Text_20_body">Т. е.</text:p>
      <text:p text:style-name="Preformatted_20_Text">0001000001001000111011101011101110110100001100101</text:p>
      <text:p text:style-name="P15">Для корректного декодирования данной строки требуется таблица кодов (табл. 2) или дерево (рис. 12). Соответственно, в файле архива необходимо поместить эту информацию (если порядок нумерации дуг дерева определён в документации формата, то достаточно сохранения структуры дерева, если же порядок нумерации не определён, необходимо явное указание нумерации дуг).</text:p>
      <text:h text:style-name="Heading_20_4" text:outline-level="4">Декодирование</text:h>
      <text:p text:style-name="P12">Для декодирования можно воспользоваться таблицей <text:span text:style-name="T6">или деревом</text:span> Хаффмана.</text:p>
      <text:p text:style-name="P13">При декодировании по дереву <text:span text:style-name="T7">мы начинаем</text:span> обход дерева с корня. После <text:span text:style-name="T7">чтения </text:span>каждого бита <text:span text:style-name="T7">сжатых данных</text:span> <text:span text:style-name="T7">движемся по дереву вниз по дуге, </text:span><text:soft-page-break/><text:span text:style-name="T7">соответствующей прочитанному биту. Если достигнут лист дерева — код символа прочитан целиком — в поток декодированных данных записываем символ, соответствующий текущему листу, затем снова переходим к корню.</text:span></text:p>
      <text:p text:style-name="P14">Для эффективного декодирования по таблице её необходимо отсортировать в лексикографическом порядке кодов.</text:p>
      <text:p text:style-name="P12"><text:span text:style-name="T6">При декодировании по неотсортированной таблице </text:span>в качестве текущего бита бер<text:span text:style-name="T6">ётся</text:span> начало текста. <text:span text:style-name="T6">Далее в</text:span> цикле делаем следующее:</text:p>
      <text:p text:style-name="Text_20_body">1) Смотрим, какое значение у текущего бита и ищем элементы в таблице, первый бит которых совпадает с этим битом. Выделяем эту группу элементов.</text:p>
      <text:p text:style-name="Text_20_body">2) Переходим к следующему биту текста и следующему биту элементов группы.</text:p>
      <text:p text:style-name="Text_20_body">3) Если текущий бит текста совпадает с текущим битом элемента группы – оставляем элемент в группе. Если нет — удаляем элемент из группы.</text:p>
      <text:p text:style-name="Text_20_body">4) Если после проверки группы остался 1 элемент — записываем этот элемент в выходную строку, переходим к следующему биту текста и повторяем цикл. Если нет — переходим к 2 пункту цикла.</text:p>
      <text:h text:style-name="Heading_20_3" text:outline-level="3"/>
      <text:h text:style-name="Heading_20_3" text:outline-level="3">Библиотеки</text:h>
      <text:h text:style-name="P56" text:outline-level="4">Basic Compression Library</text:h>
      <text:p text:style-name="P20"><text:span text:style-name="T14">Сайт </text:span>http://bcl.comli.eu/</text:p>
      <text:p text:style-name="P18">Лицензия ZLib</text:p>
      <text:p text:style-name="P19"><text:span text:style-name="T14">Алгоритмы </text:span>RLE (Run Length Encoding), Хаффмана, <text:span text:style-name="T16">Голомба</text:span>, <text:span text:style-name="T16">Зива-Лемпела</text:span> (LZ77) <text:span text:style-name="T16">и Шеннона-Фэно.</text:span></text:p>
      <text:h text:style-name="Heading_20_4" text:outline-level="4">QccPack</text:h>
      <text:p text:style-name="P21"><text:span text:style-name="T14">Сайт </text:span>http://qccpack.sourceforge.net</text:p>
      <text:p text:style-name="P21">Лицензия загрузочного модуля GNU GPL, исходного кода GNU LGPL</text:p>
      <text:p text:style-name="P21">Арифметическое кодирование, коды <text:span text:style-name="T15">Хаффмана, Голомба </text:span>и т. д.</text:p>
      <text:h text:style-name="Heading_20_4" text:outline-level="4">libhuffman</text:h>
      <text:p text:style-name="P21"><text:span text:style-name="T14">Сайт </text:span>http://huffman.sourceforge.net/</text:p>
      <text:p text:style-name="P21">Лицензия BSD</text:p>
      <text:p text:style-name="P21">Кодирование Хаффмана</text:p>
      <text:h text:style-name="P61" text:outline-level="3"><text:soft-page-break/>Утилиты</text:h>
      <text:h text:style-name="P57" text:outline-level="4">hexdump</text:h>
      <text:p text:style-name="P16"><text:span text:style-name="T9">hexdump</text:span> <text:span text:style-name="T8">—</text:span> простая консольная утилита для просмотра файлов в шестнадцатеричном виде <text:span text:style-name="T8">(то есть в том виде, как они представлены на диске)</text:span>. <text:span text:style-name="T8">По умолчанию выводит данные в виде двухоктетных слов. Для побайтового вывода используется ключ -C. Например, команда</text:span></text:p>
      <text:p text:style-name="P4">$ hexdump -C /tmp/test-utf8.txt</text:p>
      <text:p text:style-name="P39">если в файле /tmp/test-utf8.txt находится текст</text:p>
      <text:p text:style-name="P43">Любя, съешь щипцы, — вздохнёт мэр, — кайф жгуч (1234567890+ .?-)</text:p>
      <text:p text:style-name="P43">Nymphs blitz quick vex dwarf jog.</text:p>
      <text:p text:style-name="P39"><text:span text:style-name="T10">в кодировке UTF-8, </text:span>выведет на стандартный вывод</text:p>
      <text:p text:style-name="P42">00000000 d0 9b d1 8e d0 b1 d1 8f 2c 20 d1 81 d1 8a d0 b5 |........, ......|</text:p>
      <text:p text:style-name="P42">00000010 d1 88 d1 8c 20 d1 89 d0 b8 d0 bf d1 86 d1 8b 2c |.... ..........,|</text:p>
      <text:p text:style-name="P42">00000020 20 e2 80 94 20 d0 b2 d0 b7 d0 b4 d0 be d1 85 d0 | ... ...........|</text:p>
      <text:p text:style-name="P42">00000030 bd d1 91 d1 82 20 d0 bc d1 8d d1 80 2c 20 e2 80 |..... ......, ..|</text:p>
      <text:p text:style-name="P42">00000040 94 20 d0 ba d0 b0 d0 b9 d1 84 20 d0 b6 d0 b3 d1 |. ........ .....|</text:p>
      <text:p text:style-name="P42">00000050 83 d1 87 20 28 31 32 33 34 35 36 37 38 39 30 2b |... (1234567890+|</text:p>
      <text:p text:style-name="P42">00000060 20 2e 3f 2d 29 0a 4e 79 6d 70 68 73 20 62 6c 69 | .?-).Nymphs bli|</text:p>
      <text:p text:style-name="P42">00000070 74 7a 20 71 75 69 63 6b 20 76 65 78 20 64 77 61 |tz quick vex dwa|</text:p>
      <text:p text:style-name="Текст_20_в_20_заданном_20_формате_20_без_20_отступа_20_мелкий">00000080 72 66 20 6a 6f 67 2e 0a |rf jog..|</text:p>
      <text:p text:style-name="P39">слева <text:span text:style-name="T11">— номера строк (в строке 10</text:span><text:span text:style-name="T12">16</text:span><text:span text:style-name="T11"> = 16</text:span><text:span text:style-name="T12">10</text:span> <text:span text:style-name="T11">октетов),</text:span> <text:span text:style-name="T11">по центру</text:span> — октеты, <text:span text:style-name="T11">справа</text:span> — их ASCII-представление.</text:p>
      <text:h text:style-name="Heading_20_4" text:outline-level="4">diff</text:h>
      <text:p text:style-name="P17"><text:span text:style-name="Strong_20_Emphasis">diff</text:span> — утилита сравнения файлов, выводящая разницу между двумя файлами. Формат вызова:</text:p>
      <text:p text:style-name="Preformatted_20_Text">diff [опции] from-файл to-файл</text:p>
      <text:p text:style-name="P17">В простейшем случае diff сравнивает содержимое двух файлов, from-файла и to-файла. Если from-файл — это каталог, а to-файл — нет, то diff сравнивает файл from-файл/to-файл с файлом to-file. Точно так же для случая, когда from-файл — это не каталог, а to-файл — каталог. Если и from-файл, и to-файл — каталоги, то diff сравнивает соответствующие файлы в обоих каталогах, в алфавитном порядке; данное сравнение будет выполняться рекурсивно, если задана опция -r или опция --recursive.</text:p>
      <text:p text:style-name="P17">Опции diff начинаются с -, так что обычно from-файл и to-файл не могут начинаться с символа -. Однако, аргумент -- говорит, что опции закончились и <text:soft-page-break/>следующий за ним аргумент является именем файла, даже если он начинается с символа -.</text:p>
      <text:p text:style-name="P17">Большинство опций имеет два эквивалентных названия: однобуквенное, которое начинается с -, и длинное, начинающееся с --. Несколько однобуквенных опций, не имеющих аргументов, могут быть скомбинированы в одно слово: -ac эквивалентно -a -c.</text:p>
      <text:h text:style-name="Heading_20_5" text:outline-level="5">Основные опции</text:h>
      <text:p text:style-name="Preformatted_20_Text">--text</text:p>
      <text:p text:style-name="Preformatted_20_Text">-a</text:p>
      <text:p text:style-name="Основной_20_текст_20_без_20_отступа">Считать все файлы текстовыми и сравнивать их построчно, даже если они не выглядят текстовыми.</text:p>
      <text:p text:style-name="Preformatted_20_Text">--ignore-all-space</text:p>
      <text:p text:style-name="Preformatted_20_Text">-b</text:p>
      <text:p text:style-name="Основной_20_текст_20_без_20_отступа">Игнорировать изменения в количестве пробелов, табуляций и т. п.</text:p>
      <text:p text:style-name="Preformatted_20_Text">--ignore-blank-lines </text:p>
      <text:p text:style-name="Preformatted_20_Text">-B</text:p>
      <text:p text:style-name="Основной_20_текст_20_без_20_отступа">Игнорировать<text:span text:style-name="T13"> изменения, касающиеся только вставки или удаления пустых строк.</text:span></text:p>
      <text:p text:style-name="Preformatted_20_Text">--brief</text:p>
      <text:p text:style-name="Preformatted_20_Text">-q</text:p>
      <text:p text:style-name="Основной_20_текст_20_без_20_отступа">Извещать только о самом факте различия файлов, без каких-либо подробностей.</text:p>
      <text:p text:style-name="Preformatted_20_Text">--ignore-case</text:p>
      <text:p text:style-name="Preformatted_20_Text">-i</text:p>
      <text:p text:style-name="Основной_20_текст_20_без_20_отступа">Игнорировать изменения в регистре символов; считать буквы верхнего и нижнего регистров (строчные и прописные) эквивалентными.</text:p>
      <text:p text:style-name="Preformatted_20_Text">--recursive</text:p>
      <text:p text:style-name="Preformatted_20_Text">-r</text:p>
      <text:p text:style-name="Основной_20_текст_20_без_20_отступа">При сравнении каталогов производить рекурсивное сравнение всех найденных подкаталогов.</text:p>
      <text:p text:style-name="Preformatted_20_Text">--report-identical-files</text:p>
      <text:p text:style-name="Preformatted_20_Text">-s</text:p>
      <text:p text:style-name="Основной_20_текст_20_без_20_отступа">Сообщать, что два файла являются одинаковыми.</text:p>
      <text:h text:style-name="Heading_20_5" text:outline-level="5">Примеры использования</text:h>
      <text:p text:style-name="P17">Сравнение различных бинарных файлов:</text:p>
      <text:p text:style-name="Preformatted_20_Text">$ diff /bin/ls /bin/nc</text:p>
      <text:p text:style-name="Preformatted_20_Text">Binary files /bin/ls and /bin/nc differ</text:p>
      <text:p text:style-name="Основной_20_текст_20_без_20_отступа"><text:soft-page-break/>Сравнение одинаковых файлов (утилита ничего не помещает в стандартный вывод):</text:p>
      <text:p text:style-name="Preformatted_20_Text">$ diff /bin/ls /bin/ls</text:p>
      <text:p text:style-name="Основной_20_текст_20_без_20_отступа">Сравнение одинаковых файлов с требованием сообщать о совпадении:</text:p>
      <text:p text:style-name="Preformatted_20_Text">$ diff /bin/ls /bin/ls -s</text:p>
      <text:p text:style-name="Preformatted_20_Text">Файлы /bin/ls и /bin/ls идентичны</text:p>
      <text:p text:style-name="Основной_20_текст_20_без_20_отступа">Сравнение различных текстовых файлов:</text:p>
      <text:p text:style-name="Preformatted_20_Text">$ diff /tmp/test-utf8.txt /tmp/test2.txt </text:p>
      <text:p text:style-name="Preformatted_20_Text">2c2</text:p>
      <text:p text:style-name="Preformatted_20_Text">&lt; Nymphs blitz quick vex dwarf jog.</text:p>
      <text:p text:style-name="Preformatted_20_Text">---</text:p>
      <text:p text:style-name="Preformatted_20_Text">&gt; Nymphs blitz quick vex dwarf cat.</text:p>
      <text:p text:style-name="P40">где в файле /tmp/test-utf8.txt находится текст</text:p>
      <text:p text:style-name="P43">Любя, съешь щипцы, — вздохнёт мэр, — кайф жгуч (1234567890+ .?-)</text:p>
      <text:p text:style-name="P43">Nymphs blitz quick vex dwarf jog.</text:p>
      <text:p text:style-name="P45">в файле /tmp/test2.txt находится текст</text:p>
      <text:p text:style-name="P43">Любя, съешь щипцы, — вздохнёт мэр, — кайф жгуч (1234567890+ .?-)</text:p>
      <text:p text:style-name="P44">Nymphs blitz quick vex dwarf ca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Tahoma2" svg:font-family="Tahoma"/>
    <style:font-face style:name="Times New Roman3" svg:font-family="'Times New Roman'"/>
    <style:font-face style:name="Courier New" svg:font-family="'Courier New'" style:font-family-generic="modern"/>
    <style:font-face style:name="Courier New1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2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1" svg:font-family="Arial" style:font-family-generic="swiss" style:font-pitch="variable"/>
    <style:font-face style:name="Calibri" svg:font-family="Calibri, 'Trebuchet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ru" fo:country="RU" style:font-name-asian="DejaVu Sans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0pt" fo:language="ru" fo:country="RU" style:font-name-asian="DejaVu San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style-name="Normal" style:font-family-generic="roman" style:font-pitch="variable" fo:font-size="13pt" fo:language="ru" fo:country="RU" style:font-name-asian="Times New Roman2" style:font-family-asian="'Times New Roman'" style:font-family-generic-asian="roman" style:font-pitch-asian="variable" style:font-size-asian="14pt" style:font-name-complex="Arial1" style:font-family-complex="Arial" style:font-family-generic-complex="swiss" style:font-pitch-complex="variable" style:font-size-complex="3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line-height="150%" fo:text-align="justify" style:justify-single-word="false" fo:text-indent="1.251cm" style:auto-text-indent="false"/>
      <style:text-properties style:text-underline-style="non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Times New Roman" fo:font-family="'Times New Roman'" style:font-style-name="Normal" style:font-family-generic="roman" style:font-pitch="variable" fo:font-size="13pt" style:font-name-asian="DejaVu Sans" style:font-family-asian="'DejaVu San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1" fo:font-family="'Times New Roman'" style:font-family-generic="swiss" style:font-pitch="variable" fo:font-size="13pt" fo:font-style="normal" style:text-underline-style="none" fo:font-weight="bold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size-asian="12pt"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ize-asian="12pt" style:font-name-complex="Tahoma2" style:font-family-complex="Tahoma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top="0.199cm" fo:margin-bottom="0.199cm" loext:contextual-spacing="false" fo:text-align="center" style:justify-single-word="false"/>
      <style:text-properties fo:font-size="14pt" style:text-underline-style="none" fo:font-weight="bold"/>
    </style:style>
    <style:style style:name="Text" style:family="paragraph" style:parent-style-name="Standard" style:class="extra">
      <style:paragraph-properties style:text-autospace="non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7" style:display-name="Heading 7" style:family="paragraph" style:parent-style-name="Title" style:next-style-name="Text_20_body" style:class="text" style:master-page-name="">
      <style:paragraph-properties fo:margin-left="0cm" fo:margin-right="0cm" fo:margin-top="0cm" fo:margin-bottom="0cm" loext:contextual-spacing="false" fo:line-height="100%" fo:text-align="start" style:justify-single-word="false" fo:keep-together="always" fo:orphans="0" fo:widows="0" fo:text-indent="0cm" style:auto-text-indent="false" style:page-number="auto"/>
      <style:text-properties style:font-name="Times New Roman1" fo:font-family="'Times New Roman'" style:font-family-generic="swiss" style:font-pitch="variable" fo:font-size="13pt" fo:font-style="normal" style:text-underline-style="none" fo:font-weight="bold" style:font-size-asian="75%" style:font-weight-asian="bold" style:font-size-complex="75%" style:font-weight-complex="bold"/>
    </style:style>
    <style:style style:name="Table_20__28_user_29_" style:display-name="Table (user)" style:family="paragraph" style:parent-style-name="Standard">
      <style:text-properties fo:font-size="11pt" style:font-size-complex="11pt"/>
    </style:style>
    <style:style style:name="Heading_20_1" style:display-name="Heading 1" style:family="paragraph" style:parent-style-name="Standard" style:next-style-name="Text_20_body" style:class="text">
      <style:paragraph-properties fo:margin-left="1.251cm" fo:margin-right="1.251cm" fo:margin-top="0.499cm" fo:margin-bottom="0.499cm" loext:contextual-spacing="false" fo:text-align="center" style:justify-single-word="false" fo:text-indent="0cm" style:auto-text-indent="false" fo:keep-with-next="always"/>
      <style:text-properties fo:font-size="16pt" fo:font-weight="bold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</style:style>
    <style:style style:name="Растяжка" style:family="paragraph" style:parent-style-name="Text_20_body">
      <style:paragraph-properties fo:margin-left="1.251cm" fo:margin-right="0cm" fo:text-align="justify" fo:text-align-last="justify" style:justify-single-word="false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3cm" fo:margin-right="0cm" fo:text-indent="0cm" style:auto-text-indent="false"/>
    </style:style>
    <style:style style:name="Стиль1" style:family="paragraph" style:parent-style-name="Standard">
      <style:paragraph-properties fo:margin-left="0.058cm" fo:margin-right="0.557cm" style:line-height-at-least="0.564cm" fo:text-align="justify" style:justify-single-word="false" fo:text-indent="0.838cm" style:auto-text-indent="false" style:text-autospace="none"/>
      <style:text-properties style:font-name="Times New Roman2" fo:font-family="'Times New Roman'" style:font-family-generic="roman" style:font-pitch="variable" fo:font-size="12pt" style:font-size-asian="12pt" style:font-name-complex="Times New Roman2" style:font-family-complex="'Times New Roman'" style:font-family-generic-complex="roman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loext:contextual-spacing="false" fo:line-height="115%" fo:text-indent="0cm" style:auto-text-indent="false"/>
      <style:text-properties style:font-name="Calibri" fo:font-family="Calibri, 'Trebuchet MS'" style:font-family-generic="swiss" style:font-pitch="variable" fo:font-size="11pt" style:font-size-asian="11pt" style:font-name-complex="Times New Roman2" style:font-family-complex="'Times New Roman'" style:font-family-generic-complex="roman" style:font-pitch-complex="variable" style:font-size-complex="11pt"/>
    </style:style>
    <style:style style:name="Обычный_20__28_Web_29_" style:display-name="Обычный (Web)" style:family="paragraph" style:parent-style-name="Standard">
      <style:paragraph-properties fo:margin-top="0.494cm" fo:margin-bottom="0.494cm" loext:contextual-spacing="false"/>
      <style:text-properties style:font-name="Times New Roman2" fo:font-family="'Times New Roman'" style:font-family-generic="roman" style:font-pitch="variable" fo:font-size="12pt" style:font-name-asian="Calibri" style:font-family-asian="Calibri, 'Trebuchet MS'" style:font-family-generic-asian="swiss" style:font-pitch-asian="variable" style:font-size-asian="12pt" style:font-name-complex="Times New Roman2" style:font-family-complex="'Times New Roman'" style:font-family-generic-complex="roman" style:font-pitch-complex="variable" style:font-size-complex="12pt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4_20_Start" style:display-name="Numbering 4 Start" style:family="paragraph" style:parent-style-name="List" style:class="list">
      <style:paragraph-properties fo:margin-left="0.058cm" fo:margin-right="0.148cm" fo:margin-top="0cm" fo:margin-bottom="0cm" loext:contextual-spacing="false" fo:line-height="150%" fo:text-align="justify" style:justify-single-word="false" fo:text-indent="1.251cm" style:auto-text-indent="false"/>
      <style:text-properties style:font-name="Times New Roman3" fo:font-family="'Times New Roman'" fo:font-size="12pt" fo:font-style="normal" style:text-underline-style="none" fo:font-weight="normal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9cm" fo:margin-bottom="0.199cm" loext:contextual-spacing="false" fo:text-align="center" style:justify-single-word="false" fo:keep-with-next="always"/>
      <style:text-properties fo:color="#000000" style:font-name="Times New Roman2" fo:font-family="'Times New Roman'" style:font-family-generic="roman" style:font-pitch="variable" fo:font-size="14pt" fo:language="ru" fo:country="RU" fo:font-weight="bold" style:font-weight-asian="bold"/>
    </style:style>
    <style:style style:name="_21_Подрисуночная_20_подпись" style:display-name="!Подрисуночная подпись" style:family="paragraph" style:parent-style-name="Standard" style:next-style-name="Text_20_body" style:list-style-name="Рисунки" style:class="text" style:master-page-name="">
      <loext:graphic-properties draw:fill="none" draw:fill-color="#99ccff"/>
      <style:paragraph-properties fo:margin-top="0.212cm" fo:margin-bottom="0.423cm" loext:contextual-spacing="false" fo:text-align="center" style:justify-single-word="false" fo:keep-together="always" fo:orphans="0" fo:widows="0" style:page-number="auto" fo:background-color="transparent"/>
    </style:style>
    <style:style style:name="_21_Рисунок" style:display-name="!Рисунок" style:family="paragraph" style:parent-style-name="Standard" style:next-style-name="_21_Подрисуночная_20_подпись" style:class="text" style:master-page-name="">
      <style:paragraph-properties fo:margin-top="0.3cm" fo:margin-bottom="0.199cm" loext:contextual-spacing="false" fo:text-align="center" style:justify-single-word="false" fo:keep-together="always" fo:orphans="0" fo:widows="0" style:page-number="auto" fo:keep-with-next="always"/>
    </style:style>
    <style:style style:name="Preformatted_20_Text" style:display-name="Preformatted Text" style:family="paragraph" style:parent-style-name="Standard" style:class="html" style:master-page-name="">
      <style:paragraph-properties fo:margin-left="2.499cm" fo:margin-right="0cm" fo:margin-top="0cm" fo:margin-bottom="0cm" loext:contextual-spacing="false" fo:line-height="150%" fo:text-indent="0cm" style:auto-text-indent="false" style:page-number="auto"/>
      <style:text-properties style:font-name="Courier New1" fo:font-family="'Courier New'" style:font-style-name="Normal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margin-top="0.199cm" fo:margin-bottom="0.199cm" loext:contextual-spacing="false" fo:text-align="center" style:justify-single-word="false" fo:keep-together="always" fo:orphans="0" fo:widows="0" style:page-number="auto" fo:keep-with-next="always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 style:master-page-name="">
      <style:paragraph-properties fo:line-height="150%" fo:text-align="center" style:justify-single-word="false" fo:keep-together="always" fo:orphans="0" fo:widows="0" style:page-number="auto" fo:keep-with-next="always"/>
      <style:text-properties fo:font-weight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/>
    </style:style>
    <style:style style:name="Drawing" style:family="paragraph" style:parent-style-name="Text_20_body" style:class="extra" style:master-page-name="">
      <style:paragraph-properties fo:margin-left="0cm" fo:margin-right="0cm" fo:margin-top="0.3cm" fo:margin-bottom="0.3cm" loext:contextual-spacing="false" fo:text-align="center" style:justify-single-word="false" fo:keep-together="always" fo:orphans="0" fo:widows="0" fo:text-indent="0cm" style:auto-text-indent="false" style:page-number="auto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Текст_20_в_20_заданном_20_формате_20_без_20_отступа_20_мелкий" style:display-name="Текст в заданном формате без отступа мелкий" style:family="paragraph" style:parent-style-name="Preformatted_20_Text">
      <style:paragraph-properties fo:margin-left="0cm" fo:margin-right="0cm" fo:text-indent="0cm" style:auto-text-indent="false" style:shadow="none"/>
      <style:text-properties fo:font-size="9pt"/>
    </style:style>
    <style:style style:name="Основной_20_текст_20_без_20_отступа" style:display-name="Основной текст без отступа" style:family="paragraph" style:parent-style-name="Text_20_body">
      <style:paragraph-properties fo:margin-left="0cm" fo:margin-right="0cm" fo:text-indent="0cm" style:auto-text-indent="false"/>
    </style:style>
    <style:style style:name="Standard_20__28_user_29_" style:display-name="Standard (user)" style:family="paragraph">
      <style:paragraph-properties fo:orphans="2" fo:widows="2" fo:hyphenation-ladder-count="no-limit" style:vertical-align="baseline"/>
      <style:text-properties style:use-window-font-color="true" style:font-name="Times New Roman2" fo:font-family="'Times New Roman'" style:font-family-generic="roman" style:font-pitch="variable" fo:font-size="14pt" fo:language="ru" fo:country="RU" style:letter-kerning="true" style:font-name-asian="Times New Roman2" style:font-family-asian="'Times New Roman'" style:font-family-generic-asian="roman" style:font-pitch-asian="variable" style:font-size-asian="14pt" style:font-name-complex="Arial1" style:font-family-complex="Arial" style:font-family-generic-complex="swiss" style:font-pitch-complex="variable" style:font-size-complex="3pt" style:language-complex="ar" style:country-complex="SA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left="0cm" fo:margin-right="0cm" fo:line-height="150%" fo:text-align="justify" style:justify-single-word="false" fo:text-indent="1.251cm" style:auto-text-indent="false"/>
      <style:text-properties style:text-underline-style="none"/>
    </style:style>
    <style:style style:name="Heading_20_5" style:display-name="Heading 5" style:family="paragraph" style:parent-style-name="Heading_20_4" style:next-style-name="Text_20_body" style:default-outline-level="5" style:class="text" style:master-page-name="">
      <style:paragraph-properties fo:text-align="start" style:justify-single-word="false" style:page-number="auto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Текст_20_сноски" style:display-name="Текст сноски" style:family="paragraph" style:parent-style-name="Обычный">
      <style:paragraph-properties fo:hyphenation-ladder-count="no-limit"/>
      <style:text-properties fo:font-size="10pt" style:font-size-asian="10pt" style:font-size-complex="10pt" fo:hyphenate="false" fo:hyphenation-remain-char-count="2" fo:hyphenation-push-char-count="2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Строчные" style:family="text">
      <style:text-properties fo:text-transform="lowercase" style:font-size-asian="10.5pt"/>
    </style:style>
    <style:style style:name="Внутритекстовая_20_формула" style:display-name="Внутритекстовая формула" style:family="text" style:parent-style-name="Emphasis">
      <style:text-properties fo:language="zxx" fo:country="none" style:font-size-asian="10.5pt" style:font-weight-asian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inition" style:family="text"/>
    <style:style style:name="Зелёный" style:family="text">
      <style:text-properties fo:color="#008000" style:font-name="Times New Roman" fo:font-family="'Times New Roman'" style:font-style-name="Normal" style:font-family-generic="roman" style:font-pitch="variable" fo:font-size="13pt" fo:language="ru" fo:country="RU" style:text-underline-style="none" officeooo:rsid="002ac6e5" style:font-name-asian="Times New Roman2" style:font-family-asian="'Times New Roman'" style:font-family-generic-asian="roman" style:font-pitch-asian="variable" style:font-size-asian="14pt" style:font-name-complex="Arial1" style:font-family-complex="Arial" style:font-family-generic-complex="swiss" style:font-pitch-complex="variable" style:font-size-complex="3pt" style:language-complex="ar" style:country-complex="SA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Zeichenforma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Основной_20_шрифт_20_абзаца" style:display-name="Основной шрифт абзаца" style:family="text"/>
    <style:style style:name="Знак_20_сноски" style:display-name="Знак сноски" style:family="text" style:parent-style-name="Основной_20_шрифт_20_абзаца">
      <style:text-properties style:text-position="super 67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text:style-name="Numbering_20_Symbols" style:num-prefix="—" style:num-suffix=" " style:num-format="">
        <style:list-level-properties text:min-label-width="0.64cm"/>
      </text:list-level-style-number>
      <text:list-level-style-number text:level="2" text:style-name="Numbering_20_Symbols" style:num-prefix="—" style:num-suffix=" " style:num-format="">
        <style:list-level-properties text:space-before="4.426cm" text:min-label-width="0.64cm"/>
      </text:list-level-style-number>
      <text:list-level-style-number text:level="3" text:style-name="Numbering_20_Symbols" style:num-prefix="—" style:num-suffix=" " style:num-format="">
        <style:list-level-properties text:space-before="5.696cm" text:min-label-width="0.64cm"/>
      </text:list-level-style-number>
      <text:list-level-style-number text:level="4" text:style-name="Numbering_20_Symbols" style:num-prefix="—" style:num-suffix=" " style:num-format="">
        <style:list-level-properties text:space-before="6.966cm" text:min-label-width="0.64cm"/>
      </text:list-level-style-number>
      <text:list-level-style-number text:level="5" text:style-name="Numbering_20_Symbols" style:num-prefix="—" style:num-suffix=" " style:num-format="">
        <style:list-level-properties text:space-before="8.236cm" text:min-label-width="0.64cm"/>
      </text:list-level-style-number>
      <text:list-level-style-number text:level="6" text:style-name="Numbering_20_Symbols" style:num-prefix="—" style:num-suffix=" " style:num-format="">
        <style:list-level-properties text:space-before="9.506cm" text:min-label-width="0.64cm"/>
      </text:list-level-style-number>
      <text:list-level-style-number text:level="7" text:style-name="Numbering_20_Symbols" style:num-prefix="—" style:num-suffix=" " style:num-format="">
        <style:list-level-properties text:space-before="10.776cm" text:min-label-width="0.64cm"/>
      </text:list-level-style-number>
      <text:list-level-style-number text:level="8" text:style-name="Numbering_20_Symbols" style:num-prefix="—" style:num-suffix=" " style:num-format="">
        <style:list-level-properties text:space-before="12.046cm" text:min-label-width="0.64cm"/>
      </text:list-level-style-number>
      <text:list-level-style-number text:level="9" text:style-name="Numbering_20_Symbols" style:num-prefix="—" style:num-suffix=" " style:num-format="">
        <style:list-level-properties text:space-before="13.316cm" text:min-label-width="0.64cm"/>
      </text:list-level-style-number>
      <text:list-level-style-number text:level="10" text:style-name="Numbering_20_Symbols" style:num-prefix="—" style:num-suffix=" " style:num-format="">
        <style:list-level-properties text:space-before="6.35cm" text:min-label-width="0.64cm"/>
      </text:list-level-style-number>
    </text:list-style>
    <text:list-style style:name="WW8Num2">
      <text:list-level-style-bullet text:level="1" text:style-name="Zeichenformat" text:bullet-char="">
        <style:list-level-properties text:space-before="0.635cm" text:min-label-width="0.635cm"/>
        <style:text-properties fo:font-family="Symbol" style:font-family-generic="roman" style:font-pitch="variable" style:font-charset="x-symbol"/>
      </text:list-level-style-bullet>
      <text:list-level-style-number text:level="2" text:style-name="Zeichenformat" style:num-suffix="." style:num-format="1">
        <style:list-level-properties text:space-before="1.905cm" text:min-label-width="0.635cm"/>
      </text:list-level-style-number>
      <text:list-level-style-number text:level="3" text:style-name="Zeichenformat" style:num-suffix="." style:num-format="1">
        <style:list-level-properties text:space-before="3.175cm" text:min-label-width="0.635cm"/>
      </text:list-level-style-number>
      <text:list-level-style-number text:level="4" text:style-name="Zeichenformat" style:num-suffix="." style:num-format="1">
        <style:list-level-properties text:space-before="4.445cm" text:min-label-width="0.635cm"/>
      </text:list-level-style-number>
      <text:list-level-style-number text:level="5" text:style-name="Zeichenformat" style:num-suffix="." style:num-format="1">
        <style:list-level-properties text:space-before="5.715cm" text:min-label-width="0.635cm"/>
      </text:list-level-style-number>
      <text:list-level-style-number text:level="6" text:style-name="Zeichenformat" style:num-suffix="." style:num-format="1">
        <style:list-level-properties text:space-before="6.985cm" text:min-label-width="0.635cm"/>
      </text:list-level-style-number>
      <text:list-level-style-number text:level="7" text:style-name="Zeichenformat" style:num-suffix="." style:num-format="1">
        <style:list-level-properties text:space-before="8.255cm" text:min-label-width="0.635cm"/>
      </text:list-level-style-number>
      <text:list-level-style-number text:level="8" text:style-name="Zeichenformat" style:num-suffix="." style:num-format="1">
        <style:list-level-properties text:space-before="9.525cm" text:min-label-width="0.635cm"/>
      </text:list-level-style-number>
      <text:list-level-style-number text:level="9" text:style-name="Zeichenformat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text:style-name="Zeichenformat" style:num-suffix="." style:num-format="1">
        <style:list-level-properties/>
      </text:list-level-style-number>
      <text:list-level-style-number text:level="2" text:style-name="Zeichenformat" style:num-suffix="." style:num-format="a" style:num-letter-sync="true">
        <style:list-level-properties/>
      </text:list-level-style-number>
      <text:list-level-style-number text:level="3" text:style-name="Zeichenformat" style:num-suffix="." style:num-format="i">
        <style:list-level-properties fo:text-align="end"/>
      </text:list-level-style-number>
      <text:list-level-style-number text:level="4" text:style-name="Zeichenformat" style:num-suffix="." style:num-format="1">
        <style:list-level-properties/>
      </text:list-level-style-number>
      <text:list-level-style-number text:level="5" text:style-name="Zeichenformat" style:num-suffix="." style:num-format="a" style:num-letter-sync="true">
        <style:list-level-properties/>
      </text:list-level-style-number>
      <text:list-level-style-number text:level="6" text:style-name="Zeichenformat" style:num-suffix="." style:num-format="i">
        <style:list-level-properties fo:text-align="end"/>
      </text:list-level-style-number>
      <text:list-level-style-number text:level="7" text:style-name="Zeichenformat" style:num-suffix="." style:num-format="1">
        <style:list-level-properties/>
      </text:list-level-style-number>
      <text:list-level-style-number text:level="8" text:style-name="Zeichenformat" style:num-suffix="." style:num-format="a" style:num-letter-sync="true">
        <style:list-level-properties/>
      </text:list-level-style-number>
      <text:list-level-style-number text:level="9" text:style-name="Zeichenformat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text:style-name="Zeichenformat" style:num-suffix="." style:num-format="1">
        <style:list-level-properties/>
      </text:list-level-style-number>
      <text:list-level-style-number text:level="2" text:style-name="Zeichenformat" style:num-suffix="." style:num-format="a" style:num-letter-sync="true">
        <style:list-level-properties/>
      </text:list-level-style-number>
      <text:list-level-style-number text:level="3" text:style-name="Zeichenformat" style:num-suffix="." style:num-format="i">
        <style:list-level-properties fo:text-align="end"/>
      </text:list-level-style-number>
      <text:list-level-style-number text:level="4" text:style-name="Zeichenformat" style:num-suffix="." style:num-format="1">
        <style:list-level-properties/>
      </text:list-level-style-number>
      <text:list-level-style-number text:level="5" text:style-name="Zeichenformat" style:num-suffix="." style:num-format="a" style:num-letter-sync="true">
        <style:list-level-properties/>
      </text:list-level-style-number>
      <text:list-level-style-number text:level="6" text:style-name="Zeichenformat" style:num-suffix="." style:num-format="i">
        <style:list-level-properties fo:text-align="end"/>
      </text:list-level-style-number>
      <text:list-level-style-number text:level="7" text:style-name="Zeichenformat" style:num-suffix="." style:num-format="1">
        <style:list-level-properties/>
      </text:list-level-style-number>
      <text:list-level-style-number text:level="8" text:style-name="Zeichenformat" style:num-suffix="." style:num-format="a" style:num-letter-sync="true">
        <style:list-level-properties/>
      </text:list-level-style-number>
      <text:list-level-style-number text:level="9" text:style-name="Zeichenformat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text:style-name="Zeichenformat" style:num-suffix="." style:num-format="1">
        <style:list-level-properties/>
      </text:list-level-style-number>
      <text:list-level-style-number text:level="2" text:style-name="Zeichenformat" style:num-suffix="." style:num-format="a" style:num-letter-sync="true">
        <style:list-level-properties/>
      </text:list-level-style-number>
      <text:list-level-style-number text:level="3" text:style-name="Zeichenformat" style:num-suffix="." style:num-format="i">
        <style:list-level-properties fo:text-align="end"/>
      </text:list-level-style-number>
      <text:list-level-style-number text:level="4" text:style-name="Zeichenformat" style:num-suffix="." style:num-format="1">
        <style:list-level-properties/>
      </text:list-level-style-number>
      <text:list-level-style-number text:level="5" text:style-name="Zeichenformat" style:num-suffix="." style:num-format="a" style:num-letter-sync="true">
        <style:list-level-properties/>
      </text:list-level-style-number>
      <text:list-level-style-number text:level="6" text:style-name="Zeichenformat" style:num-suffix="." style:num-format="i">
        <style:list-level-properties fo:text-align="end"/>
      </text:list-level-style-number>
      <text:list-level-style-number text:level="7" text:style-name="Zeichenformat" style:num-suffix="." style:num-format="1">
        <style:list-level-properties/>
      </text:list-level-style-number>
      <text:list-level-style-number text:level="8" text:style-name="Zeichenformat" style:num-suffix="." style:num-format="a" style:num-letter-sync="true">
        <style:list-level-properties/>
      </text:list-level-style-number>
      <text:list-level-style-number text:level="9" text:style-name="Zeichenformat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bullet text:level="1" text:style-name="Zeichenformat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Zeichenformat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Zeichenformat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Zeichenformat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Zeichenformat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Zeichenformat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Zeichenformat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Zeichenformat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Zeichenformat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Zeichenformat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Zeichenformat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Zeichenformat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Zeichenformat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Zeichenformat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Zeichenformat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Zeichenformat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Zeichenformat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Zeichenformat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 text:start-value="5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Zeichenformat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Zeichenformat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Zeichenformat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Zeichenformat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Zeichenformat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Zeichenformat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Zeichenformat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Zeichenformat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Zeichenformat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Zeichenformat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Zeichenformat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Zeichenformat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Zeichenformat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Zeichenformat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Zeichenformat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Zeichenformat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Zeichenformat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Zeichenformat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Zeichenformat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Zeichenformat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Zeichenformat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Zeichenformat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Zeichenformat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Zeichenformat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Zeichenformat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Zeichenformat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Zeichenformat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Zeichenformat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Zeichenformat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Zeichenformat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Zeichenformat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Zeichenformat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Zeichenformat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Zeichenformat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Zeichenformat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Zeichenformat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Zeichenformat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Zeichenformat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Zeichenformat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Zeichenformat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Zeichenformat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Zeichenformat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Zeichenformat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Zeichenformat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Zeichenformat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Zeichenformat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Zeichenformat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Zeichenformat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Zeichenformat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Zeichenformat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Zeichenformat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Zeichenformat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Zeichenformat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Zeichenformat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Zeichenformat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Zeichenformat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Zeichenformat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Zeichenformat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Zeichenformat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Zeichenformat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Zeichenformat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Zeichenformat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Zeichenformat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Рисунки">
      <text:list-level-style-number text:level="1" style:num-prefix="Рис." style:num-format="1">
        <style:list-level-properties text:min-label-width="0.499cm"/>
      </text:list-level-style-number>
      <text:list-level-style-number text:level="2" style:num-prefix="Рис. " style:num-suffix="." style:num-format="1" text:display-levels="2">
        <style:list-level-properties text:space-before="0.501cm" text:min-label-width="0.499cm"/>
      </text:list-level-style-number>
      <text:list-level-style-number text:level="3" style:num-suffix=")" style:num-format="1">
        <style:list-level-properties text:space-before="1cm" text:min-label-width="0.499cm"/>
      </text:list-level-style-number>
      <text:list-level-style-number text:level="4" style:num-suffix=")" style:num-format="1">
        <style:list-level-properties text:space-before="1.501cm" text:min-label-width="0.499cm"/>
      </text:list-level-style-number>
      <text:list-level-style-number text:level="5" style:num-suffix=")" style:num-format="1">
        <style:list-level-properties text:space-before="2cm" text:min-label-width="0.499cm"/>
      </text:list-level-style-number>
      <text:list-level-style-number text:level="6" style:num-suffix=")" style:num-format="1">
        <style:list-level-properties text:space-before="2.501cm" text:min-label-width="0.499cm"/>
      </text:list-level-style-number>
      <text:list-level-style-number text:level="7" style:num-suffix=")" style:num-format="1">
        <style:list-level-properties text:space-before="3.001cm" text:min-label-width="0.499cm"/>
      </text:list-level-style-number>
      <text:list-level-style-number text:level="8" style:num-suffix=")" style:num-format="1">
        <style:list-level-properties text:space-before="3.502cm" text:min-label-width="0.499cm"/>
      </text:list-level-style-number>
      <text:list-level-style-number text:level="9" style:num-suffix=")" style:num-format="1">
        <style:list-level-properties text:space-before="4.001cm" text:min-label-width="0.499cm"/>
      </text:list-level-style-number>
      <text:list-level-style-number text:level="10" style:num-suffix=")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initial-creator>MIET</meta:initial-creator>
    <meta:creation-date>2010-12-13T16:19:00</meta:creation-date>
    <dc:date>2019-09-08T19:45:54.879923126</dc:date>
    <meta:print-date>2011-02-18T09:32:00</meta:print-date>
    <meta:editing-cycles>144</meta:editing-cycles>
    <meta:editing-duration>P3DT20H42M5S</meta:editing-duration>
    <meta:document-statistic meta:table-count="7" meta:image-count="0" meta:object-count="0" meta:page-count="17" meta:paragraph-count="629" meta:word-count="2952" meta:character-count="19083" meta:non-whitespace-character-count="16499"/>
    <meta:user-defined meta:name="Поле 1"/>
    <meta:user-defined meta:name="Поле 2"/>
    <meta:user-defined meta:name="Поле 3"/>
    <meta:user-defined meta:name="Поле 4"/>
  </office:meta>
</office:document-meta>
</file>